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
  <manifest:file-entry manifest:full-path="settings.xml" manifest:media-type="text/xml"/>
  <manifest:file-entry manifest:full-path="Object 1/styles.xml" manifest:media-type="text/xml"/>
  <manifest:file-entry manifest:full-path="Object 1/settings.xml" manifest:media-type="text/xml"/>
  <manifest:file-entry manifest:full-path="Object 1/content.xml" manifest:media-type="text/xml"/>
  <manifest:file-entry manifest:full-path="Object 1/Pictures/100002010000031B0000001D08DBBF83EC8A322C.png" manifest:media-type="image/png"/>
  <manifest:file-entry manifest:full-path="Object 1/"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Pictures/10000201000002B700000113E292A0214918415F.png" manifest:media-type="image/png"/>
  <manifest:file-entry manifest:full-path="Pictures/100002010000029200000107D37465CD10195990.png" manifest:media-type="image/png"/>
  <manifest:file-entry manifest:full-path="Pictures/100002010000013D000001847169DA7F6E376CE7.png" manifest:media-type="image/png"/>
  <manifest:file-entry manifest:full-path="Pictures/1000000000000013000000139B0DF7399E2B8BDD.png" manifest:media-type="image/png"/>
  <manifest:file-entry manifest:full-path="Pictures/1000020100000335000001842AAE5B428431F77C.png" manifest:media-type="image/png"/>
  <manifest:file-entry manifest:full-path="Pictures/1000020100000106000000734180E8CD5838FF58.png" manifest:media-type="image/png"/>
  <manifest:file-entry manifest:full-path="Pictures/100002010000028F000000E316A51D865DB2C650.png" manifest:media-type="image/png"/>
  <manifest:file-entry manifest:full-path="Pictures/1000020100000393000000224873CB03E5265815.png" manifest:media-type="image/png"/>
  <manifest:file-entry manifest:full-path="Pictures/10000201000002ED000000335953FA49F5364B48.png" manifest:media-type="image/png"/>
  <manifest:file-entry manifest:full-path="Pictures/100000000000000E0000000E8D8D9D1E0047E5EE.png" manifest:media-type="image/png"/>
  <manifest:file-entry manifest:full-path="Pictures/10000201000001EA00000014F40CEE090A2B7A24.png" manifest:media-type="image/png"/>
  <manifest:file-entry manifest:full-path="Pictures/100002010000026300000108FB19DABAEE3D0E92.png" manifest:media-type="image/png"/>
  <manifest:file-entry manifest:full-path="Pictures/10000201000002A20000011E6D6298D4A7E2703E.png" manifest:media-type="image/png"/>
  <manifest:file-entry manifest:full-path="Pictures/10000201000003A600000215C4FD68A364B3E8DE.png" manifest:media-type="image/png"/>
  <manifest:file-entry manifest:full-path="Pictures/100002010000040F0000025EB9B467BA2949D7D0.png" manifest:media-type="image/png"/>
  <manifest:file-entry manifest:full-path="Pictures/100002010000034B00000203F07E1CA9FAE31E82.png" manifest:media-type="image/png"/>
  <manifest:file-entry manifest:full-path="Pictures/10000000000000AA0000009D4E7C630A2FC75943.png" manifest:media-type="image/png"/>
  <manifest:file-entry manifest:full-path="Pictures/100002010000000C0000000C570C32841F7D2B99.png" manifest:media-type="image/png"/>
  <manifest:file-entry manifest:full-path="Pictures/10000201000003E8000000D262270D7C3E523D96.png" manifest:media-type="image/png"/>
  <manifest:file-entry manifest:full-path="Pictures/100003A50000017B000001E7A5B2E84C42C85B96.svg" manifest:media-type="image/svg+xml"/>
  <manifest:file-entry manifest:full-path="Pictures/10000000000003490000024F38CC32ACA206417A.png" manifest:media-type="image/png"/>
  <manifest:file-entry manifest:full-path="Pictures/10000201000001290000016FEF223E65C7AC2827.png" manifest:media-type="image/png"/>
  <manifest:file-entry manifest:full-path="Pictures/100006A2000001A8000001A8B3B6DC61F342ADE9.svg" manifest:media-type="image/svg+xml"/>
  <manifest:file-entry manifest:full-path="Pictures/10000000000000120000001241B4FFEEF94BF28A.png" manifest:media-type="image/png"/>
  <manifest:file-entry manifest:full-path="Pictures/100002010000000F0000000F9C8420F2D1980C35.png" manifest:media-type="image/png"/>
  <manifest:file-entry manifest:full-path="Pictures/1000000000000012000000127E52B3925F2EF899.png" manifest:media-type="image/png"/>
  <manifest:file-entry manifest:full-path="Pictures/10000201000002E7000001CD2A4B5785806E69AC.png" manifest:media-type="image/png"/>
  <manifest:file-entry manifest:full-path="Pictures/10000201000000E20000011E4BFC5D7CB3438A5F.png" manifest:media-type="image/png"/>
  <manifest:file-entry manifest:full-path="Pictures/100000000000005B0000000D9189E0B349FBBE8A.png" manifest:media-type="image/png"/>
  <manifest:file-entry manifest:full-path="Pictures/10000201000002DD000001255422DF178E95DC1E.png" manifest:media-type="image/png"/>
  <manifest:file-entry manifest:full-path="Pictures/100002010000000D00000007753A0E500F38E99E.png" manifest:media-type="image/png"/>
  <manifest:file-entry manifest:full-path="Pictures/100002010000034B0000024FD157F22F829D7667.png" manifest:media-type="image/png"/>
  <manifest:file-entry manifest:full-path="Pictures/100002010000001200000011D06CDE6AFDD04179.png" manifest:media-type="image/png"/>
  <manifest:file-entry manifest:full-path="Pictures/10000201000000280000000F7C88F968F2C3B92D.png" manifest:media-type="image/png"/>
  <manifest:file-entry manifest:full-path="Pictures/10000201000002810000011FB35E9F5C4598F938.png" manifest:media-type="image/png"/>
  <manifest:file-entry manifest:full-path="Pictures/100000000000001200000011757CBB00E857369F.png" manifest:media-type="image/png"/>
  <manifest:file-entry manifest:full-path="Pictures/10000201000002D1000001B14963C3C5225E63DA.png" manifest:media-type="image/png"/>
  <manifest:file-entry manifest:full-path="Pictures/1000020100000176000000B9901879CB5CF2E6B6.png" manifest:media-type="image/png"/>
  <manifest:file-entry manifest:full-path="Pictures/1000020100000127000001E059E751B841EAF780.png" manifest:media-type="image/png"/>
  <manifest:file-entry manifest:full-path="Pictures/10000201000001F7000000B2AD8AADE3DBA122D3.png" manifest:media-type="image/png"/>
  <manifest:file-entry manifest:full-path="Pictures/1000020100000197000000D07C27A537023C93FC.png" manifest:media-type="image/png"/>
  <manifest:file-entry manifest:full-path="Pictures/1000000000000138000000A8BD17A90F18E89E62.png" manifest:media-type="image/png"/>
  <manifest:file-entry manifest:full-path="Pictures/100000000000018A00000122B4CFAFB31905D7EB.png" manifest:media-type="image/png"/>
  <manifest:file-entry manifest:full-path="Pictures/10000201000002B5000001945543D7F53397ECFE.png" manifest:media-type="image/png"/>
  <manifest:file-entry manifest:full-path="Pictures/100002010000012A000000EFA63404066E51753C.png" manifest:media-type="image/png"/>
  <manifest:file-entry manifest:full-path="Pictures/1000020100000260000000FCC7A9311FD684A18F.png" manifest:media-type="image/png"/>
  <manifest:file-entry manifest:full-path="Pictures/10000201000002BD0000022B5A937D5B4B715C55.png" manifest:media-type="image/png"/>
  <manifest:file-entry manifest:full-path="Pictures/100002010000010F000000B6ACB6E6E7C2C2EF03.png" manifest:media-type="image/png"/>
  <manifest:file-entry manifest:full-path="Pictures/10000201000002FB000001203E941C9A5D133598.png" manifest:media-type="image/png"/>
  <manifest:file-entry manifest:full-path="Pictures/10000000000000120000001284C371149BC28DF3.png" manifest:media-type="image/png"/>
  <manifest:file-entry manifest:full-path="Pictures/10000201000001BB000000F26AE28FE7B5F9D0B2.png" manifest:media-type="image/png"/>
  <manifest:file-entry manifest:full-path="Pictures/100002010000012700000113024DDF0B7540618D.png" manifest:media-type="image/png"/>
  <manifest:file-entry manifest:full-path="Pictures/10000201000002970000006CBE1B61AE32AD187F.png" manifest:media-type="image/png"/>
  <manifest:file-entry manifest:full-path="Pictures/10000201000002ED00000033FF9B3BD4F2E721C3.png" manifest:media-type="image/png"/>
  <manifest:file-entry manifest:full-path="Pictures/10000201000002A000000291EA909E2A67891E62.png" manifest:media-type="image/png"/>
  <manifest:file-entry manifest:full-path="Pictures/100000000000001200000012A2385ED784181ABE.png" manifest:media-type="image/png"/>
  <manifest:file-entry manifest:full-path="Pictures/100000000000001000000010FB9055C496248CB2.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2.A1" style:family="table-cell">
      <style:table-cell-properties fo:padding="0in" fo:border="none"/>
    </style:style>
    <style:style style:name="Table3" style:family="table">
      <style:table-properties style:width="6.6931in" fo:margin-left="0in" fo:margin-right="0in" fo:margin-top="0.1181in" fo:margin-bottom="0.1181in" table:align="margins" style:may-break-between-rows="true"/>
    </style:style>
    <style:style style:name="Table3.A" style:family="table-column">
      <style:table-column-properties style:column-width="1.5299in" style:rel-column-width="14979*"/>
    </style:style>
    <style:style style:name="Table3.B" style:family="table-column">
      <style:table-column-properties style:column-width="2.2257in" style:rel-column-width="21792*"/>
    </style:style>
    <style:style style:name="Table3.C" style:family="table-column">
      <style:table-column-properties style:column-width="2.9375in" style:rel-column-width="28764*"/>
    </style:style>
    <style:style style:name="Table3.1" style:family="table-row">
      <style:table-row-properties fo:keep-together="always"/>
    </style:style>
    <style:style style:name="Table3.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3.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28" style:family="table">
      <style:table-properties style:width="6.6667in" fo:margin-left="0.0083in" fo:margin-right="0.0181in" fo:margin-top="0.05in" fo:margin-bottom="0.1597in" table:align="margins" style:may-break-between-rows="true"/>
    </style:style>
    <style:style style:name="Table28.A" style:family="table-column">
      <style:table-column-properties style:column-width="1.4049in" style:rel-column-width="13810*"/>
    </style:style>
    <style:style style:name="Table28.B" style:family="table-column">
      <style:table-column-properties style:column-width="5.2618in" style:rel-column-width="51725*"/>
    </style:style>
    <style:style style:name="Table28.1" style:family="table-row">
      <style:table-row-properties fo:background-color="#e6e6e6" fo:keep-together="always">
        <style:background-image/>
      </style:table-row-properties>
    </style:style>
    <style:style style:name="Table28.A1" style:family="table-cell">
      <style:table-cell-properties style:vertical-align="middle" fo:background-color="transparent" fo:padding-left="0.0403in" fo:padding-right="0.0403in" fo:padding-top="0.0403in" fo:padding-bottom="0in" fo:border-left="none" fo:border-right="none" fo:border-top="0.05pt solid #999999" fo:border-bottom="0.05pt solid #999999">
        <style:background-image/>
      </style:table-cell-properties>
    </style:style>
    <style:style style:name="Table28.2" style:family="table-row">
      <style:table-row-properties fo:background-color="#ffffff" fo:keep-together="always">
        <style:background-image/>
      </style:table-row-properties>
    </style:style>
    <style:style style:name="Table28.A2"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2"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3" style:family="table-row">
      <style:table-row-properties fo:background-color="transparent" fo:keep-together="always">
        <style:background-image/>
      </style:table-row-properties>
    </style:style>
    <style:style style:name="Table28.A3"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3"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4"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4"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5"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5"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6"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6"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7"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7"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8"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8"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9"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9"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0"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0"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1"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1"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2"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2"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3"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3"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4"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4"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5"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5"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6"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6"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7"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7"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8"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8"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9"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9"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P1" style:family="paragraph" style:parent-style-name="Footer">
      <style:text-properties officeooo:paragraph-rsid="00b8d96f"/>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7aace0"/>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1f0121"/>
    </style:style>
    <style:style style:name="P6" style:family="paragraph" style:parent-style-name="Text_20_body">
      <style:text-properties fo:language="en" fo:country="US" officeooo:rsid="001f0121" officeooo:paragraph-rsid="00733b65"/>
    </style:style>
    <style:style style:name="P7" style:family="paragraph" style:parent-style-name="Text_20_body">
      <style:text-properties officeooo:paragraph-rsid="00733b65"/>
    </style:style>
    <style:style style:name="P8" style:family="paragraph" style:parent-style-name="Text_20_body">
      <style:text-properties officeooo:paragraph-rsid="00a46635"/>
    </style:style>
    <style:style style:name="P9" style:family="paragraph" style:parent-style-name="Text_20_body">
      <style:text-properties officeooo:paragraph-rsid="00abfb48"/>
    </style:style>
    <style:style style:name="P10" style:family="paragraph" style:parent-style-name="Text_20_body">
      <style:text-properties officeooo:paragraph-rsid="00ac1411"/>
    </style:style>
    <style:style style:name="P11" style:family="paragraph" style:parent-style-name="Text_20_body">
      <style:text-properties officeooo:paragraph-rsid="00cb54de"/>
    </style:style>
    <style:style style:name="P12" style:family="paragraph" style:parent-style-name="Text_20_body">
      <style:text-properties officeooo:paragraph-rsid="00cd3c0f"/>
    </style:style>
    <style:style style:name="P13" style:family="paragraph" style:parent-style-name="Text_20_body">
      <style:text-properties officeooo:rsid="00d54ec3" officeooo:paragraph-rsid="00d54ec3"/>
    </style:style>
    <style:style style:name="P14" style:family="paragraph" style:parent-style-name="Text_20_body">
      <style:text-properties officeooo:rsid="00e194d2" officeooo:paragraph-rsid="00e194d2"/>
    </style:style>
    <style:style style:name="P15" style:family="paragraph" style:parent-style-name="Text_20_body">
      <style:text-properties officeooo:paragraph-rsid="00e69927"/>
    </style:style>
    <style:style style:name="P16" style:family="paragraph" style:parent-style-name="Text_20_body">
      <style:text-properties officeooo:paragraph-rsid="00e8e2b0"/>
    </style:style>
    <style:style style:name="P17" style:family="paragraph" style:parent-style-name="Text_20_body">
      <style:text-properties officeooo:paragraph-rsid="00f5d758"/>
    </style:style>
    <style:style style:name="P18" style:family="paragraph" style:parent-style-name="Text_20_Note">
      <style:text-properties officeooo:paragraph-rsid="00d1c973"/>
    </style:style>
    <style:style style:name="P19" style:family="paragraph" style:parent-style-name="Text_20_Note">
      <style:text-properties officeooo:paragraph-rsid="00933214"/>
    </style:style>
    <style:style style:name="P20" style:family="paragraph" style:parent-style-name="Text_20_Note">
      <style:text-properties officeooo:paragraph-rsid="0094ed21"/>
    </style:style>
    <style:style style:name="P21" style:family="paragraph" style:parent-style-name="Text_20_Note">
      <style:text-properties officeooo:rsid="00a9297f" officeooo:paragraph-rsid="00a9297f"/>
    </style:style>
    <style:style style:name="P22" style:family="paragraph" style:parent-style-name="Text_20_Note">
      <style:text-properties officeooo:rsid="00ac1411" officeooo:paragraph-rsid="00ac1411"/>
    </style:style>
    <style:style style:name="P23" style:family="paragraph" style:parent-style-name="Text_20_Note">
      <style:text-properties officeooo:paragraph-rsid="00fcb070"/>
    </style:style>
    <style:style style:name="P24" style:family="paragraph" style:parent-style-name="Text_20_body" style:master-page-name="">
      <style:paragraph-properties style:page-number="auto" fo:keep-with-next="always"/>
    </style:style>
    <style:style style:name="P25" style:family="paragraph" style:parent-style-name="Caption" style:master-page-name="">
      <style:paragraph-properties style:page-number="auto" fo:keep-with-next="always"/>
    </style:style>
    <style:style style:name="P26" style:family="paragraph" style:parent-style-name="Text_20_body" style:master-page-name="">
      <style:paragraph-properties fo:keep-together="always" fo:orphans="0" fo:widows="0" style:page-number="auto"/>
    </style:style>
    <style:style style:name="P27" style:family="paragraph" style:parent-style-name="Table_20_Contents">
      <style:text-properties officeooo:paragraph-rsid="010e7dfb"/>
    </style:style>
    <style:style style:name="P28" style:family="paragraph" style:parent-style-name="Table_20_Contents">
      <style:text-properties officeooo:paragraph-rsid="0117453a"/>
    </style:style>
    <style:style style:name="P29" style:family="paragraph" style:parent-style-name="Table_20_Heading">
      <style:text-properties fo:font-size="10.5pt" officeooo:paragraph-rsid="0117453a" style:font-size-asian="10.5pt" style:font-size-complex="10.5pt"/>
    </style:style>
    <style:style style:name="P30" style:family="paragraph" style:parent-style-name="Text_20_body">
      <style:paragraph-properties fo:margin-top="0in" fo:margin-bottom="0in" loext:contextual-spacing="false"/>
      <style:text-properties officeooo:paragraph-rsid="00a46635"/>
    </style:style>
    <style:style style:name="P31" style:family="paragraph" style:parent-style-name="Text_20_body">
      <style:paragraph-properties fo:margin-top="0in" fo:margin-bottom="0in" loext:contextual-spacing="false"/>
      <style:text-properties officeooo:rsid="00be4b91" officeooo:paragraph-rsid="00be4b91"/>
    </style:style>
    <style:style style:name="P32" style:family="paragraph" style:parent-style-name="Text_20_Body_20_List_20_Intro">
      <style:paragraph-properties fo:margin-top="0in" fo:margin-bottom="0in" loext:contextual-spacing="false"/>
    </style:style>
    <style:style style:name="P33" style:family="paragraph" style:parent-style-name="Guide_20_Name">
      <style:text-properties fo:language="en" fo:country="US" officeooo:rsid="001f0121" officeooo:paragraph-rsid="00a42f53"/>
    </style:style>
    <style:style style:name="P34" style:family="paragraph" style:parent-style-name="Title">
      <style:text-properties fo:language="en" fo:country="US" officeooo:rsid="001f0121" officeooo:paragraph-rsid="00a42f53"/>
    </style:style>
    <style:style style:name="P35" style:family="paragraph" style:parent-style-name="Subtitle">
      <style:text-properties fo:language="en" fo:country="US" officeooo:rsid="008f8613" officeooo:paragraph-rsid="00a42f53"/>
    </style:style>
    <style:style style:name="P36" style:family="paragraph" style:parent-style-name="Text_20_body" style:master-page-name="">
      <style:paragraph-properties fo:margin-top="0.1in" fo:margin-bottom="0.0799in" loext:contextual-spacing="false" style:page-number="auto"/>
    </style:style>
    <style:style style:name="P37" style:family="paragraph" style:parent-style-name="Figure">
      <style:text-properties officeooo:paragraph-rsid="00abfb48"/>
    </style:style>
    <style:style style:name="P38" style:family="paragraph" style:parent-style-name="Figure">
      <style:text-properties officeooo:paragraph-rsid="00ed58a4"/>
    </style:style>
    <style:style style:name="P39" style:family="paragraph" style:parent-style-name="Figure">
      <style:text-properties fo:language="en" fo:country="US"/>
    </style:style>
    <style:style style:name="P40" style:family="paragraph" style:parent-style-name="Figure">
      <style:paragraph-properties fo:margin-top="0.0402in" fo:margin-bottom="0.0799in" loext:contextual-spacing="false"/>
    </style:style>
    <style:style style:name="P41" style:family="paragraph" style:parent-style-name="Text_20_Body_20_List_20_Intro">
      <style:paragraph-properties fo:margin-top="0.0799in" fo:margin-bottom="0.0799in" loext:contextual-spacing="false"/>
      <style:text-properties officeooo:paragraph-rsid="00eb9a5a"/>
    </style:style>
    <style:style style:name="P42" style:family="paragraph" style:parent-style-name="Standard">
      <style:text-properties officeooo:paragraph-rsid="00e71760"/>
    </style:style>
    <style:style style:name="P43" style:family="paragraph" style:parent-style-name="Standard">
      <style:text-properties officeooo:paragraph-rsid="0117453a"/>
    </style:style>
    <style:style style:name="P44" style:family="paragraph" style:parent-style-name="Caption" style:master-page-name="">
      <style:paragraph-properties fo:margin-top="0.0398in" fo:margin-bottom="0.0398in" loext:contextual-spacing="false" style:page-number="auto" style:writing-mode="page"/>
    </style:style>
    <style:style style:name="P45" style:family="paragraph" style:parent-style-name="Figure">
      <style:paragraph-properties fo:margin-top="0.1575in" fo:margin-bottom="0.0783in" loext:contextual-spacing="false" style:writing-mode="page"/>
    </style:style>
    <style:style style:name="P46" style:family="paragraph" style:parent-style-name="Figure" style:master-page-name="">
      <style:paragraph-properties fo:margin-top="0in" fo:margin-bottom="0.0783in" loext:contextual-spacing="false" style:page-number="auto" style:writing-mode="page"/>
    </style:style>
    <style:style style:name="P47" style:family="paragraph" style:parent-style-name="Contents_20_1">
      <style:paragraph-properties>
        <style:tab-stops>
          <style:tab-stop style:position="6.6929in" style:type="right" style:leader-style="dotted" style:leader-text="."/>
        </style:tab-stops>
      </style:paragraph-properties>
    </style:style>
    <style:style style:name="P48" style:family="paragraph" style:parent-style-name="Text_20_Note" style:master-page-name="">
      <style:paragraph-properties fo:margin-top="0in" fo:margin-bottom="0.1965in" loext:contextual-spacing="false" style:page-number="auto"/>
      <style:text-properties officeooo:paragraph-rsid="00933214"/>
    </style:style>
    <style:style style:name="P49" style:family="paragraph" style:parent-style-name="Contents_20_2">
      <style:paragraph-properties>
        <style:tab-stops>
          <style:tab-stop style:position="6.4965in" style:type="right" style:leader-style="dotted" style:leader-text="."/>
        </style:tab-stops>
      </style:paragraph-properties>
    </style:style>
    <style:style style:name="P50" style:family="paragraph" style:parent-style-name="Contents_20_3">
      <style:paragraph-properties>
        <style:tab-stops>
          <style:tab-stop style:position="6.2929in" style:type="right" style:leader-style="dotted" style:leader-text="."/>
        </style:tab-stops>
      </style:paragraph-properties>
    </style:style>
    <style:style style:name="P5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2" style:family="paragraph" style:parent-style-name="Heading_20_1" style:master-page-name="LOFrontMatter">
      <style:paragraph-properties style:page-number="auto"/>
      <style:text-properties fo:language="en" fo:country="US"/>
    </style:style>
    <style:style style:name="P53" style:family="paragraph" style:parent-style-name="Heading_20_1" style:master-page-name="Standard">
      <style:paragraph-properties style:page-number="auto"/>
    </style:style>
    <style:style style:name="P54" style:family="paragraph" style:parent-style-name="Heading_20_1">
      <style:paragraph-properties fo:margin-top="0.1799in" fo:margin-bottom="0.1201in" loext:contextual-spacing="false"/>
    </style:style>
    <style:style style:name="P55" style:family="paragraph" style:parent-style-name="Heading_20_2">
      <style:text-properties officeooo:paragraph-rsid="00733b65"/>
    </style:style>
    <style:style style:name="P56" style:family="paragraph" style:parent-style-name="Heading_20_2">
      <style:text-properties officeooo:paragraph-rsid="00a46635"/>
    </style:style>
    <style:style style:name="P57" style:family="paragraph" style:parent-style-name="Heading_20_2">
      <style:text-properties officeooo:paragraph-rsid="00e69927"/>
    </style:style>
    <style:style style:name="P58" style:family="paragraph" style:parent-style-name="Heading_20_2">
      <style:text-properties officeooo:paragraph-rsid="00ed58a4"/>
    </style:style>
    <style:style style:name="P59" style:family="paragraph" style:parent-style-name="Heading_20_2">
      <style:text-properties officeooo:paragraph-rsid="00fcb070"/>
    </style:style>
    <style:style style:name="P60" style:family="paragraph" style:parent-style-name="Heading_20_2">
      <style:text-properties officeooo:paragraph-rsid="00ac1411"/>
    </style:style>
    <style:style style:name="P61" style:family="paragraph" style:parent-style-name="Heading_20_Note">
      <style:text-properties officeooo:rsid="00a9297f" officeooo:paragraph-rsid="00a9297f"/>
    </style:style>
    <style:style style:name="P62" style:family="paragraph" style:parent-style-name="Heading_20_Note">
      <style:text-properties officeooo:paragraph-rsid="00fcb070"/>
    </style:style>
    <style:style style:name="P63" style:family="paragraph" style:parent-style-name="Heading_20_Note">
      <style:text-properties officeooo:rsid="00ac1411" officeooo:paragraph-rsid="00ac1411"/>
    </style:style>
    <style:style style:name="P64" style:family="paragraph" style:parent-style-name="Heading_20_Note">
      <style:paragraph-properties fo:margin-top="0in" fo:margin-bottom="0.05in" loext:contextual-spacing="false"/>
    </style:style>
    <style:style style:name="P65" style:family="paragraph" style:parent-style-name="List_20_1" style:list-style-name="OOoBullets_20_1"/>
    <style:style style:name="P66" style:family="paragraph" style:parent-style-name="List_20_1" style:list-style-name="List_20_1">
      <style:text-properties officeooo:paragraph-rsid="00e485ed"/>
    </style:style>
    <style:style style:name="P67" style:family="paragraph" style:parent-style-name="List_20_1" style:list-style-name="List_20_1">
      <style:text-properties officeooo:paragraph-rsid="00c152c3"/>
    </style:style>
    <style:style style:name="P68" style:family="paragraph" style:parent-style-name="List_20_1" style:master-page-name="">
      <style:paragraph-properties fo:margin-top="0in" fo:margin-bottom="0.1181in" loext:contextual-spacing="false" style:page-number="auto" style:writing-mode="page"/>
    </style:style>
    <style:style style:name="P69" style:family="paragraph" style:parent-style-name="List_20_1" style:master-page-name="">
      <style:paragraph-properties style:page-number="auto" fo:keep-with-next="always" style:writing-mode="page"/>
    </style:style>
    <style:style style:name="P70" style:family="paragraph" style:parent-style-name="List_20_1" style:master-page-name="">
      <style:paragraph-properties style:page-number="auto" fo:keep-with-next="always" style:writing-mode="page"/>
      <style:text-properties officeooo:paragraph-rsid="00eb9a5a"/>
    </style:style>
    <style:style style:name="P71" style:family="paragraph" style:parent-style-name="List_20_1" style:master-page-name="">
      <style:paragraph-properties style:page-number="auto" fo:keep-with-next="always"/>
    </style:style>
    <style:style style:name="P72" style:family="paragraph" style:parent-style-name="List_20_1">
      <style:paragraph-properties fo:margin-left="0.75in" fo:margin-right="0in" fo:text-indent="-0.25in" style:auto-text-indent="false">
        <style:tab-stops/>
      </style:paragraph-properties>
    </style:style>
    <style:style style:name="P73" style:family="paragraph" style:parent-style-name="Numbering_20_1" style:list-style-name="OOoNum_20_123"/>
    <style:style style:name="P74" style:family="paragraph" style:parent-style-name="Numbering_20_1" style:list-style-name="OOoNum_20_123">
      <style:text-properties officeooo:paragraph-rsid="00a7eaee"/>
    </style:style>
    <style:style style:name="P75" style:family="paragraph" style:parent-style-name="Numbering_20_1">
      <style:text-properties officeooo:paragraph-rsid="00a7eaee"/>
    </style:style>
    <style:style style:name="P76" style:family="paragraph" style:parent-style-name="Numbering_20_1">
      <style:text-properties officeooo:paragraph-rsid="0118bc98"/>
    </style:style>
    <style:style style:name="P77" style:family="paragraph" style:parent-style-name="Numbering_20_1" style:list-style-name="Numbering_20_1"/>
    <style:style style:name="P78" style:family="paragraph" style:parent-style-name="Numbering_20_1">
      <style:text-properties officeooo:rsid="00d54ec3" officeooo:paragraph-rsid="00d54ec3"/>
    </style:style>
    <style:style style:name="P79" style:family="paragraph" style:parent-style-name="Numbering_20_1">
      <style:text-properties officeooo:paragraph-rsid="00ac1411"/>
    </style:style>
    <style:style style:name="P80" style:family="paragraph" style:parent-style-name="Numbering_20_1" style:master-page-name="">
      <style:paragraph-properties style:page-number="auto" fo:keep-with-next="always" style:writing-mode="page"/>
    </style:style>
    <style:style style:name="P81" style:family="paragraph" style:parent-style-name="Numbering_20_1" style:list-style-name="Numbering_20_1" style:master-page-name="">
      <style:paragraph-properties style:page-number="auto" fo:keep-with-next="always"/>
    </style:style>
    <style:style style:name="P82" style:family="paragraph" style:parent-style-name="Heading_20_3">
      <style:text-properties officeooo:paragraph-rsid="00abfb48"/>
    </style:style>
    <style:style style:name="P83" style:family="paragraph" style:parent-style-name="List_20_2">
      <style:text-properties officeooo:paragraph-rsid="00c53dfc"/>
    </style:style>
    <style:style style:name="P84" style:family="paragraph" style:parent-style-name="List_20_2">
      <style:text-properties officeooo:paragraph-rsid="00eb9a5a"/>
    </style:style>
    <style:style style:name="P85" style:family="paragraph" style:parent-style-name="List_20_2">
      <style:text-properties officeooo:paragraph-rsid="00a7eaee"/>
    </style:style>
    <style:style style:name="P86" style:family="paragraph" style:parent-style-name="List_20_2" style:list-style-name="OOoBullets_20_2">
      <style:paragraph-properties fo:margin-left="0.75in" fo:margin-right="0in" fo:text-indent="-0.25in" style:auto-text-indent="false">
        <style:tab-stops/>
      </style:paragraph-properties>
    </style:style>
    <style:style style:name="P87" style:family="paragraph" style:parent-style-name="List_20_2" style:master-page-name="">
      <style:paragraph-properties style:page-number="auto" fo:keep-with-next="always" style:writing-mode="page"/>
      <style:text-properties officeooo:paragraph-rsid="00eb9a5a"/>
    </style:style>
    <style:style style:name="P88" style:family="paragraph" style:parent-style-name="List_20_2" style:master-page-name="">
      <style:paragraph-properties style:page-number="auto" fo:keep-with-next="always"/>
    </style:style>
    <style:style style:name="P8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90" style:family="paragraph">
      <style:paragraph-properties fo:margin-left="0in" fo:margin-right="0in" fo:margin-top="0in" fo:margin-bottom="0in" fo:line-height="100%" fo:text-align="center" fo:text-indent="0in"/>
    </style:style>
    <style:style style:name="P91" style:family="paragraph">
      <loext:graphic-properties draw:fill="solid" draw:fill-color="#ffff99"/>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9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92" style:family="paragraph">
      <style:paragraph-properties fo:margin-left="0in" fo:margin-right="0in" fo:margin-top="0in" fo:margin-bottom="0in" fo:line-height="100%" fo:text-align="start" fo:text-indent="0in" style:writing-mode="lr-tb"/>
    </style:style>
    <style:style style:name="P93" style:family="paragraph">
      <loext:graphic-properties draw:fill="none" draw:fill-color="#729fcf"/>
      <style:paragraph-properties fo:margin-left="0in" fo:margin-right="0in" fo:margin-top="0in" fo:margin-bottom="0in" fo:line-height="100%" fo:text-align="start" fo:text-indent="0in" style:writing-mode="lr-tb"/>
      <style:text-properties fo:font-variant="normal" fo:text-transform="none" style:use-window-font-color="true" style:text-outline="false" style:text-line-through-style="none" style:text-line-through-type="none" style:font-name="Liberation Sans5" fo:font-size="10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f5d758"/>
    </style:style>
    <style:style style:name="T7" style:family="text">
      <style:text-properties officeooo:rsid="00a46635"/>
    </style:style>
    <style:style style:name="T8" style:family="text">
      <style:text-properties fo:language="en" fo:country="US"/>
    </style:style>
    <style:style style:name="T9" style:family="text">
      <style:text-properties fo:language="en" fo:country="US" officeooo:rsid="00048fb0"/>
    </style:style>
    <style:style style:name="T10" style:family="text">
      <style:text-properties fo:language="en" fo:country="US" officeooo:rsid="00a7eaee"/>
    </style:style>
    <style:style style:name="T11" style:family="text">
      <style:text-properties fo:language="en" fo:country="US" officeooo:rsid="00cd3c0f"/>
    </style:style>
    <style:style style:name="T12" style:family="text">
      <style:text-properties fo:language="en" fo:country="US" officeooo:rsid="00f75c92"/>
    </style:style>
    <style:style style:name="T13" style:family="text">
      <style:text-properties officeooo:rsid="00d01192"/>
    </style:style>
    <style:style style:name="T14" style:family="text">
      <style:text-properties officeooo:rsid="00d1c973"/>
    </style:style>
    <style:style style:name="T15" style:family="text">
      <style:text-properties officeooo:rsid="00d355e0"/>
    </style:style>
    <style:style style:name="T16" style:family="text">
      <style:text-properties officeooo:rsid="00dabe0b"/>
    </style:style>
    <style:style style:name="T17" style:family="text">
      <style:text-properties officeooo:rsid="00b0b453"/>
    </style:style>
    <style:style style:name="T18" style:family="text">
      <style:text-properties fo:font-weight="normal" style:font-weight-asian="normal" style:font-weight-complex="normal"/>
    </style:style>
    <style:style style:name="T19" style:family="text">
      <style:text-properties style:font-weight-asian="bold" style:font-weight-complex="bold"/>
    </style:style>
    <style:style style:name="T20" style:family="text">
      <style:text-properties officeooo:rsid="005e68eb"/>
    </style:style>
    <style:style style:name="T21" style:family="text">
      <style:text-properties style:font-name="Times New Roman"/>
    </style:style>
    <style:style style:name="T22" style:family="text">
      <style:text-properties officeooo:rsid="00232bb6"/>
    </style:style>
    <style:style style:name="T23" style:family="text">
      <style:text-properties style:font-name="Liberation Sans6" officeooo:rsid="0019deb4" style:font-name-asian="Liberation Sans6" style:font-name-complex="Liberation Sans6"/>
    </style:style>
    <style:style style:name="T24" style:family="text">
      <style:text-properties officeooo:rsid="008f8613"/>
    </style:style>
    <style:style style:name="T25" style:family="text">
      <style:text-properties officeooo:rsid="00a42f53"/>
    </style:style>
    <style:style style:name="T26" style:family="text">
      <style:text-properties style:use-window-font-color="true"/>
    </style:style>
    <style:style style:name="T27" style:family="text">
      <style:text-properties style:use-window-font-color="true" fo:language="en" fo:country="US"/>
    </style:style>
    <style:style style:name="T28" style:family="text">
      <style:text-properties officeooo:rsid="001b99b5"/>
    </style:style>
    <style:style style:name="T29" style:family="text">
      <style:text-properties officeooo:rsid="00a7eaee"/>
    </style:style>
    <style:style style:name="T30" style:family="text">
      <style:text-properties officeooo:rsid="00ac1411"/>
    </style:style>
    <style:style style:name="T31" style:family="text">
      <style:text-properties officeooo:rsid="00b24d08"/>
    </style:style>
    <style:style style:name="T32" style:family="text">
      <style:text-properties officeooo:rsid="00b5624a"/>
    </style:style>
    <style:style style:name="T33" style:family="text">
      <style:text-properties officeooo:rsid="00be4b91"/>
    </style:style>
    <style:style style:name="T34" style:family="text">
      <style:text-properties officeooo:rsid="00bfa800"/>
    </style:style>
    <style:style style:name="T35" style:family="text">
      <style:text-properties officeooo:rsid="00c152c3"/>
    </style:style>
    <style:style style:name="T36" style:family="text">
      <style:text-properties officeooo:rsid="00c1a002"/>
    </style:style>
    <style:style style:name="T37" style:family="text">
      <style:text-properties officeooo:rsid="00c36f7a"/>
    </style:style>
    <style:style style:name="T38" style:family="text">
      <style:text-properties officeooo:rsid="00c3c5fd"/>
    </style:style>
    <style:style style:name="T39" style:family="text">
      <style:text-properties officeooo:rsid="00c53dfc"/>
    </style:style>
    <style:style style:name="T40" style:family="text">
      <style:text-properties officeooo:rsid="00c62ec4"/>
    </style:style>
    <style:style style:name="T41" style:family="text">
      <style:text-properties officeooo:rsid="00c80046"/>
    </style:style>
    <style:style style:name="T42" style:family="text">
      <style:text-properties officeooo:rsid="00c87ded"/>
    </style:style>
    <style:style style:name="T43" style:family="text">
      <style:text-properties officeooo:rsid="00c9af4d"/>
    </style:style>
    <style:style style:name="T44" style:family="text">
      <style:text-properties officeooo:rsid="00cb54de"/>
    </style:style>
    <style:style style:name="T45" style:family="text">
      <style:text-properties officeooo:rsid="00cc917b"/>
    </style:style>
    <style:style style:name="T46" style:family="text">
      <style:text-properties officeooo:rsid="00cd3c0f"/>
    </style:style>
    <style:style style:name="T47" style:family="text">
      <style:text-properties officeooo:rsid="00ceeba1"/>
    </style:style>
    <style:style style:name="T48" style:family="text">
      <style:text-properties officeooo:rsid="00d2e961"/>
    </style:style>
    <style:style style:name="T49" style:family="text">
      <style:text-properties officeooo:rsid="00d7be64"/>
    </style:style>
    <style:style style:name="T50" style:family="text">
      <style:text-properties officeooo:rsid="00d881a5"/>
    </style:style>
    <style:style style:name="T51" style:family="text">
      <style:text-properties officeooo:rsid="00db331a"/>
    </style:style>
    <style:style style:name="T52" style:family="text">
      <style:text-properties officeooo:rsid="00dc6ca9"/>
    </style:style>
    <style:style style:name="T53" style:family="text">
      <style:text-properties officeooo:rsid="00deeaf3"/>
    </style:style>
    <style:style style:name="T54" style:family="text">
      <style:text-properties officeooo:rsid="00dfa0d0"/>
    </style:style>
    <style:style style:name="T55" style:family="text">
      <style:text-properties officeooo:rsid="00e0578e"/>
    </style:style>
    <style:style style:name="T56" style:family="text">
      <style:text-properties officeooo:rsid="00e0f682"/>
    </style:style>
    <style:style style:name="T57" style:family="text">
      <style:text-properties officeooo:rsid="00e194d2"/>
    </style:style>
    <style:style style:name="T58" style:family="text">
      <style:text-properties officeooo:rsid="00e1ae94"/>
    </style:style>
    <style:style style:name="T59" style:family="text">
      <style:text-properties officeooo:rsid="00e485ed"/>
    </style:style>
    <style:style style:name="T60" style:family="text">
      <style:text-properties officeooo:rsid="00e4d5c9"/>
    </style:style>
    <style:style style:name="T61" style:family="text">
      <style:text-properties officeooo:rsid="00e69927"/>
    </style:style>
    <style:style style:name="T62" style:family="text">
      <style:text-properties officeooo:rsid="00e74a13"/>
    </style:style>
    <style:style style:name="T63" style:family="text">
      <style:text-properties officeooo:rsid="00e8e2b0"/>
    </style:style>
    <style:style style:name="T64" style:family="text">
      <style:text-properties officeooo:rsid="00ea52ae"/>
    </style:style>
    <style:style style:name="T65" style:family="text">
      <style:text-properties officeooo:rsid="00eb9a5a"/>
    </style:style>
    <style:style style:name="T66" style:family="text">
      <style:text-properties officeooo:rsid="00f092a6"/>
    </style:style>
    <style:style style:name="T67" style:family="text">
      <style:text-properties officeooo:rsid="00f2ed6c"/>
    </style:style>
    <style:style style:name="T68" style:family="text">
      <style:text-properties officeooo:rsid="00f599bd"/>
    </style:style>
    <style:style style:name="T69" style:family="text">
      <style:text-properties officeooo:rsid="00f7713b"/>
    </style:style>
    <style:style style:name="T70" style:family="text">
      <style:text-properties officeooo:rsid="00f90b24"/>
    </style:style>
    <style:style style:name="T71" style:family="text">
      <style:text-properties officeooo:rsid="00fa2555"/>
    </style:style>
    <style:style style:name="T72" style:family="text">
      <style:text-properties officeooo:rsid="00fb619d"/>
    </style:style>
    <style:style style:name="T73" style:family="text">
      <style:text-properties officeooo:rsid="0100f8d6"/>
    </style:style>
    <style:style style:name="T74" style:family="text">
      <style:text-properties officeooo:rsid="0102dc83"/>
    </style:style>
    <style:style style:name="T75" style:family="text">
      <style:text-properties officeooo:rsid="01048c81"/>
    </style:style>
    <style:style style:name="T76" style:family="text">
      <style:text-properties officeooo:rsid="0106feeb"/>
    </style:style>
    <style:style style:name="T77" style:family="text">
      <style:text-properties officeooo:rsid="0108df4d"/>
    </style:style>
    <style:style style:name="T78" style:family="text">
      <style:text-properties officeooo:rsid="010accc0"/>
    </style:style>
    <style:style style:name="T79" style:family="text">
      <style:text-properties officeooo:rsid="010c89e5"/>
    </style:style>
    <style:style style:name="T80" style:family="text">
      <style:text-properties officeooo:rsid="010e7dfb"/>
    </style:style>
    <style:style style:name="T81" style:family="text">
      <style:text-properties officeooo:rsid="010f600b"/>
    </style:style>
    <style:style style:name="T82" style:family="text">
      <style:text-properties fo:font-variant="normal" fo:text-transform="none" style:use-window-font-color="true" style:text-outline="false" style:text-line-through-style="none" style:text-line-through-type="none" style:font-name="Liberation Sans5" fo:font-size="9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83" style:family="text">
      <style:text-properties fo:font-variant="normal" fo:text-transform="none" style:use-window-font-color="true" style:text-outline="false" style:text-line-through-style="none" style:text-line-through-type="none" style:font-name="Liberation Sans5" fo:font-size="10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from-left" style:horizontal-rel="page-content" fo:padding="0in" fo:border="none"/>
    </style:style>
    <style:style style:name="fr2"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draw:shadow-opacity="100%"/>
    </style:style>
    <style:style style:name="fr5" style:family="graphic" style:parent-style-name="Frame">
      <style:graphic-properties style:vertical-pos="top" style:vertical-rel="baseline"/>
    </style:style>
    <style:style style:name="fr6" style:family="graphic" style:parent-style-name="OOoGraphics">
      <style:graphic-properties style:vertical-pos="top" style:vertical-rel="baseline" style:horizontal-pos="from-left" style:horizontal-rel="page-content"/>
    </style:style>
    <style:style style:name="fr7"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8" style:family="graphic" style:parent-style-name="Frame">
      <style:graphic-properties style:vertical-pos="top" style:vertical-rel="baseline" style:horizontal-pos="center" style:horizontal-rel="paragraph-content"/>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in, 0in, 0.2992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0398in, 0in, 0.1575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top" style:vertical-rel="baseline" style:mirror="none" fo:clip="rect(0in, 0in, 0.3008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0in, 3.1492in, 0in)" draw:luminance="0%" draw:contrast="0%" draw:red="0%" draw:green="0%" draw:blue="0%" draw:gamma="100%" draw:color-inversion="false" draw:image-opacity="100%" draw:color-mode="standard"/>
    </style:style>
    <style:style style:name="fr21" style:family="graphic" style:parent-style-name="OLE">
      <style:graphic-properties style:vertical-pos="from-top" draw:ole-draw-aspect="1"/>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4528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5028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902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9528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589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5528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0193in" svg:stroke-color="#000000" draw:marker-start="" draw:marker-start-width="0.1083in" draw:marker-start-center="false" draw:marker-end="Arrowheads_20_1" draw:marker-end-width="0.148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0"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5346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2654in" fo:min-width="1.026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2654in" fo:min-width="0.5374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484in" fo:min-width="0.6638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492in" fo:min-width="0.6634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16" style:family="graphic">
      <style:graphic-properties draw:stroke="solid" svg:stroke-width="0in" svg:stroke-color="#ffffff" draw:marker-start="" draw:marker-start-width="0.0783in" draw:marker-start-center="false" draw:marker-end="" draw:marker-end-width="0.0783in" draw:marker-end-center="false" draw:fill="none" draw:fill-color="#729fcf" draw:textarea-horizontal-align="justify" draw:textarea-vertical-align="middle" draw:auto-grow-height="false" fo:min-height="0.8016in" fo:min-width="2.4528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Arrowheads_20_2"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P33"><draw:frame draw:style-name="fr9" draw:name="Image1" text:anchor-type="paragraph" svg:x="1.3661in" svg:y="0.1772in" svg:width="3.3335in" svg:height="0.7in" draw:z-index="0"><draw:image xlink:href="Pictures/10000201000003E8000000D262270D7C3E523D96.png" xlink:type="simple" xlink:show="embed" xlink:actuate="onLoad"/></draw:frame>Začínáme s programem LibreOffice</text:p>
      <text:p text:style-name="P34">Kapitola 5 <text:s/><text:line-break/>Začínáme s programem Calc</text:p>
      <text:p text:style-name="P35">Použití tabulkových sešitů v LibreOffice</text:p>
      <text:h text:style-name="P52" text:outline-level="1"><text:bookmark-start text:name="__RefHeading__5636_1566568644"/>Autorská práva<text:bookmark-end text:name="__RefHeading__5636_1566568644"/></text:h>
      <text:p text:style-name="P7">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6">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30">Jean Hollis Weber</text:p>
          </table:table-cell>
          <table:table-cell table:style-name="Table2.A1" office:value-type="string">
            <text:p text:style-name="P30">Peter Schofield</text:p>
          </table:table-cell>
          <table:table-cell table:style-name="Table2.A1" office:value-type="string">
            <text:p text:style-name="P30">David Michel</text:p>
          </table:table-cell>
        </table:table-row>
        <table:table-row>
          <table:table-cell table:style-name="Table2.A1" office:value-type="string">
            <text:p text:style-name="P30">Hazel Russman</text:p>
          </table:table-cell>
          <table:table-cell table:style-name="Table2.A1" office:value-type="string">
            <text:p text:style-name="P30">Ron Faile Jr.</text:p>
          </table:table-cell>
          <table:table-cell table:style-name="Table2.A1" office:value-type="string">
            <text:p text:style-name="P30">Martin Saffron</text:p>
          </table:table-cell>
        </table:table-row>
        <table:table-row>
          <table:table-cell table:style-name="Table2.A1" office:value-type="string">
            <text:p text:style-name="P30">John A Smith</text:p>
          </table:table-cell>
          <table:table-cell table:style-name="Table2.A1" office:value-type="string">
            <text:p text:style-name="P31">Olivier Hallot</text:p>
          </table:table-cell>
          <table:table-cell table:style-name="Table2.A1" office:value-type="string">
            <text:p text:style-name="P30"/>
          </table:table-cell>
        </table:table-row>
      </table:table>
      <text:h text:style-name="Heading_20_2" text:outline-level="2"><text:bookmark-start text:name="__RefHeading__5640_1566568644"/>Zpětná vazba<text:bookmark-end text:name="__RefHeading__5640_1566568644"/></text:h>
      <text:p text:style-name="P7">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7">Poznámka: Všechno, co do e-mailové konference pošlete, včetně e-mailové adresy a dalších osobních informací uvedených ve zprávě, bude veřejně viditelné bez možnosti smazání.</text:p>
      <text:h text:style-name="P55" text:outline-level="2"><text:bookmark-start text:name="__RefHeading__5642_1566568644"/>Poděkování<text:bookmark-end text:name="__RefHeading__5642_1566568644"/></text:h>
      <text:p text:style-name="P8">Tato kapitola byla vytvořena na základě kapitoly 3 knihy <text:span text:style-name="LOEmphasis">Getting Started with OpenOffice.org 3.3</text:span>. Do původní kapitoly přispěli:</text:p>
      <text:p text:style-name="P8">Richard Barnes<text:tab/>Richard Detwiler<text:tab/>John Kane<text:line-break/>Peter Kupfer<text:tab/>Joe Sellman<text:tab/>Jean Hollis Weber<text:line-break/>Linda Worthington<text:tab/>Michele Zarri</text:p>
      <text:h text:style-name="P56" text:outline-level="2"><text:bookmark-start text:name="__RefHeading__5644_1566568644"/>Datum vydání a verze programu<text:bookmark-end text:name="__RefHeading__5644_1566568644"/></text:h>
      <text:p text:style-name="P5">Anglický originál byl vydán 30. června 2016. Kniha je určena pro LibreOffice 5.1.</text:p>
      <text:h text:style-name="Heading_20_2" text:outline-level="2"><text:bookmark-start text:name="__RefHeading__10532_462712302"/>Poznámka pro uživatele systému Mac<text:bookmark-end text:name="__RefHeading__10532_462712302"/></text:h>
      <text:p text:style-name="P7">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9">Windows nebo Linux</text:p>
          </table:table-cell>
          <table:table-cell table:style-name="Table3.A1" office:value-type="string">
            <text:p text:style-name="P29">Ekvivalent pro Mac</text:p>
          </table:table-cell>
          <table:table-cell table:style-name="Table3.A1" office:value-type="string">
            <text:p text:style-name="P29">Význam</text:p>
          </table:table-cell>
        </table:table-row>
        <table:table-row table:style-name="Table3.1">
          <table:table-cell table:style-name="Table3.A2" office:value-type="string">
            <text:p text:style-name="P28"><text:span text:style-name="LOMenuPath">Nástroje &gt; Možnosti</text:span> výběr v nabídce</text:p>
          </table:table-cell>
          <table:table-cell table:style-name="Table3.B2" office:value-type="string">
            <text:p text:style-name="P28"><text:span text:style-name="LOMenuPath">LibreOffice &gt; Předvolby</text:span></text:p>
          </table:table-cell>
          <table:table-cell table:style-name="Table3.B2" office:value-type="string">
            <text:p text:style-name="P28">Otevře nastavení s možnostmi</text:p>
          </table:table-cell>
        </table:table-row>
        <table:table-row table:style-name="Table3.1">
          <table:table-cell table:style-name="Table3.A2" office:value-type="string">
            <text:p text:style-name="P28"><text:span text:style-name="LOKeystroke">Klepnutí pravým tlačítkem</text:span></text:p>
          </table:table-cell>
          <table:table-cell table:style-name="Table3.A2" office:value-type="string">
            <text:p text:style-name="P28">Control+klepnutí a/nebo klepnutí pravým tlačítkem v závislosti na operačním systému počítače</text:p>
          </table:table-cell>
          <table:table-cell table:style-name="Table3.B2" office:value-type="string">
            <text:p text:style-name="P28">Otevře se místní nabídka</text:p>
          </table:table-cell>
        </table:table-row>
        <table:table-row table:style-name="Table3.1">
          <table:table-cell table:style-name="Table3.A2" office:value-type="string">
            <text:p text:style-name="P28"><text:span text:style-name="LOKeystroke">Ctrl</text:span> (<text:span text:style-name="LOKeystroke">Control</text:span>)</text:p>
          </table:table-cell>
          <table:table-cell table:style-name="Table3.A2" office:value-type="string">
            <text:p text:style-name="P28">⌘ (<text:span text:style-name="LOKeystroke">Command</text:span>)</text:p>
          </table:table-cell>
          <table:table-cell table:style-name="Table3.A2" office:value-type="string">
            <text:p text:style-name="P28">Používá se i s jinými klávesami</text:p>
          </table:table-cell>
        </table:table-row>
        <table:table-row table:style-name="Table3.1">
          <table:table-cell table:style-name="Table3.A2" office:value-type="string">
            <text:p text:style-name="P28"><text:span text:style-name="LOKeystroke">F5</text:span></text:p>
          </table:table-cell>
          <table:table-cell table:style-name="Table3.A2" office:value-type="string">
            <text:p text:style-name="P28"><text:span text:style-name="LOKeystroke">Shift</text:span>+⌘+<text:span text:style-name="LOKeystroke">F5</text:span></text:p>
          </table:table-cell>
          <table:table-cell table:style-name="Table3.A2" office:value-type="string">
            <text:p text:style-name="P28">Otevřete Navigátor</text:p>
          </table:table-cell>
        </table:table-row>
        <table:table-row table:style-name="Table3.1">
          <table:table-cell table:style-name="Table3.A2" office:value-type="string">
            <text:p text:style-name="P28"><text:span text:style-name="LOKeystroke">F11</text:span></text:p>
          </table:table-cell>
          <table:table-cell table:style-name="Table3.A2" office:value-type="string">
            <text:p text:style-name="P28">⌘+<text:span text:style-name="LOKeystroke">T</text:span></text:p>
          </table:table-cell>
          <table:table-cell table:style-name="Table3.A2" office:value-type="string">
            <text:p text:style-name="P28">Otevře okno Styly a formátování.</text:p>
          </table:table-cell>
        </table:table-row>
      </table:table>
      <text:p text:style-name="P43"/>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7"><text:a xlink:type="simple" xlink:href="#__RefHeading__5636_1566568644" text:style-name="Index_20_Link" text:visited-style-name="Index_20_Link">Autorská práva<text:tab/>2</text:a></text:p>
          <text:p text:style-name="P49"><text:a xlink:type="simple" xlink:href="#__RefHeading__5638_1566568644" text:style-name="Index_20_Link" text:visited-style-name="Index_20_Link">Přispěvatelé<text:tab/>2</text:a></text:p>
          <text:p text:style-name="P49"><text:a xlink:type="simple" xlink:href="#__RefHeading__5640_1566568644" text:style-name="Index_20_Link" text:visited-style-name="Index_20_Link">Zpětná vazba<text:tab/>2</text:a></text:p>
          <text:p text:style-name="P49"><text:a xlink:type="simple" xlink:href="#__RefHeading__5642_1566568644" text:style-name="Index_20_Link" text:visited-style-name="Index_20_Link">Poděkování<text:tab/>2</text:a></text:p>
          <text:p text:style-name="P49"><text:a xlink:type="simple" xlink:href="#__RefHeading__5644_1566568644" text:style-name="Index_20_Link" text:visited-style-name="Index_20_Link">Datum vydání a verze programu<text:tab/>2</text:a></text:p>
          <text:p text:style-name="P49"><text:a xlink:type="simple" xlink:href="#__RefHeading__10532_462712302" text:style-name="Index_20_Link" text:visited-style-name="Index_20_Link">Poznámka pro uživatele systému Mac<text:tab/>2</text:a></text:p>
          <text:p text:style-name="P47"><text:a xlink:type="simple" xlink:href="#__RefHeading___Toc8637_233684998" text:style-name="Index_20_Link" text:visited-style-name="Index_20_Link">Co je Calc?<text:tab/>6</text:a></text:p>
          <text:p text:style-name="P47"><text:a xlink:type="simple" xlink:href="#__RefHeading__74050_1365249792" text:style-name="Index_20_Link" text:visited-style-name="Index_20_Link">Sešity, listy, a buňky<text:tab/>6</text:a></text:p>
          <text:p text:style-name="P47"><text:a xlink:type="simple" xlink:href="#__RefHeading__74052_1365249792" text:style-name="Index_20_Link" text:visited-style-name="Index_20_Link">Hlavní okno programu Calc<text:tab/>6</text:a></text:p>
          <text:p text:style-name="P49"><text:a xlink:type="simple" xlink:href="#__RefHeading__55679_841367368" text:style-name="Index_20_Link" text:visited-style-name="Index_20_Link">Záhlaví okna<text:tab/>6</text:a></text:p>
          <text:p text:style-name="P49"><text:a xlink:type="simple" xlink:href="#__RefHeading___Toc5537_2101809857" text:style-name="Index_20_Link" text:visited-style-name="Index_20_Link">Hlavní nabídka<text:tab/>7</text:a></text:p>
          <text:p text:style-name="P49"><text:a xlink:type="simple" xlink:href="#__RefHeading__74056_1365249792" text:style-name="Index_20_Link" text:visited-style-name="Index_20_Link">Nástrojové lišty<text:tab/>8</text:a></text:p>
          <text:p text:style-name="P49"><text:a xlink:type="simple" xlink:href="#__RefHeading__74058_1365249792" text:style-name="Index_20_Link" text:visited-style-name="Index_20_Link">Lišta vzorců<text:tab/>8</text:a></text:p>
          <text:p text:style-name="P49"><text:a xlink:type="simple" xlink:href="#__RefHeading__74060_1365249792" text:style-name="Index_20_Link" text:visited-style-name="Index_20_Link">Rozvržení sešitu<text:tab/>9</text:a></text:p>
          <text:p text:style-name="P50"><text:a xlink:type="simple" xlink:href="#__RefHeading__30387_1380607024" text:style-name="Index_20_Link" text:visited-style-name="Index_20_Link">Jednotlivé buňky<text:tab/>9</text:a></text:p>
          <text:p text:style-name="P50"><text:a xlink:type="simple" xlink:href="#__RefHeading__74062_1365249792" text:style-name="Index_20_Link" text:visited-style-name="Index_20_Link">Karty listů<text:tab/>9</text:a></text:p>
          <text:p text:style-name="P50"><text:a xlink:type="simple" xlink:href="#__RefHeading__89794_462712302" text:style-name="Index_20_Link" text:visited-style-name="Index_20_Link">Stavový řádek<text:tab/>9</text:a></text:p>
          <text:p text:style-name="P50"><text:a xlink:type="simple" xlink:href="#__RefHeading__89796_462712302" text:style-name="Index_20_Link" text:visited-style-name="Index_20_Link">Postranní lišta<text:tab/>10</text:a></text:p>
          <text:p text:style-name="P47"><text:a xlink:type="simple" xlink:href="#__RefHeading__17109_1267672555" text:style-name="Index_20_Link" text:visited-style-name="Index_20_Link">Otevírání souboru CSV<text:tab/>11</text:a></text:p>
          <text:p text:style-name="P47"><text:a xlink:type="simple" xlink:href="#__RefHeading__30391_1380607024" text:style-name="Index_20_Link" text:visited-style-name="Index_20_Link">Ukládání sešitů<text:tab/>13</text:a></text:p>
          <text:p text:style-name="P49"><text:a xlink:type="simple" xlink:href="#__RefHeading__30393_1380607024" text:style-name="Index_20_Link" text:visited-style-name="Index_20_Link">Ukládání do jiných formátů sešitu<text:tab/>13</text:a></text:p>
          <text:p text:style-name="P47"><text:a xlink:type="simple" xlink:href="#__RefHeading__40248_841367368" text:style-name="Index_20_Link" text:visited-style-name="Index_20_Link">Pohyb v sešitech<text:tab/>14</text:a></text:p>
          <text:p text:style-name="P49"><text:a xlink:type="simple" xlink:href="#__RefHeading__74074_1365249792" text:style-name="Index_20_Link" text:visited-style-name="Index_20_Link">Pohyb mezi buňkami<text:tab/>14</text:a></text:p>
          <text:p text:style-name="P49"><text:a xlink:type="simple" xlink:href="#__RefHeading__74078_1365249792" text:style-name="Index_20_Link" text:visited-style-name="Index_20_Link">Pohyb mezi listy<text:tab/>15</text:a></text:p>
          <text:p text:style-name="P49"><text:a xlink:type="simple" xlink:href="#__RefHeading__30395_1380607024" text:style-name="Index_20_Link" text:visited-style-name="Index_20_Link">Pohyb pomocí klávesnice<text:tab/>16</text:a></text:p>
          <text:p text:style-name="P49"><text:a xlink:type="simple" xlink:href="#__RefHeading__9127_1266506079" text:style-name="Index_20_Link" text:visited-style-name="Index_20_Link">Přizpůsobení klávesy Enter<text:tab/>17</text:a></text:p>
          <text:p text:style-name="P47"><text:a xlink:type="simple" xlink:href="#__RefHeading__30397_1380607024" text:style-name="Index_20_Link" text:visited-style-name="Index_20_Link">Výběr položek v sešitu<text:tab/>18</text:a></text:p>
          <text:p text:style-name="P49"><text:a xlink:type="simple" xlink:href="#__RefHeading__74082_1365249792" text:style-name="Index_20_Link" text:visited-style-name="Index_20_Link">Výběr buňky<text:tab/>18</text:a></text:p>
          <text:p text:style-name="P50"><text:a xlink:type="simple" xlink:href="#__RefHeading__30399_1380607024" text:style-name="Index_20_Link" text:visited-style-name="Index_20_Link">Jedna buňka<text:tab/>18</text:a></text:p>
          <text:p text:style-name="P50"><text:a xlink:type="simple" xlink:href="#__RefHeading__30401_1380607024" text:style-name="Index_20_Link" text:visited-style-name="Index_20_Link">Souvislá oblast buněk<text:tab/>18</text:a></text:p>
          <text:p text:style-name="P50"><text:a xlink:type="simple" xlink:href="#__RefHeading__30403_1380607024" text:style-name="Index_20_Link" text:visited-style-name="Index_20_Link">Nesouvislá oblast buněk<text:tab/>19</text:a></text:p>
          <text:p text:style-name="P49"><text:a xlink:type="simple" xlink:href="#__RefHeading__74084_1365249792" text:style-name="Index_20_Link" text:visited-style-name="Index_20_Link">Výběr sloupců a řádků<text:tab/>19</text:a></text:p>
          <text:p text:style-name="P50"><text:a xlink:type="simple" xlink:href="#__RefHeading__30405_1380607024" text:style-name="Index_20_Link" text:visited-style-name="Index_20_Link">Jediný sloupec nebo řádek<text:tab/>19</text:a></text:p>
          <text:p text:style-name="P50"><text:a xlink:type="simple" xlink:href="#__RefHeading__30407_1380607024" text:style-name="Index_20_Link" text:visited-style-name="Index_20_Link">Více sloupců nebo řádků<text:tab/>19</text:a></text:p>
          <text:p text:style-name="P50"><text:a xlink:type="simple" xlink:href="#__RefHeading__30409_1380607024" text:style-name="Index_20_Link" text:visited-style-name="Index_20_Link">Celý list<text:tab/>19</text:a></text:p>
          <text:p text:style-name="P49"><text:a xlink:type="simple" xlink:href="#__RefHeading__30411_1380607024" text:style-name="Index_20_Link" text:visited-style-name="Index_20_Link">Výběr listů<text:tab/>20</text:a></text:p>
          <text:p text:style-name="P50"><text:a xlink:type="simple" xlink:href="#__RefHeading__30413_1380607024" text:style-name="Index_20_Link" text:visited-style-name="Index_20_Link">Jeden list<text:tab/>20</text:a></text:p>
          <text:p text:style-name="P50"><text:a xlink:type="simple" xlink:href="#__RefHeading__30415_1380607024" text:style-name="Index_20_Link" text:visited-style-name="Index_20_Link">Několik sousedících listů<text:tab/>20</text:a></text:p>
          <text:p text:style-name="P50"><text:a xlink:type="simple" xlink:href="#__RefHeading__6585_1826898278" text:style-name="Index_20_Link" text:visited-style-name="Index_20_Link">Několik nesousedících listů<text:tab/>20</text:a></text:p>
          <text:p text:style-name="P50"><text:a xlink:type="simple" xlink:href="#__RefHeading__6587_1826898278" text:style-name="Index_20_Link" text:visited-style-name="Index_20_Link">Všechny listy<text:tab/>20</text:a></text:p>
          <text:p text:style-name="P47"><text:a xlink:type="simple" xlink:href="#__RefHeading__74088_1365249792" text:style-name="Index_20_Link" text:visited-style-name="Index_20_Link">Práce se sloupci a řádky<text:tab/>20</text:a></text:p>
          <text:p text:style-name="P49"><text:a xlink:type="simple" xlink:href="#__RefHeading__30907_1380607024" text:style-name="Index_20_Link" text:visited-style-name="Index_20_Link">Vkládání sloupců a řádků<text:tab/>20</text:a></text:p>
          <text:p text:style-name="P50"><text:a xlink:type="simple" xlink:href="#__RefHeading__6589_1826898278" text:style-name="Index_20_Link" text:visited-style-name="Index_20_Link">Jediný sloupec nebo řádek<text:tab/>20</text:a></text:p>
          <text:p text:style-name="P50"><text:a xlink:type="simple" xlink:href="#__RefHeading__6591_1826898278" text:style-name="Index_20_Link" text:visited-style-name="Index_20_Link">Více sloupců nebo řádků<text:tab/>21</text:a></text:p>
          <text:p text:style-name="P49"><text:soft-page-break/><text:a xlink:type="simple" xlink:href="#__RefHeading__30909_1380607024" text:style-name="Index_20_Link" text:visited-style-name="Index_20_Link">Mazání sloupců a řádků<text:tab/>21</text:a></text:p>
          <text:p text:style-name="P50"><text:a xlink:type="simple" xlink:href="#__RefHeading__6593_1826898278" text:style-name="Index_20_Link" text:visited-style-name="Index_20_Link">Jediný sloupec nebo řádek<text:tab/>21</text:a></text:p>
          <text:p text:style-name="P50"><text:a xlink:type="simple" xlink:href="#__RefHeading__6595_1826898278" text:style-name="Index_20_Link" text:visited-style-name="Index_20_Link">Více sloupců nebo řádků<text:tab/>21</text:a></text:p>
          <text:p text:style-name="P47"><text:a xlink:type="simple" xlink:href="#__RefHeading__74094_1365249792" text:style-name="Index_20_Link" text:visited-style-name="Index_20_Link">Práce se sešity<text:tab/>22</text:a></text:p>
          <text:p text:style-name="P49"><text:a xlink:type="simple" xlink:href="#__RefHeading__31367_1380607024" text:style-name="Index_20_Link" text:visited-style-name="Index_20_Link">Vkládání nového listu<text:tab/>22</text:a></text:p>
          <text:p text:style-name="P49"><text:a xlink:type="simple" xlink:href="#__RefHeading__31369_1380607024" text:style-name="Index_20_Link" text:visited-style-name="Index_20_Link">Přesouvání a kopírování listů<text:tab/>22</text:a></text:p>
          <text:p text:style-name="P50"><text:a xlink:type="simple" xlink:href="#__RefHeading__31371_1380607024" text:style-name="Index_20_Link" text:visited-style-name="Index_20_Link">Přetahování<text:tab/>22</text:a></text:p>
          <text:p text:style-name="P50"><text:a xlink:type="simple" xlink:href="#__RefHeading__31373_1380607024" text:style-name="Index_20_Link" text:visited-style-name="Index_20_Link">Pomocí dialogového okna<text:tab/>23</text:a></text:p>
          <text:p text:style-name="P49"><text:a xlink:type="simple" xlink:href="#__RefHeading__31375_1380607024" text:style-name="Index_20_Link" text:visited-style-name="Index_20_Link">Mazání listů<text:tab/>23</text:a></text:p>
          <text:p text:style-name="P49"><text:a xlink:type="simple" xlink:href="#__RefHeading__31377_1380607024" text:style-name="Index_20_Link" text:visited-style-name="Index_20_Link">Přejmenování listů<text:tab/>24</text:a></text:p>
          <text:p text:style-name="P47"><text:a xlink:type="simple" xlink:href="#__RefHeading__74102_1365249792" text:style-name="Index_20_Link" text:visited-style-name="Index_20_Link">Zobrazení v programu Calc<text:tab/>24</text:a></text:p>
          <text:p text:style-name="P49"><text:a xlink:type="simple" xlink:href="#__RefHeading__74104_1365249792" text:style-name="Index_20_Link" text:visited-style-name="Index_20_Link">Změna zobrazení dokumentu<text:tab/>24</text:a></text:p>
          <text:p text:style-name="P49"><text:a xlink:type="simple" xlink:href="#__RefHeading__74106_1365249792" text:style-name="Index_20_Link" text:visited-style-name="Index_20_Link">Ukotvení řádků a sloupců<text:tab/>24</text:a></text:p>
          <text:p text:style-name="P50"><text:a xlink:type="simple" xlink:href="#__RefHeading__31622_1380607024" text:style-name="Index_20_Link" text:visited-style-name="Index_20_Link">Ukotvení řádků nebo sloupců<text:tab/>25</text:a></text:p>
          <text:p text:style-name="P50"><text:a xlink:type="simple" xlink:href="#__RefHeading__8567_1705546372" text:style-name="Index_20_Link" text:visited-style-name="Index_20_Link">Ukotvení řádků a sloupců<text:tab/>25</text:a></text:p>
          <text:p text:style-name="P50"><text:a xlink:type="simple" xlink:href="#__RefHeading__8569_1705546372" text:style-name="Index_20_Link" text:visited-style-name="Index_20_Link">Zrušení ukotvení<text:tab/>25</text:a></text:p>
          <text:p text:style-name="P49"><text:a xlink:type="simple" xlink:href="#__RefHeading__74108_1365249792" text:style-name="Index_20_Link" text:visited-style-name="Index_20_Link">Rozdělení obrazovky<text:tab/>25</text:a></text:p>
          <text:p text:style-name="P50"><text:a xlink:type="simple" xlink:href="#__RefHeading__89798_462712302" text:style-name="Index_20_Link" text:visited-style-name="Index_20_Link">Vodorovné nebo svislé rozdělení obrazovky<text:tab/>25</text:a></text:p>
          <text:p text:style-name="P50"><text:a xlink:type="simple" xlink:href="#__RefHeading__89800_462712302" text:style-name="Index_20_Link" text:visited-style-name="Index_20_Link">Vodorovné a svislé rozdělení obrazovky<text:tab/>26</text:a></text:p>
          <text:p text:style-name="P50"><text:a xlink:type="simple" xlink:href="#__RefHeading__9137_1266506079" text:style-name="Index_20_Link" text:visited-style-name="Index_20_Link">Odebrání rozdělení obrazovky<text:tab/>26</text:a></text:p>
          <text:p text:style-name="P47"><text:a xlink:type="simple" xlink:href="#__RefHeading__31624_1380607024" text:style-name="Index_20_Link" text:visited-style-name="Index_20_Link">Pomocí klávesnice<text:tab/>26</text:a></text:p>
          <text:p text:style-name="P49"><text:a xlink:type="simple" xlink:href="#__RefHeading__12174_2055606540" text:style-name="Index_20_Link" text:visited-style-name="Index_20_Link">Čísla<text:tab/>26</text:a></text:p>
          <text:p text:style-name="P50"><text:a xlink:type="simple" xlink:href="#__RefHeading__4519_1225246692" text:style-name="Index_20_Link" text:visited-style-name="Index_20_Link">Záporná čísla<text:tab/>26</text:a></text:p>
          <text:p text:style-name="P50"><text:a xlink:type="simple" xlink:href="#__RefHeading__4521_1225246692" text:style-name="Index_20_Link" text:visited-style-name="Index_20_Link">Úvodní nuly<text:tab/>26</text:a></text:p>
          <text:p text:style-name="P50"><text:a xlink:type="simple" xlink:href="#__RefHeading__4523_1225246692" text:style-name="Index_20_Link" text:visited-style-name="Index_20_Link">Čísla a text<text:tab/>28</text:a></text:p>
          <text:p text:style-name="P49"><text:a xlink:type="simple" xlink:href="#__RefHeading__12199_2055606540" text:style-name="Index_20_Link" text:visited-style-name="Index_20_Link">Text<text:tab/>28</text:a></text:p>
          <text:p text:style-name="P49"><text:a xlink:type="simple" xlink:href="#__RefHeading__31825_116595067" text:style-name="Index_20_Link" text:visited-style-name="Index_20_Link">Datum a čas<text:tab/>28</text:a></text:p>
          <text:p text:style-name="P49"><text:a xlink:type="simple" xlink:href="#__RefHeading__12201_2055606540" text:style-name="Index_20_Link" text:visited-style-name="Index_20_Link">Možnosti automatických oprav<text:tab/>29</text:a></text:p>
          <text:p text:style-name="P50"><text:a xlink:type="simple" xlink:href="#__RefHeading___Toc10507_233684998" text:style-name="Index_20_Link" text:visited-style-name="Index_20_Link">Nahradit<text:tab/>29</text:a></text:p>
          <text:p text:style-name="P50"><text:a xlink:type="simple" xlink:href="#__RefHeading__4367_651980398" text:style-name="Index_20_Link" text:visited-style-name="Index_20_Link">Výjimky<text:tab/>29</text:a></text:p>
          <text:p text:style-name="P50"><text:a xlink:type="simple" xlink:href="#__RefHeading__89804_462712302" text:style-name="Index_20_Link" text:visited-style-name="Index_20_Link">Možnosti<text:tab/>29</text:a></text:p>
          <text:p text:style-name="P50"><text:a xlink:type="simple" xlink:href="#__RefHeading__4371_651980398" text:style-name="Index_20_Link" text:visited-style-name="Index_20_Link">Místní možnosti<text:tab/>29</text:a></text:p>
          <text:p text:style-name="P50"><text:a xlink:type="simple" xlink:href="#__RefHeading___Toc10509_233684998" text:style-name="Index_20_Link" text:visited-style-name="Index_20_Link">Obnovit<text:tab/>29</text:a></text:p>
          <text:p text:style-name="P49"><text:a xlink:type="simple" xlink:href="#__RefHeading__4375_651980398" text:style-name="Index_20_Link" text:visited-style-name="Index_20_Link">Vypnutí automatických oprav<text:tab/>30</text:a></text:p>
          <text:p text:style-name="P47"><text:a xlink:type="simple" xlink:href="#__RefHeading__74122_1365249792" text:style-name="Index_20_Link" text:visited-style-name="Index_20_Link">Urychlení vkládání dat<text:tab/>30</text:a></text:p>
          <text:p text:style-name="P49"><text:a xlink:type="simple" xlink:href="#__RefHeading__74124_1365249792" text:style-name="Index_20_Link" text:visited-style-name="Index_20_Link">Použití nástroje Vyplnit<text:tab/>30</text:a></text:p>
          <text:p text:style-name="P50"><text:a xlink:type="simple" xlink:href="#__RefHeading__89806_462712302" text:style-name="Index_20_Link" text:visited-style-name="Index_20_Link">Vyplňování posloupnosti dat<text:tab/>31</text:a></text:p>
          <text:p text:style-name="P50"><text:a xlink:type="simple" xlink:href="#__RefHeading__30429_1380607024" text:style-name="Index_20_Link" text:visited-style-name="Index_20_Link">Definování posloupnosti<text:tab/>33</text:a></text:p>
          <text:p text:style-name="P50"><text:a xlink:type="simple" xlink:href="#__RefHeading___Toc5539_2101809857" text:style-name="Index_20_Link" text:visited-style-name="Index_20_Link">Definování posloupností z oblasti listu<text:tab/>33</text:a></text:p>
          <text:p text:style-name="P49"><text:a xlink:type="simple" xlink:href="#__RefHeading__74126_1365249792" text:style-name="Index_20_Link" text:visited-style-name="Index_20_Link">Použití seznamů výběru<text:tab/>33</text:a></text:p>
          <text:p text:style-name="P47"><text:a xlink:type="simple" xlink:href="#__RefHeading__74128_1365249792" text:style-name="Index_20_Link" text:visited-style-name="Index_20_Link">Sdílení obsahu mezi listy<text:tab/>33</text:a></text:p>
          <text:p text:style-name="P47"><text:a xlink:type="simple" xlink:href="#__RefHeading__17113_1267672555" text:style-name="Index_20_Link" text:visited-style-name="Index_20_Link">Ověřování obsahu buněk<text:tab/>34</text:a></text:p>
          <text:p text:style-name="P47"><text:a xlink:type="simple" xlink:href="#__RefHeading__8875_141864493" text:style-name="Index_20_Link" text:visited-style-name="Index_20_Link">Úprava dat<text:tab/>34</text:a></text:p>
          <text:p text:style-name="P49"><text:a xlink:type="simple" xlink:href="#__RefHeading__74132_1365249792" text:style-name="Index_20_Link" text:visited-style-name="Index_20_Link">Mazání dat<text:tab/>34</text:a></text:p>
          <text:p text:style-name="P50"><text:a xlink:type="simple" xlink:href="#__RefHeading__8877_141864493" text:style-name="Index_20_Link" text:visited-style-name="Index_20_Link">Mazání pouze dat<text:tab/>34</text:a></text:p>
          <text:p text:style-name="P50"><text:a xlink:type="simple" xlink:href="#__RefHeading__8879_141864493" text:style-name="Index_20_Link" text:visited-style-name="Index_20_Link">Mazání dat a formátování<text:tab/>34</text:a></text:p>
          <text:p text:style-name="P49"><text:a xlink:type="simple" xlink:href="#__RefHeading__37451_1700526464" text:style-name="Index_20_Link" text:visited-style-name="Index_20_Link">Nahrazování dat<text:tab/>35</text:a></text:p>
          <text:p text:style-name="P49"><text:soft-page-break/><text:a xlink:type="simple" xlink:href="#__RefHeading__37453_1700526464" text:style-name="Index_20_Link" text:visited-style-name="Index_20_Link">Úprava dat<text:tab/>35</text:a></text:p>
          <text:p text:style-name="P50"><text:a xlink:type="simple" xlink:href="#__RefHeading__16303_141864493" text:style-name="Index_20_Link" text:visited-style-name="Index_20_Link">Pomocí klávesnice<text:tab/>35</text:a></text:p>
          <text:p text:style-name="P50"><text:a xlink:type="simple" xlink:href="#__RefHeading__16305_141864493" text:style-name="Index_20_Link" text:visited-style-name="Index_20_Link">Pomocí myši<text:tab/>35</text:a></text:p>
          <text:p text:style-name="P47"><text:a xlink:type="simple" xlink:href="#__RefHeading__74138_1365249792" text:style-name="Index_20_Link" text:visited-style-name="Index_20_Link">Formátování dat<text:tab/>36</text:a></text:p>
          <text:p text:style-name="P49"><text:a xlink:type="simple" xlink:href="#__RefHeading__74140_1365249792" text:style-name="Index_20_Link" text:visited-style-name="Index_20_Link">Víceřádkový text<text:tab/>36</text:a></text:p>
          <text:p text:style-name="P50"><text:a xlink:type="simple" xlink:href="#__RefHeading__30431_1380607024" text:style-name="Index_20_Link" text:visited-style-name="Index_20_Link">Automatické zalamování<text:tab/>36</text:a></text:p>
          <text:p text:style-name="P50"><text:a xlink:type="simple" xlink:href="#__RefHeading__9373_1843988802" text:style-name="Index_20_Link" text:visited-style-name="Index_20_Link">Ruční zalomení textu<text:tab/>37</text:a></text:p>
          <text:p text:style-name="P49"><text:a xlink:type="simple" xlink:href="#__RefHeading__74142_1365249792" text:style-name="Index_20_Link" text:visited-style-name="Index_20_Link">Zmenšení textu podle velikosti buňky<text:tab/>37</text:a></text:p>
          <text:p text:style-name="P49"><text:a xlink:type="simple" xlink:href="#__RefHeading__74144_1365249792" text:style-name="Index_20_Link" text:visited-style-name="Index_20_Link">Formátování čísel<text:tab/>37</text:a></text:p>
          <text:p text:style-name="P49"><text:a xlink:type="simple" xlink:href="#__RefHeading__5592_984566268" text:style-name="Index_20_Link" text:visited-style-name="Index_20_Link">Formátování písma<text:tab/>37</text:a></text:p>
          <text:p text:style-name="P49"><text:a xlink:type="simple" xlink:href="#__RefHeading__86660_625523294" text:style-name="Index_20_Link" text:visited-style-name="Index_20_Link">Formátování ohraničení buněk<text:tab/>38</text:a></text:p>
          <text:p text:style-name="P49"><text:a xlink:type="simple" xlink:href="#__RefHeading__86662_625523294" text:style-name="Index_20_Link" text:visited-style-name="Index_20_Link">Formátování pozadí buňky<text:tab/>39</text:a></text:p>
          <text:p text:style-name="P47"><text:a xlink:type="simple" xlink:href="#__RefHeading__74152_1365249792" text:style-name="Index_20_Link" text:visited-style-name="Index_20_Link">Automatické formátování buněk<text:tab/>39</text:a></text:p>
          <text:p text:style-name="P49"><text:a xlink:type="simple" xlink:href="#__RefHeading__10671_1843988802" text:style-name="Index_20_Link" text:visited-style-name="Index_20_Link">Použití automatického formátování<text:tab/>39</text:a></text:p>
          <text:p text:style-name="P49"><text:a xlink:type="simple" xlink:href="#__RefHeading__10673_1843988802" text:style-name="Index_20_Link" text:visited-style-name="Index_20_Link">Definování nového automatického formátování<text:tab/>39</text:a></text:p>
          <text:p text:style-name="P47"><text:a xlink:type="simple" xlink:href="#__RefHeading__74156_1365249792" text:style-name="Index_20_Link" text:visited-style-name="Index_20_Link">Používání témat<text:tab/>40</text:a></text:p>
          <text:p text:style-name="P47"><text:a xlink:type="simple" xlink:href="#__RefHeading__10675_1843988802" text:style-name="Index_20_Link" text:visited-style-name="Index_20_Link">Použití podmíněného formátování<text:tab/>40</text:a></text:p>
          <text:p text:style-name="P47"><text:a xlink:type="simple" xlink:href="#__RefHeading__74158_1365249792" text:style-name="Index_20_Link" text:visited-style-name="Index_20_Link">Skrývání a zobrazování dat<text:tab/>41</text:a></text:p>
          <text:p text:style-name="P49"><text:a xlink:type="simple" xlink:href="#__RefHeading__11153_1686195973" text:style-name="Index_20_Link" text:visited-style-name="Index_20_Link">Skrývání a ochrana dat<text:tab/>41</text:a></text:p>
          <text:p text:style-name="P49"><text:a xlink:type="simple" xlink:href="#__RefHeading__11155_1686195973" text:style-name="Index_20_Link" text:visited-style-name="Index_20_Link">Zobrazení dat<text:tab/>42</text:a></text:p>
          <text:p text:style-name="P47"><text:a xlink:type="simple" xlink:href="#__RefHeading__74164_1365249792" text:style-name="Index_20_Link" text:visited-style-name="Index_20_Link">Řazení záznamů<text:tab/>42</text:a></text:p>
          <text:p text:style-name="P47"><text:a xlink:type="simple" xlink:href="#__RefHeading__14677_1458129930" text:style-name="Index_20_Link" text:visited-style-name="Index_20_Link">Použití vzorců a funkcí<text:tab/>43</text:a></text:p>
          <text:p text:style-name="P47"><text:a xlink:type="simple" xlink:href="#__RefHeading__14679_1458129930" text:style-name="Index_20_Link" text:visited-style-name="Index_20_Link">Analýza dat<text:tab/>43</text:a></text:p>
          <text:p text:style-name="P47"><text:a xlink:type="simple" xlink:href="#__RefHeading__74166_1365249792" text:style-name="Index_20_Link" text:visited-style-name="Index_20_Link">Tisk<text:tab/>44</text:a></text:p>
          <text:p text:style-name="P49"><text:a xlink:type="simple" xlink:href="#__RefHeading__74172_1365249792" text:style-name="Index_20_Link" text:visited-style-name="Index_20_Link">Oblasti tisku<text:tab/>44</text:a></text:p>
          <text:p text:style-name="P50"><text:a xlink:type="simple" xlink:href="#__RefHeading__30435_1380607024" text:style-name="Index_20_Link" text:visited-style-name="Index_20_Link">Definování oblasti tisku<text:tab/>44</text:a></text:p>
          <text:p text:style-name="P50"><text:a xlink:type="simple" xlink:href="#__RefHeading__74174_1365249792" text:style-name="Index_20_Link" text:visited-style-name="Index_20_Link">Přidávání k oblasti tisku<text:tab/>44</text:a></text:p>
          <text:p text:style-name="P50"><text:a xlink:type="simple" xlink:href="#__RefHeading__30437_1380607024" text:style-name="Index_20_Link" text:visited-style-name="Index_20_Link">Odstranění oblasti tisku<text:tab/>44</text:a></text:p>
          <text:p text:style-name="P50"><text:a xlink:type="simple" xlink:href="#__RefHeading__30439_1380607024" text:style-name="Index_20_Link" text:visited-style-name="Index_20_Link">Úprava oblasti tisku<text:tab/>44</text:a></text:p>
          <text:p text:style-name="P49"><text:a xlink:type="simple" xlink:href="#__RefHeading__21748_508553458" text:style-name="Index_20_Link" text:visited-style-name="Index_20_Link">Možnosti tisku<text:tab/>45</text:a></text:p>
          <text:p text:style-name="P49"><text:a xlink:type="simple" xlink:href="#__RefHeading___Toc10511_233684998" text:style-name="Index_20_Link" text:visited-style-name="Index_20_Link">Zopakování tisku řádků a sloupců<text:tab/>45</text:a></text:p>
          <text:p text:style-name="P49"><text:a xlink:type="simple" xlink:href="#__RefHeading__74178_1365249792" text:style-name="Index_20_Link" text:visited-style-name="Index_20_Link">Zalomení stránky<text:tab/>46</text:a></text:p>
          <text:p text:style-name="P50"><text:a xlink:type="simple" xlink:href="#__RefHeading__30441_1380607024" text:style-name="Index_20_Link" text:visited-style-name="Index_20_Link">Vkládání zalomení stránky<text:tab/>46</text:a></text:p>
          <text:p text:style-name="P50"><text:a xlink:type="simple" xlink:href="#__RefHeading__30443_1380607024" text:style-name="Index_20_Link" text:visited-style-name="Index_20_Link">Odstranění zalomení stránky<text:tab/>46</text:a></text:p>
          <text:p text:style-name="P49"><text:a xlink:type="simple" xlink:href="#__RefHeading__74180_1365249792" text:style-name="Index_20_Link" text:visited-style-name="Index_20_Link">Záhlaví a zápatí<text:tab/>46</text:a></text:p>
          <text:p text:style-name="P50"><text:a xlink:type="simple" xlink:href="#__RefHeading__30445_1380607024" text:style-name="Index_20_Link" text:visited-style-name="Index_20_Link">Nastavení záhlaví nebo zápatí<text:tab/>47</text:a></text:p>
        </text:index-body>
      </text:table-of-content>
      <text:p text:style-name="Page_20_Break"/>
      <text:h text:style-name="P53" text:outline-level="1"><text:bookmark-start text:name="__RefHeading___Toc8637_233684998"/>Co je Calc?<text:bookmark-end text:name="__RefHeading___Toc8637_233684998"/></text:h>
      <text:p text:style-name="Text_20_body">Calc je součást balíku LibreOffice určená pro práci s tabulkovými sešity. Do sešitů můžeme vkládat data (obvykle číselná) a pak s nimi pracovat tak, abychom získali určité výsledky.</text:p>
      <text:p text:style-name="Text_20_body">Je také možné zadat data a pak použít Calc pro úlohy typu „Co když…“: některé z údajů změníme a zkoumáme, jak se změní výsledky, aniž bychom museli vytvářet nový sešit nebo list.</text:p>
      <text:p text:style-name="Text_20_Body_20_List_20_Intro"><text:alphabetical-index-mark text:string-value="vlastnosti"/>Program Calc nabízí mimo jiné následující funkce:</text:p>
      <text:list xml:id="list1946161222573328531" text:style-name="List_20_1">
        <text:list-item>
          <text:p text:style-name="List_20_1">Funkce, které lze použít k vytváření vzorců umožňujících provádět s daty komplexní výpočty.</text:p>
        </text:list-item>
        <text:list-item>
          <text:p text:style-name="List_20_1">Databázové funkce umožňující data řadit, ukládat a filtrovat.</text:p>
        </text:list-item>
        <text:list-item>
          <text:p text:style-name="List_20_1">Dynamické grafy: je možné použít široký rozsah 2D a 3D grafů.</text:p>
        </text:list-item>
        <text:list-item>
          <text:p text:style-name="List_20_1">Makra pro zaznamenávání a spouštění často opakovaných úkolů. Mezi podporované skriptovací jazyky na tvorbu maker patří LibreOffice Basic, Python, BeanShell a JavaScript,</text:p>
        </text:list-item>
        <text:list-item>
          <text:p text:style-name="List_20_1">Schopnost otevírat, upravovat a ukládat sešity programu Microsoft Excel,</text:p>
        </text:list-item>
        <text:list-item>
          <text:p text:style-name="List_20_1">importovat a exportovat sešity v mnoha formátech včetně HTML, CSV, PDF a PostScriptu.</text:p>
        </text:list-item>
      </text:list>
      <text:list xml:id="list2772207400000940396" text:style-name="Heading_20_Note">
        <text:list-item>
          <text:p text:style-name="Heading_20_Note">Poznámka</text:p>
        </text:list-item>
      </text:list>
      <text:p text:style-name="P19">Pokud chceme v LibreOffice používat makra vytvořená v jazyce VBA v programu Microsoft Excel, musíme nejprve v editoru LibreOffice Basic IDE upravit jejich kód. Více informací se nachází v <text:span text:style-name="LOEmphasis">kapitole 13 Started with Macros</text:span> a <text:span text:style-name="LOEmphasis">kapitole 12 Calc Macros příručky Calc Guide</text:span>.</text:p>
      <text:h text:style-name="Heading_20_1" text:outline-level="1"><text:bookmark-start text:name="__RefHeading__74050_1365249792"/>Sešity, listy, a buňky<text:bookmark-end text:name="__RefHeading__74050_1365249792"/></text:h>
      <text:p text:style-name="Text_20_body">Calc pracuje s dokumenty označovanými jako <text:alphabetical-index-mark text:string-value="popis" text:key1="sešity"/><text:span text:style-name="LOEmphasis">sešity</text:span>. Sešit se skládá z jednotlivých <text:alphabetical-index-mark text:string-value="popis" text:key1="listy"/><text:span text:style-name="LOEmphasis">listů</text:span>, každý list obsahuje buňky uspořádané v řádcích a sloupcích. Určitá buňka se dá identifikovat podle čísla řádku a písmene sloupce.</text:p>
      <text:p text:style-name="Text_20_body"><text:alphabetical-index-mark text:string-value="popis" text:key1="buňky"/>V buňkách jsou uloženy jednotlivé prvky (text, čísla, vzorce atd), které umožňují zobrazovat a zpracovávat data.</text:p>
      <text:p text:style-name="Text_20_body">Každý sešit může mít mnoho listů a každý list může mít mnoho buněk. V programu Calc může mít každý sešit až 1 048 576 řádků (65 536 řádků ve verzi 3.2 nebo starší) a 1024 sloupců. LibreOffice Calc může obsahovat až 32 000 listů.</text:p>
      <text:h text:style-name="Heading_20_1" text:outline-level="1"><text:bookmark-start text:name="__RefHeading__74052_1365249792"/>Hlavní okno programu Calc<text:bookmark-end text:name="__RefHeading__74052_1365249792"/></text:h>
      <text:p text:style-name="Text_20_body">Po spuštění programu Calc je <text:alphabetical-index-mark text:string-value="hlavní okno, popis"/>otevřeno hlavní okno (Obrázek <text:sequence-ref text:reference-format="value" text:ref-name="refFigure0">1</text:sequence-ref>). Jeho hlavní části jsou popsány níže.</text:p>
      <text:h text:style-name="Heading_20_2" text:outline-level="2"><text:bookmark-start text:name="__RefHeading__55679_841367368"/>Záhlaví okna<text:bookmark-end text:name="__RefHeading__55679_841367368"/></text:h>
      <text:p text:style-name="Text_20_body"><text:alphabetical-index-mark text:string-value="záhlaví okna"/>V záhlaví okna, umístěném v horní části, se zobrazuje název aktuálního sešitu. Když je z šablony nebo prázdného dokumentu vytvořen nový sešit, jeho název je <text:span text:style-name="LOEmphasis">Bez názvu X</text:span>, kde <text:span text:style-name="LOEmphasis">X</text:span> je číslo. Když sešit ukládáme poprvé, zobrazí se výzva k zadání názvu.</text:p>
      <text:p text:style-name="Figure"><text:soft-page-break/><draw:frame draw:style-name="fr1" draw:name="Frame9" text:anchor-type="as-char" svg:width="6.6929in" draw:z-index="3"><draw:text-box fo:min-height="4.3626in"><text:p text:style-name="P42"><draw:g text:anchor-type="as-char" draw:z-index="4" draw:name="Shape1" draw:style-name="gr1"><draw:frame draw:style-name="gr2" draw:text-style-name="P89" svg:width="6.6933in" svg:height="3.9024in" svg:x="0in" svg:y="0.3035in"><draw:image xlink:href="Pictures/100002010000040F0000025EB9B467BA2949D7D0.png" xlink:type="simple" xlink:show="embed" xlink:actuate="onLoad"><text:p/></draw:image></draw:frame><draw:custom-shape draw:style-name="gr3" draw:text-style-name="P91" svg:width="0.6504in" svg:height="0.2504in" svg:x="0.2744in" svg:y="1.5362in"><text:p text:style-name="P90">Aktivní buňka</text:p><draw:enhanced-geometry svg:viewBox="0 0 21600 21600" draw:type="rectangle" draw:enhanced-path="M 0 0 L 21600 0 21600 21600 0 21600 0 0 Z N"/></draw:custom-shape><draw:custom-shape draw:style-name="gr4" draw:text-style-name="P91" svg:width="0.7004in" svg:height="0.2504in" svg:x="1.1244in" svg:y="0in"><text:p text:style-name="P90">Hlavní nabídka</text:p><draw:enhanced-geometry svg:viewBox="0 0 21600 21600" draw:type="rectangle" draw:enhanced-path="M 0 0 L 21600 0 21600 21600 0 21600 0 0 Z N"/></draw:custom-shape><draw:custom-shape draw:style-name="gr5" draw:text-style-name="P91" svg:width="1.1004in" svg:height="0.2504in" svg:x="2.0244in" svg:y="0.0008in"><text:p text:style-name="P90">Nástrojová lišta Standardní</text:p><draw:enhanced-geometry svg:viewBox="0 0 21600 21600" draw:type="rectangle" draw:enhanced-path="M 0 0 L 21600 0 21600 21600 0 21600 0 0 Z N"/></draw:custom-shape><draw:custom-shape draw:style-name="gr6" draw:text-style-name="P91" svg:width="1.1504in" svg:height="0.2504in" svg:x="3.3244in" svg:y="0.0008in"><text:p text:style-name="P90">nástrojová lišta Formátování</text:p><draw:enhanced-geometry svg:viewBox="0 0 21600 21600" draw:type="rectangle" draw:enhanced-path="M 0 0 L 21600 0 21600 21600 0 21600 0 0 Z N"/></draw:custom-shape><draw:custom-shape draw:style-name="gr7" draw:text-style-name="P91" svg:width="0.7862in" svg:height="0.2504in" svg:x="2.8563in" svg:y="3.378in"><text:p text:style-name="P90">Stavový řádek</text:p><draw:enhanced-geometry svg:viewBox="0 0 21600 21600" draw:type="rectangle" draw:enhanced-path="M 0 0 L 21600 0 21600 21600 0 21600 0 0 Z N"/></draw:custom-shape><draw:custom-shape draw:style-name="gr8" draw:text-style-name="P91" svg:width="0.7504in" svg:height="0.2504in" svg:x="5.5244in" svg:y="3.5744in"><text:p text:style-name="P90">Postranní lišta</text:p><draw:enhanced-geometry svg:viewBox="0 0 21600 21600" draw:type="rectangle" draw:enhanced-path="M 0 0 L 21600 0 21600 21600 0 21600 0 0 Z N"/></draw:custom-shape><draw:line draw:style-name="gr9" draw:text-style-name="P89" svg:x1="0.574in" svg:y1="1.55in" svg:x2="0.424in" svg:y2="1.4in"><text:p/></draw:line><draw:line draw:style-name="gr9" draw:text-style-name="P89" svg:x1="1.474in" svg:y1="1.55in" svg:x2="0.624in" svg:y2="1.1in"><text:p/></draw:line><draw:line draw:style-name="gr9" draw:text-style-name="P89" svg:x1="2.524in" svg:y1="1.55in" svg:x2="2.074in" svg:y2="1.3in"><text:p/></draw:line><draw:line draw:style-name="gr9" draw:text-style-name="P89" svg:x1="3.674in" svg:y1="1.55in" svg:x2="3.124in" svg:y2="1.15in"><text:p/></draw:line><draw:line draw:style-name="gr9" draw:text-style-name="P89" svg:x1="3.2213in" svg:y1="3.6in" svg:x2="3.224in" svg:y2="4.1in"><text:p/></draw:line><draw:custom-shape draw:style-name="gr10" draw:text-style-name="P91" svg:width="0.7323in" svg:height="0.2504in" svg:x="0.6925in" svg:y="3.378in"><text:p text:style-name="P90">Karta listu</text:p><draw:enhanced-geometry svg:viewBox="0 0 21600 21600" draw:type="rectangle" draw:enhanced-path="M 0 0 L 21600 0 21600 21600 0 21600 0 0 Z N"/></draw:custom-shape><draw:line draw:style-name="gr9" draw:text-style-name="P89" svg:x1="0.9776in" svg:y1="3.5953in" svg:x2="0.974in" svg:y2="3.95in"><text:p/></draw:line><draw:custom-shape draw:style-name="gr3" draw:text-style-name="P91" svg:width="0.6504in" svg:height="0.2504in" svg:x="0.2744in" svg:y="0.0008in"><text:p text:style-name="P90">Záhlaví okna</text:p><draw:enhanced-geometry svg:viewBox="0 0 21600 21600" draw:type="rectangle" draw:enhanced-path="M 0 0 L 21600 0 21600 21600 0 21600 0 0 Z N"/></draw:custom-shape><draw:custom-shape draw:style-name="gr11" draw:text-style-name="P91" svg:width="1.224in" svg:height="0.3642in" svg:x="1.1008in" svg:y="1.5362in"><text:p text:style-name="P90">Aktivní adresa buňky<text:line-break/>(Pole jména)</text:p><draw:enhanced-geometry svg:viewBox="0 0 21600 21600" draw:type="rectangle" draw:enhanced-path="M 0 0 L 21600 0 21600 21600 0 21600 0 0 Z N"/></draw:custom-shape><draw:custom-shape draw:style-name="gr12" draw:text-style-name="P91" svg:width="0.735in" svg:height="0.3642in" svg:x="2.5181in" svg:y="1.5362in"><text:p text:style-name="P90">Sloupec<text:line-break/>záhlaví</text:p><draw:enhanced-geometry svg:viewBox="0 0 21600 21600" draw:type="rectangle" draw:enhanced-path="M 0 0 L 21600 0 21600 21600 0 21600 0 0 Z N"/></draw:custom-shape><draw:custom-shape draw:style-name="gr13" draw:text-style-name="P91" svg:width="0.8614in" svg:height="0.2476in" svg:x="0.3134in" svg:y="2.4028in"><text:p text:style-name="P90">Záhlaví řádku</text:p><draw:enhanced-geometry svg:viewBox="0 0 21600 21600" draw:type="rectangle" draw:enhanced-path="M 0 0 L 21600 0 21600 21600 0 21600 0 0 Z N"/></draw:custom-shape><draw:custom-shape draw:style-name="gr14" draw:text-style-name="P91" svg:width="0.8606in" svg:height="0.248in" svg:x="3.4236in" svg:y="1.5362in"><text:p text:style-name="P90">Lišta vzorců</text:p><draw:enhanced-geometry svg:viewBox="0 0 21600 21600" draw:type="rectangle" draw:enhanced-path="M 0 0 L 21600 0 21600 21600 0 21600 0 0 Z N"/></draw:custom-shape><draw:line draw:style-name="gr9" draw:text-style-name="P89" svg:x1="2.3953in" svg:y1="0.2488in" svg:x2="2.398in" svg:y2="0.7488in"><text:p/></draw:line><draw:line draw:style-name="gr9" draw:text-style-name="P89" svg:x1="0.574in" svg:y1="0.25in" svg:x2="0.574in" svg:y2="0.4in"><text:p/></draw:line><draw:line draw:style-name="gr9" draw:text-style-name="P89" svg:x1="1.4118in" svg:y1="0.2441in" svg:x2="1.424in" svg:y2="0.6in"><text:p/></draw:line><draw:line draw:style-name="gr9" draw:text-style-name="P89" svg:x1="3.8134in" svg:y1="0.2441in" svg:x2="3.8059in" svg:y2="0.95in"><text:p/></draw:line></draw:g></text:p><text:p text:style-name="Caption">Obrázek <text:sequence text:ref-name="refFigure0" text:name="Figure" text:formula="ooow:Figure+1" style:num-format="1">1</text:sequence>: Hlavní dialogové okno programu Calc</text:p></draw:text-box></draw:frame></text:p>
      <text:h text:style-name="P57" text:outline-level="2"><text:bookmark-start text:name="__RefHeading___Toc5537_2101809857"/>Hlavní nabídka<text:bookmark-end text:name="__RefHeading___Toc5537_2101809857"/></text:h>
      <text:p text:style-name="P15">Pokud vybereme položku v  <text:alphabetical-index-mark text:string-value="hlavní nabídka"/>hlavní nabídce, směrem dolů se zobrazí nabídka s příkazy. Hlavní nabídku můžeme přizpůsobit; více informací o tom se nachází v <text:span text:style-name="LOEmphasis">kapitole 14 Přizpůsobení LibreOffice</text:span>.</text:p>
      <text:list xml:id="list81012668174824" text:continue-list="list1946161222573328531" text:style-name="List_20_1">
        <text:list-item>
          <text:p text:style-name="List_20_1"><text:span text:style-name="LOStrongEmphasis">Soubor</text:span> – obsahuje příkazy, které se vztahují k celému dokumentu, například <text:span text:style-name="LOEmphasis">Otevřít</text:span>, <text:span text:style-name="LOEmphasis">Uložit</text:span>, <text:span text:style-name="LOEmphasis">Průvodci</text:span>, <text:span text:style-name="LOEmphasis">Exportovat do PDF</text:span>, <text:span text:style-name="LOEmphasis">Tisk</text:span>, <text:span text:style-name="LOEmphasis">Elektronické podpisy</text:span>.</text:p>
        </text:list-item>
        <text:list-item>
          <text:p text:style-name="List_20_1"><text:span text:style-name="LOStrongEmphasis">Úpravy</text:span> – obsahuje příkazy pro úpravy dokumentu, například <text:span text:style-name="LOEmphasis">Zpět</text:span>, <text:span text:style-name="LOEmphasis">Kopírovat</text:span>, <text:span text:style-name="LOEmphasis">Změny</text:span>, <text:span text:style-name="LOEmphasis">Vyplnit</text:span>, <text:span text:style-name="LOEmphasis">Zásuvný modul</text:span>.</text:p>
        </text:list-item>
        <text:list-item>
          <text:p text:style-name="List_20_1"><text:span text:style-name="LOStrongEmphasis">Zobrazit</text:span> – obsahuje příkazy pro změnu uživatelského rozhraní Calcu, například <text:span text:style-name="LOEmphasis">Nástrojové lišty</text:span>, <text:span text:style-name="LOEmphasis">Záhlaví sloupců a řádků</text:span>, <text:span text:style-name="LOEmphasis">Celá obrazovka</text:span>, <text:span text:style-name="LOEmphasis">Přiblížení</text:span>.</text:p>
        </text:list-item>
        <text:list-item text:style-override="OOoBullets_20_1">
          <text:p text:style-name="P65"><text:span text:style-name="LOStrongEmphasis">Vložit</text:span> – obsahuje příkazy pro vkládání prvků do sešitu, například <text:span text:style-name="LOEmphasis">Obrázky, Rámce, </text:span><text:s/><text:span text:style-name="LOEmphasis">Speciální znaky, Grafy, Funkce</text:span>.</text:p>
        </text:list-item>
        <text:list-item>
          <text:p text:style-name="List_20_1"><text:span text:style-name="LOStrongEmphasis">Formát</text:span> – obsahuje příkazy pro úpravu rozvržení sešitu, například <text:span text:style-name="LOEmphasis">Buňky</text:span>, <text:span text:style-name="LOEmphasis">Stránka</text:span>, <text:span text:style-name="LOEmphasis">Styly a formátování</text:span>, <text:span text:style-name="LOEmphasis">Zarovnání</text:span>.</text:p>
        </text:list-item>
        <text:list-item>
          <text:p text:style-name="P66"><text:span text:style-name="LOStrongEmphasis">List</text:span><text:span text:style-name="T33"> – <text:s/>obsahuje často používané příkazy pro úpravu tabulky, například </text:span><text:span text:style-name="LOEmphasis">Vložit</text:span> a <text:span text:style-name="LOEmphasis">Smazat buňky, sloupce, řádky</text:span> a <text:span text:style-name="LOEmphasis">listy</text:span>, stejně jako <text:span text:style-name="LOEmphasis">Komentáře</text:span> a <text:span text:style-name="LOEmphasis">Vyplnit buňky</text:span>.</text:p>
        </text:list-item>
        <text:list-item>
          <text:p text:style-name="List_20_1"><text:span text:style-name="LOStrongEmphasis">Nástroje</text:span> – obsahuje různé funkce užitečné při kontrole a přizpůsobení sešitu, například <text:span text:style-name="LOEmphasis">Kontrola pravopisu</text:span>, <text:span text:style-name="LOEmphasis">Sdílet document</text:span>, <text:span text:style-name="LOEmphasis">Galerie</text:span>, <text:span text:style-name="LOEmphasis">Makra</text:span> a další.</text:p>
        </text:list-item>
        <text:list-item>
          <text:p text:style-name="List_20_1"><text:span text:style-name="LOStrongEmphasis">Data</text:span> – obsahuje příkazy pro práci s daty v sešitu, například <text:span text:style-name="LOEmphasis">Definovat databázovou oblast</text:span> <text:span text:style-name="LOEmphasis">Seřadit</text:span>, <text:span text:style-name="LOEmphasis">Statistiky, Kontingenční tabulky, Konsolidovat</text:span>.</text:p>
        </text:list-item>
        <text:list-item>
          <text:p text:style-name="List_20_1"><text:span text:style-name="LOStrongEmphasis">Okno</text:span> – obsahuje příkazy pro zobrazení okna, například <text:span text:style-name="LOEmphasis">Nové okno</text:span>, <text:span text:style-name="LOEmphasis">Rozdělit</text:span>.</text:p>
        </text:list-item>
        <text:list-item>
          <text:p text:style-name="List_20_1"><text:span text:style-name="LOStrongEmphasis">Nápověda</text:span> – obsahuje odkazy na systém nápovědy LibreOffice a doplňkové funkce, například <text:span text:style-name="LOEmphasis">Nápověda</text:span>, <text:span text:style-name="LOEmphasis">Informace o licenci</text:span>, <text:span text:style-name="LOEmphasis">Vyhledat aktualizace</text:span> a další.</text:p>
        </text:list-item>
      </text:list>
      <text:h text:style-name="Heading_20_2" text:outline-level="2"><text:bookmark-start text:name="__RefHeading__74056_1365249792"/><text:soft-page-break/>Nástrojové lišty<text:bookmark-end text:name="__RefHeading__74056_1365249792"/></text:h>
      <text:p text:style-name="Text_20_body">Pokud spustíme Calc ve výchozím nastavení, v horní části pracovní plochy budou ukotveny nástrojové lišty Standardní a Formátování (obrázek <text:sequence-ref text:reference-format="value" text:ref-name="refFigure0">1</text:sequence-ref>).</text:p>
      <text:p text:style-name="Text_20_body"><text:alphabetical-index-mark text:string-value="nástrojové lišty" text:key1="buňky"/>Nástrojové lišty programu Calc mohou být napevno ukotveny na určitém místě nebo jako plovoucí, a díky tomu je můžeme umístit na vhodnější místo pracovní plochy. Ukotvené nástrojové lišty se dají přesouvat na jiné místo, kde je lze opět ukotvit, nebo je ponechat jako plovoucí. Plovoucí nástrojové lišty lze zase ukotvit na určité místo.</text:p>
      <text:p text:style-name="Text_20_body">Výchozí sada ikon (někdy označovaných jako tlačítka) na nástrojových lištách nabízí širokou škálu příkazů a funkcí. Ikony lze z nástrojové lišty odstraňovat i přidávat. Více informací se nachází v <text:span text:style-name="LOEmphasis">kapitole 14 Přizpůsobení LibreOffice</text:span>.</text:p>
      <text:h text:style-name="Heading_20_2" text:outline-level="2"><text:bookmark-start text:name="__RefHeading__74058_1365249792"/>Lišta vzorců<text:bookmark-end text:name="__RefHeading__74058_1365249792"/></text:h>
      <text:p text:style-name="Text_20_body"><text:alphabetical-index-mark text:string-value="lišta vzorců"/>Lišta vzorců je umístěna v horní části listu. Na tomto místě je trvale ukotvena a nelze ji změnit na plovoucí. Pokud není lišta viditelná, zvolíme <text:span text:style-name="LOMenuPath">Zobrazit</text:span> v hlavní nabídce a vybereme <text:span text:style-name="LOMenuPath">Lišta vzorců</text:span>.</text:p>
      <text:p text:style-name="Figure"><draw:frame draw:style-name="fr2" draw:name="Frame4" text:anchor-type="as-char" svg:width="6.6929in" draw:z-index="19"><draw:text-box fo:min-height="0.4925in"><text:p text:style-name="Caption"><draw:frame draw:style-name="fr10" draw:name="graphics6" text:anchor-type="as-char" svg:width="6.6929in" svg:height="0.2484in" draw:z-index="27"><draw:image xlink:href="Pictures/1000020100000393000000224873CB03E5265815.png" xlink:type="simple" xlink:show="embed" xlink:actuate="onLoad"/></draw:frame></text:p><text:p text:style-name="Caption">Obrázek <text:sequence text:ref-name="refFigure1" text:name="Figure" text:formula="ooow:Figure+1" style:num-format="1">2</text:sequence>: Lišta vzorců</text:p></draw:text-box></draw:frame></text:p>
      <text:p text:style-name="Text_20_body">Lišta vzorců se skládá z následujících součástí (zleva doprava, obrázek <text:sequence-ref text:reference-format="value" text:ref-name="refFigure1">2</text:sequence-ref>):</text:p>
      <text:list xml:id="list81012052720548" text:continue-numbering="true" text:style-name="List_20_1">
        <text:list-item>
          <text:p text:style-name="P67"><text:span text:style-name="LOStrongEmphasis">Pole názvu</text:span> – zobrazuje aktuální odkaz na aktivní buňku, který se sestává z kombinace písmen a číslic, například A1. Písmeno značí sloupec a číslo řádek vybrané buňky. Pokud jsme označili určitou oblast buněk, které se také říká rozsah, potom je název oblasti uveden v této kolonce. Pro přesun na danou buňku můžeme zadat odkaz v poli Název. Pokud zadáme název oblasti a stisknete tlačítko <text:span text:style-name="LOKeystroke">Enter</text:span>, pojmenovaná oblast se vybere a zobrazí.</text:p>
        </text:list-item>
        <text:list-item>
          <text:p text:style-name="List_20_1"><text:span text:style-name="LOStrongEmphasis">Průvodce funkcí</text:span> <text:span text:style-name="T8"><draw:frame draw:style-name="fr11" draw:name="graphics9" text:anchor-type="as-char" svg:width="0.2492in" svg:height="0.2362in" draw:z-index="29"><draw:image xlink:href="Pictures/100002010000001200000011D06CDE6AFDD04179.png" xlink:type="simple" xlink:show="embed" xlink:actuate="onLoad"/></draw:frame></text:span> – <text:alphabetical-index-mark text:string-value="Průvodce funkcí"/>otevře dialogové okno, kde můžeme vyhledávat dostupné funkce. To může být také velmi užitečné pro zobrazení toho, jak jsou funkce definovány.</text:p>
        </text:list-item>
        <text:list-item>
          <text:p text:style-name="List_20_1"><text:span text:style-name="LOStrongEmphasis">Součet</text:span> <text:span text:style-name="T8"><draw:frame draw:style-name="fr11" draw:name="graphics28" text:anchor-type="as-char" svg:width="0.2083in" svg:height="0.2083in" draw:z-index="30"><draw:image xlink:href="Pictures/100002010000000F0000000F9C8420F2D1980C35.png" xlink:type="simple" xlink:show="embed" xlink:actuate="onLoad"/></draw:frame></text:span> – po klepnutí na ikonu Součet sečte čísla v buňkách nad vybranou buňkou a umístí výsledný součet do vybrané buňky. Pokud v buňkách nad vybranou buňkou čísla nejsou, pak se sčítají čísla v buňkách nalevo od vybrané buňky.</text:p>
        </text:list-item>
        <text:list-item>
          <text:p text:style-name="List_20_1"><text:span text:style-name="LOStrongEmphasis">Funkce</text:span> <text:span text:style-name="T27"><draw:frame draw:style-name="fr11" draw:name="graphics41" text:anchor-type="as-char" svg:width="0.1807in" svg:height="0.0965in" draw:z-index="31"><draw:image xlink:href="Pictures/100002010000000D00000007753A0E500F38E99E.png" xlink:type="simple" xlink:show="embed" xlink:actuate="onLoad"/></draw:frame></text:span> – po klepnutí na ikonu Funkce se vloží do vybrané buňky a <text:span text:style-name="LOStrongEmphasis">Vstupního řádku</text:span> znaménko rovná se (=) a poté je možné zadat vzorec.</text:p>
        </text:list-item>
        <text:list-item>
          <text:p text:style-name="List_20_1"><text:span text:style-name="LOStrongEmphasis">Vstupní řádek</text:span> – zobrazuje obsah vybrané buňky (data, rovnice nebo funkce) a umožňuje jeho úpravu. Chcete-li Vstupní řádek změnit na víceřádkový pro velmi dlouhé vzorce, klepněte na rozšiřující tlačítko po pravé straně.</text:p>
        </text:list-item>
        <text:list-item>
          <text:p text:style-name="List_20_1">Obsah buňky můžeme upravit také přímo poklepáním na buňku. Při zadávání nových dat do buňky se ikony Součet a Funkce změní na <text:span text:style-name="LOMenuPath">Zrušit</text:span> a <text:span text:style-name="LOMenuPath">Přijmout</text:span> <text:span text:style-name="T27"><draw:frame draw:style-name="fr11" draw:name="graphics49" text:anchor-type="as-char" svg:width="0.5547in" svg:height="0.2083in" draw:z-index="32"><draw:image xlink:href="Pictures/10000201000000280000000F7C88F968F2C3B92D.png" xlink:type="simple" xlink:show="embed" xlink:actuate="onLoad"/></draw:frame></text:span>.</text:p>
        </text:list-item>
      </text:list>
      <text:list xml:id="list81012625971793" text:continue-list="list2772207400000940396" text:style-name="Heading_20_Note">
        <text:list-item>
          <text:p text:style-name="Heading_20_Note">Poznámka</text:p>
        </text:list-item>
      </text:list>
      <text:p text:style-name="P19">V sešitech pojem “funkce” zahrnuje mnohem víc než jen matematické funkce. Více informací se nachází v <text:span text:style-name="LOEmphasis"> Uživatelské příručce v kapitole 7 Použití vzorců a funkcí</text:span>. </text:p>
      <text:h text:style-name="Heading_20_2" text:outline-level="2"><text:bookmark-start text:name="__RefHeading__74060_1365249792"/><text:soft-page-break/>Rozvržení sešitu<text:bookmark-end text:name="__RefHeading__74060_1365249792"/></text:h>
      <text:h text:style-name="Heading_20_3" text:outline-level="3"><text:bookmark-start text:name="__RefHeading__30387_1380607024"/>Jednotlivé buňky<text:bookmark-end text:name="__RefHeading__30387_1380607024"/></text:h>
      <text:p text:style-name="P24">Hlavní část pracovní plochy v programu Calc zobrazuje <text:alphabetical-index-mark text:string-value="popis" text:key1="buňky"/>buňky ve formě mřížky. Každá buňka je tvořena průsečíkem sloupce a řádku v sešitu.</text:p>
      <text:p text:style-name="Text_20_body">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Text_20_body">Tato záhlaví sloupců a řádků tvoří odkazy na buňky, které se zobrazí v Poli názvu na Liště vzorců (Obrázek <text:sequence-ref text:reference-format="value" text:ref-name="refFigure1">2</text:sequence-ref>). V případě, že v sešitu nejsou záhlaví viditelná, přejdeme na <text:span text:style-name="LOMenuPath">Zobrazit</text:span> v hlavní nabídce a vybereme <text:span text:style-name="LOMenuPath">Záhlaví sloupců a řádků</text:span>.</text:p>
      <text:h text:style-name="Heading_20_3" text:outline-level="3"><text:bookmark-start text:name="__RefHeading__74062_1365249792"/>Karty listů<text:bookmark-end text:name="__RefHeading__74062_1365249792"/></text:h>
      <text:p text:style-name="Text_20_body">V sešitu programu Calc lze mít více než jeden list. V dolní části mřížky buněk sešitu <text:alphabetical-index-mark text:string-value="karty listů"/>jsou karty listů, značící, kolik listů v sešitu je. Po klepnutí na kartu je umožněn přístup ke každému jednotlivému listu a zobrazení tohoto listu. Aktivní list je označen kartou bílé barvy (výchozí nastavení Calcu). Můžeme také vybrat více listů tím, že během klepání na karty podržíme klávesu <text:span text:style-name="LOKeystroke">Ctrl</text:span>.</text:p>
      <text:p text:style-name="Text_20_body">Chceme-li změnit výchozí název listu (List1, List2 a tak dále), klepneme pravým tlačítkem myši na kartu listu a z místní nabídky vybereme <text:span text:style-name="LOMenuPath">Přejmenovat list</text:span>. Otevře se dialogové okno, ve kterém zadáme nový název listu. Jsme-li hotovi, klepnutím na tlačítko <text:span text:style-name="LOMenuPath">OK</text:span> dialogové okno zavřeme.</text:p>
      <text:p text:style-name="Text_20_body">Chceme-li změnit barvu karty listu, klepneme pravým tlačítkem myši na kartu, vybereme z místní nabídky <text:span text:style-name="LOMenuPath">Barva karty</text:span>. Otevře se dialogové okno <text:span text:style-name="LOMenuPath">Barva karty</text:span> (Obrázek <text:sequence-ref text:reference-format="value" text:ref-name="refFigure2">3</text:sequence-ref>). Vybereme požadovanou barvu a klepnutím na <text:span text:style-name="LOMenuPath">OK</text:span> dialogové okno zavřeme. Více informací o přidávání nových barev do palety se nachází v <text:span text:style-name="LOEmphasis">kapitole 14 Přizpůsobení LibreOffice</text:span>.</text:p>
      <text:p text:style-name="Figure"><draw:frame draw:style-name="fr3" draw:name="Frame32" text:anchor-type="as-char" svg:width="2.0043in" draw:z-index="33"><draw:text-box fo:min-height="2.5547in"><text:p text:style-name="Caption"><draw:frame draw:style-name="fr12" draw:name="Image9" text:anchor-type="as-char" svg:width="2.0043in" style:rel-width="100%" svg:height="2.5547in" style:rel-height="scale" draw:z-index="38"><draw:image xlink:href="Pictures/10000201000000E20000011E4BFC5D7CB3438A5F.png" xlink:type="simple" xlink:show="embed" xlink:actuate="onLoad"/></draw:frame></text:p><text:p text:style-name="Caption">Obrázek <text:sequence text:ref-name="refFigure2" text:name="Figure" text:formula="ooow:Figure+1" style:num-format="1">3</text:sequence>: Dialogové okno Barva karty</text:p></draw:text-box></draw:frame></text:p>
      <text:h text:style-name="Heading_20_3" text:outline-level="3"><text:bookmark-start text:name="__RefHeading__89794_462712302"/>Stavový řádek<text:bookmark-end text:name="__RefHeading__89794_462712302"/></text:h>
      <text:p text:style-name="Text_20_body"><text:alphabetical-index-mark text:string-value="stavový řádek"/>Stavový řádek programu Calc (Obrázek <text:sequence-ref text:reference-format="value" text:ref-name="refFigure3">4</text:sequence-ref>) poskytuje informace o sešitu a také rychlý a pohodlný způsob jak změnit některé z jeho vlastností. Většina polí je podobná jako v ostatních součástech LibreOffice; v této příručce se více informací nachází v <text:span text:style-name="LOEmphasis">kapitole 1 Úvod do LibreOffice</text:span> a <text:span text:style-name="LOEmphasis">v kapitole 1 Introducing Calc příručky Calc Guide</text:span>.</text:p>
      <text:p text:style-name="Figure"><text:soft-page-break/><draw:frame draw:style-name="fr3" draw:name="Frame35" text:anchor-type="as-char" svg:width="6.6929in" draw:z-index="39"><draw:text-box fo:min-height="1.272in"><text:p text:style-name="Caption"><draw:frame draw:style-name="fr21" draw:name="Object1" text:anchor-type="as-char" svg:y="-1.0602in" svg:width="6.6929in" svg:height="1.022in" draw:z-index="40"><draw:object xlink:href="./Object 1" xlink:type="simple" xlink:show="embed" xlink:actuate="onLoad"/><draw:image xlink:href="./ObjectReplacements/Object 1" xlink:type="simple" xlink:show="embed" xlink:actuate="onLoad"/><svg:desc>Objekt OLE</svg:desc></draw:frame></text:p><text:p text:style-name="Caption">Obrázek <text:sequence text:ref-name="refFigure3" text:name="Figure" text:formula="ooow:Figure+1" style:num-format="1">4</text:sequence>: Stavový řádek programu Calc</text:p></draw:text-box></draw:frame></text:p>
      <text:h text:style-name="Heading_20_3" text:outline-level="3"><text:bookmark-start text:name="__RefHeading__89796_462712302"/>Postranní lišta<text:bookmark-end text:name="__RefHeading__89796_462712302"/></text:h>
      <text:p text:style-name="P16">Postranní lišta programu Calc (<text:span text:style-name="LOMenuPath">Zobrazit &gt; Postranní lišta</text:span>) se nachází na pravé straně okna. Jedná se o kombinaci nástrojové lišty a dialogového okna. Je to podobné jako v postranní liště pro Writer (viz kapitoly 1 a 4 této knihy) a skládá se z pěti <text:alphabetical-index-mark text:string-value="karty"/>karet: Vlastnosti, Styly a formátování, Galerie, <text:s/>Navigátor a Funkce. Každá karta má svou ikonu na <text:alphabetical-index-mark text:string-value="Panel karet"/>panelu karet nacházejícím se vpravo od postranní lišty, který umožňuje mezi kartami přepínat.</text:p>
      <text:p text:style-name="Text_20_Body_20_List_20_Intro">Jednotlivé karty jsou popsány níže.</text:p>
      <text:list xml:id="list81010980136657" text:continue-list="list81012052720548" text:style-name="List_20_1">
        <text:list-item>
          <text:p text:style-name="List_20_1"><text:span text:style-name="LOStrongEmphasis">Vlastnosti</text:span>: Tato karta obsahuje pět panelů.</text:p>
        </text:list-item>
      </text:list>
      <text:list xml:id="list9216159432063125085" text:style-name="List_20_2">
        <text:list-item>
          <text:p text:style-name="P83"><text:span text:style-name="LOStrongEmphasis">Styly:</text:span> Přístup k dostupným stylům buněk, aktualizuje styly buněk a nové styly buněk.</text:p>
        </text:list-item>
        <text:list-item>
          <text:p text:style-name="List_20_2"><text:span text:style-name="LOStrongEmphasis">Znak</text:span>: Ovládací prvky pro formátování textu, jako je například písmo, velikost a barva. Některé ovládací prvky, jako je například horní index, se stanou aktivní pouze tehdy, když je ve Vstupním řádku Lišty vzorců nebo v buňce textový kurzor.</text:p>
        </text:list-item>
        <text:list-item text:style-override="OOoBullets_20_2">
          <text:p text:style-name="P86"><text:span text:style-name="LOStrongEmphasis">Zarovnání</text:span>: Ovládací prvky pro zarovnání textu různými způsoby, včetně vodorovného a svislého, zalomení, odsazení, slučování, orientaci textu a svislé zarovnání.</text:p>
        </text:list-item>
        <text:list-item>
          <text:p text:style-name="List_20_2"><text:span text:style-name="LOStrongEmphasis">Vzhled buňky:</text:span> Ovládací prvky pro nastavení volby vzhledu, včetně barvy pozadí buňky, formátu ohraničení buňky včetně barvy čáry a jejího stylu a mřížky.</text:p>
        </text:list-item>
        <text:list-item text:style-override="OOoBullets_20_2">
          <text:p text:style-name="P86"><text:span text:style-name="LOStrongEmphasis">Formát čísla:</text:span> Rychlá změna formátu čísel včetně desetinných míst, měny, data nebo číselného textu. K dispozici jsou také ovládací prvky číselných a textových polí formulářů.</text:p>
        </text:list-item>
      </text:list>
      <text:p text:style-name="LOList_20_1_5f_TextBody">Každý z těchto panelů má tlačítko <text:span text:style-name="LOMenuPath">Další možnosti</text:span>, které otevře dialogové okno s větším počtem možností. Tato dialogová okna uzamknou dokument pro úpravy, dokud nebudou uzavřena.</text:p>
      <text:list xml:id="list81011770244435" text:continue-list="list81010980136657" text:style-name="List_20_1">
        <text:list-item>
          <text:p text:style-name="List_20_1"><text:span text:style-name="LOStrongEmphasis">Styly a Formátování:</text:span> Tato karta obsahuje jediný panel, který je stejný jako při otevření tlačítkem <text:span text:style-name="LOMenuPath">Styly a formátování</text:span> (<text:span text:style-name="LOKeystroke">F11</text:span>)  z nástrojové lišty Formátování textu.</text:p>
        </text:list-item>
        <text:list-item>
          <text:p text:style-name="List_20_1"><text:span text:style-name="LOStrongEmphasis">Galerie</text:span>: Tato karta obsahuje jediný panel, který je stejný jako při otevření tlačítkem <text:span text:style-name="LOMenuPath">Galerie</text:span> z nástrojové lišty Standardní nebo z hlavní nabídky <text:span text:style-name="LOMenuPath">Nástroje &gt; Galerie</text:span>.</text:p>
        </text:list-item>
        <text:list-item>
          <text:p text:style-name="List_20_1"><text:span text:style-name="LOStrongEmphasis">Navigátor</text:span>: Tato karta obsahuje jediný panel, který je v podstatě stejný jako okno otevřené klepnutím na tlačítko  <text:span text:style-name="LOMenuPath">Navigátor</text:span> v nástrojové liště Standardní nebo z hlavní nabídky <text:span text:style-name="LOMenuPath">Zobrazit &gt; Navigátor</text:span> (<text:span text:style-name="LOKeystroke">F5</text:span>). U Navigátoru v postranní liště pouze chybí tlačítko <text:span text:style-name="LOMenuPath">Obsah</text:span>.</text:p>
        </text:list-item>
        <text:list-item>
          <text:p text:style-name="P68"><text:span text:style-name="LOStrongEmphasis">Funkce</text:span>: Tato karta obsahuje jediný panel, který je stejný jako okno otevřené z hlavní nabídky <text:span text:style-name="LOMenuPath">Vložit &gt; Funkce...</text:span>.</text:p>
        </text:list-item>
      </text:list>
      <text:p text:style-name="Text_20_body">Na pravé straně záhlaví každé otevřené čísti je tlačítko <text:span text:style-name="LOMenuPath">Zavřít</text:span> (<text:span text:style-name="LOMenuPath">X</text:span>), které danou kartu zavře, otevřená zůstane pouze lišta karet. Klepnutím na některou z ikon na liště kartu znovu otevřeme.</text:p>
      <text:p text:style-name="Text_20_body">Postranní lištu můžeme skrýt, nebo znovu zobrazit tím, že klepneme na okraj s tlačítkem Skrýt/Zobrazit. Šířku zobrazené karty můžeme nastavit přetažením levého okraje postranní lišty.</text:p>
      <text:h text:style-name="Heading_20_1" text:outline-level="1"><text:bookmark-start text:name="__RefHeading__17109_1267672555"/><text:soft-page-break/>Otevírání souboru CSV<text:bookmark-end text:name="__RefHeading__17109_1267672555"/></text:h>
      <text:p text:style-name="Text_20_body"><text:alphabetical-index-mark text:string-value="hodnoty oddělené čárkami (CSV)"/><text:alphabetical-index-mark text:string-value="soubory CSV"/>Soubory CSV (Comma-separated-values) jsou soubory sešitu v textovém formátu, ve kterých je obsah buněk oddělen znakem, například čárkou nebo středníkem. Každý řádek představuje řádek v tabulce. Text je vložen v uvozovkách; čísla se vkládají bez uvozovek.</text:p>
      <text:list xml:id="list8038264361481145663" text:style-name="Heading_20_Tip">
        <text:list-item>
          <text:p text:style-name="Heading_20_Tip">Tip</text:p>
        </text:list-item>
      </text:list>
      <text:p text:style-name="Text_20_Note">Většina souborů CSV pocházejí z databázových tabulek, dotazů nebo zpráv, kde jsou vyžadovány další výpočty a grafy. V operačním systému Microsoft Windows mají tyto soubory často příponu XLS aby vypadaly jako soubor aplikace Excel, ale jsou stále interně CSV souborem.</text:p>
      <text:p text:style-name="Text_20_Body_20_List_20_Intro"><text:alphabetical-index-mark text:string-value="otevřít" text:key1="soubor CSV"/>Chceme-li otevřít soubor CSV v Calcu:</text:p>
      <text:list xml:id="list2637895539329652154" text:style-name="OOoNum_20_123">
        <text:list-item text:start-value="1">
          <text:p text:style-name="P73">V hlavní nabídce vybereme <text:span text:style-name="LOMenuPath">Soubor &gt; Otevřít</text:span> a vyhledáme soubor CSV, který chceme otevřít.</text:p>
        </text:list-item>
        <text:list-item>
          <text:p text:style-name="P73">Vybereme soubor a klepneme na tlačítko <text:span text:style-name="LOMenuPath">Otevřít</text:span>. Ve výchozím nastavení má soubor CSV příponu <text:span text:style-name="LOComputerCode">.csv</text:span>. Některé soubory CSV nicméně mohou mít příponu <text:span text:style-name="LOComputerCode">.txt</text:span>.</text:p>
        </text:list-item>
        <text:list-item>
          <text:p text:style-name="P74">Otevře se dialogové okno <text:span text:style-name="LOMenuPath">Import textu</text:span> (obrázek <text:sequence-ref text:reference-format="value" text:ref-name="refFigure4">5</text:sequence-ref>).  Zde si můžeme vybrat různé možnosti dostupné pro import souboru CSV do sešitu Calc.</text:p>
        </text:list-item>
        <text:list-item>
          <text:p text:style-name="P74">Klepnutím na talčítko <text:span text:style-name="LOMenuPath">OK</text:span> soubor otevřeme a importujeme.</text:p>
        </text:list-item>
      </text:list>
      <text:p text:style-name="Figure"><draw:frame draw:style-name="fr3" draw:name="Frame26" text:anchor-type="as-char" svg:width="4.7925in" draw:z-index="45"><draw:text-box fo:min-height="4.7311in"><text:p text:style-name="Caption"><draw:frame draw:style-name="fr12" draw:name="Image2" text:anchor-type="as-char" svg:width="4.528in" style:rel-width="100%" svg:height="4.3272in" style:rel-height="scale" draw:z-index="46"><draw:image xlink:href="Pictures/10000201000002A000000291EA909E2A67891E62.png" xlink:type="simple" xlink:show="embed" xlink:actuate="onLoad"/></draw:frame></text:p><text:p text:style-name="Caption">Obrázek <text:sequence text:ref-name="refFigure4" text:name="Figure" text:formula="ooow:Figure+1" style:num-format="1">5</text:sequence>: Dialogové okno Import textu</text:p></draw:text-box></draw:frame></text:p>
      <text:p text:style-name="P41"><text:soft-page-break/>Možnosti importu souborů CSV do sešitu Calc jsou následující:</text:p>
      <text:list xml:id="list81012262394920" text:continue-list="list81011770244435" text:style-name="List_20_1">
        <text:list-item>
          <text:p text:style-name="P70"><text:span text:style-name="LOStrongEmphasis">Import</text:span></text:p>
        </text:list-item>
      </text:list>
      <text:list xml:id="list81012401120261" text:continue-list="list9216159432063125085" text:style-name="List_20_2">
        <text:list-item>
          <text:p text:style-name="P87"><text:span text:style-name="LOEmphasis">Znaková sada</text:span> – určuje znakovou sadu použitou v importovaném souboru.</text:p>
        </text:list-item>
        <text:list-item>
          <text:p text:style-name="P84"><text:span text:style-name="LOEmphasis">Jazyk</text:span> – určuje, jak jsou importovány číselné řetězce.<text:line-break/><text:line-break/>Pokud je pro import CSV Jazyk nastaven na Výchozí, použije Calc globálně nastavený jazyk. Pokud je nastaven určitý jazyk, bude při importu použit ten.</text:p>
        </text:list-item>
        <text:list-item>
          <text:p text:style-name="P84"><text:span text:style-name="LOEmphasis">Od řádku</text:span> – určuje, od kterého řádku import započne. Náhled řádků se zobrazuje v dolní části dialogového okna.</text:p>
        </text:list-item>
      </text:list>
      <text:list xml:id="list81011681632345" text:continue-list="list81012262394920" text:style-name="List_20_1">
        <text:list-item>
          <text:p text:style-name="List_20_1"><text:span text:style-name="LOStrongEmphasis">Možnosti oddělovače</text:span> – určuje, zda jsou data oddělena určitým znakem, nebo zda používají pevnou šířku záznamů.</text:p>
        </text:list-item>
      </text:list>
      <text:list xml:id="list81012388362984" text:continue-list="list81012401120261" text:style-name="List_20_2">
        <text:list-item>
          <text:p text:style-name="List_20_2"><text:span text:style-name="LOEmphasis">Pevná šířka</text:span> – data se rozdělí do sloupců podle pevné šířky (stejný počet znaků). Šířku nastavíme klepnutím na pravítko v okně náhledu.</text:p>
        </text:list-item>
        <text:list-item>
          <text:p text:style-name="List_20_2"><text:span text:style-name="LOEmphasis">Odděleno pomocí</text:span> – vybereme oddělovač, podle kterého se data rozdělí do sloupců. Jestliže zvolíme <text:span text:style-name="LOEmphasis">Jiný</text:span>, znak použitý pro oddělení dat do sloupců určíme sami. Tento vlastní oddělovač musí být také obsažen v datech.</text:p>
        </text:list-item>
        <text:list-item>
          <text:p text:style-name="List_20_2"><text:span text:style-name="LOEmphasis">Sloučit oddělovače</text:span> – spojí po sobě jdoucí oddělovače a odstraní prázdná datová pole.</text:p>
        </text:list-item>
        <text:list-item>
          <text:p text:style-name="List_20_2"><text:span text:style-name="LOEmphasis">Oddělovač textu</text:span> – vybereme znak, který vymezuje textová data.</text:p>
        </text:list-item>
      </text:list>
      <text:list xml:id="list81011026282466" text:continue-list="list81011681632345" text:style-name="List_20_1">
        <text:list-item>
          <text:p text:style-name="List_20_1"><text:span text:style-name="LOStrongEmphasis">Ostatní možnosti</text:span></text:p>
        </text:list-item>
      </text:list>
      <text:list xml:id="list81012596643942" text:continue-list="list81012388362984" text:style-name="List_20_2">
        <text:list-item>
          <text:p text:style-name="List_20_2"><text:span text:style-name="LOEmphasis">Pole v uvozovkách jako text</text:span> – je-li tato možnost povolena, pole nebo buňky, jejichž celý obsah je v uvozovkách (první a poslední znak hodnoty se rovnají oddělovači textu), jsou importovány jako text.</text:p>
        </text:list-item>
        <text:list-item>
          <text:p text:style-name="P85"><text:span text:style-name="LOEmphasis">Rozpoznat speciální čísla</text:span> - pokud je zaškrtnuta tato možnost, Calc bude automaticky rozpoznávat formát čísel, včetně speciálních formátů, jako jsou datum, čas a vědecká notace. Zvolený jazyk také ovlivňuje, jak jsou detekována speciální čísla, protože v různých jazycích a regionech se pro ně používají různé zvyklosti.</text:p>
          <text:p text:style-name="P85">Je-li tato volba vypnuta, bude Calc detekovat a převádět pouze desetinná čísla. Ostatní čísla, včetně vědeckého zápisu, budou importována jako text. Desetinné číslo může obsahovat číslice 0-9, oddělovače tisíců a desetinných míst. Oddělovače tisíců a desetinných míst se mohou lišit v závislosti na vybraném jazyku.</text:p>
        </text:list-item>
      </text:list>
      <text:list xml:id="list81011308572493" text:continue-list="list81011026282466" text:style-name="List_20_1">
        <text:list-item>
          <text:p text:style-name="List_20_1"><text:span text:style-name="LOStrongEmphasis">Pole</text:span> – zobrazuje, jak budou data vypadat po rozdělení do sloupců.</text:p>
        </text:list-item>
      </text:list>
      <text:list xml:id="list81010937481259" text:continue-list="list81012596643942" text:style-name="List_20_2">
        <text:list-item>
          <text:p text:style-name="List_20_2"><text:span text:style-name="LOEmphasis">Typ sloupce</text:span> – vybereme sloupec v okně náhledu a typ dat, který se má u importovaného sloupce použít.</text:p>
        </text:list-item>
        <text:list-item>
          <text:p text:style-name="List_20_2"><text:span text:style-name="LOEmphasis">Standardní </text:span>– Calc sám určí typ dat.</text:p>
        </text:list-item>
        <text:list-item>
          <text:p text:style-name="List_20_2"><text:span text:style-name="LOEmphasis">Text</text:span> – importovaná data budou považována za text.</text:p>
        </text:list-item>
        <text:list-item>
          <text:p text:style-name="List_20_2"> <text:span text:style-name="LOEmphasis">Anglicky (USA)</text:span> – budou vyhledána a importována čísla formátovaná v americké angličtině, bez ohledu na jazyk systému. Formát čísel nebude použit. Pokud nebudou dostupné žádné anglické položky, použije se formát <text:span text:style-name="LOEmphasis">Standardní</text:span>.</text:p>
        </text:list-item>
        <text:list-item>
          <text:p text:style-name="List_20_2"><text:span text:style-name="LOEmphasis">Skrýt</text:span> – data z vybraného sloupce nebudou importována.</text:p>
        </text:list-item>
      </text:list>
      <text:h text:style-name="Heading_20_1" text:outline-level="1"><text:bookmark-start text:name="__RefHeading__30391_1380607024"/><text:soft-page-break/><text:alphabetical-index-mark text:string-value="ukládání" text:key1="sešity"/><text:alphabetical-index-mark text:string-value="způsoby" text:key1="ukládání sešitů"/>Ukládání sešitů<text:bookmark-end text:name="__RefHeading__30391_1380607024"/></text:h>
      <text:p text:style-name="P26">Více Informací o ukládání souborů, jak automatickém, tak ručním, se nachází v <text:span text:style-name="LOEmphasis">kapitole 1 Úvod do LibreOffice</text:span>. V Calcu lze ukládat sešity také v různých formátech a také je exportovat do formátů souboru PDF, HTML a XHTML. Více informací se nachází v <text:span text:style-name="LOEmphasis">kapitole 6 Printing, Exporting, and E-mailing příručky Calc Guide</text:span>.</text:p>
      <text:h text:style-name="Heading_20_2" text:outline-level="2"><text:bookmark-start text:name="__RefHeading__30393_1380607024"/><text:alphabetical-index-mark text:string-value="ukládání jako Microsoft Excel" text:key1="sešity"/>Ukládání do jiných formátů sešitu<text:bookmark-end text:name="__RefHeading__30393_1380607024"/></text:h>
      <text:p text:style-name="Text_20_Body_20_List_20_Intro">Pokud si potřebujeme vyměňovat soubory s uživateli, kteří nejsou schopni přijímat soubory sešitu ve formátu Open Document (ODF) (<text:span text:style-name="LOComputerCode">*.ods</text:span>), jenž Calc používá jako výchozí, můžeme sešit uložit v jiném formátu.</text:p>
      <text:list xml:id="list675684485149093929" text:style-name="Numbering_20_1">
        <text:list-item>
          <text:p text:style-name="Numbering_20_1">Uložíme sešit do souborového formátu Calc (<text:span text:style-name="LOComputerCode">*.ods</text:span>).</text:p>
        </text:list-item>
        <text:list-item>
          <text:p text:style-name="Numbering_20_1">V hlavní nabídce zvolíme <text:span text:style-name="LOMenuPath">Soubor &gt; Uložit jako</text:span>, čímž otevřeme dialogové okno <text:span text:style-name="LOMenuPath">Uložit jako</text:span> (obrázek <text:sequence-ref text:reference-format="value" text:ref-name="refFigure5">6</text:sequence-ref>).</text:p>
        </text:list-item>
      </text:list>
      <text:p text:style-name="Figure"><draw:frame draw:style-name="fr3" draw:name="Frame41" text:anchor-type="as-char" svg:width="5.6693in" draw:z-index="47"><draw:text-box fo:min-height="3.6811in"><text:p text:style-name="Caption"><draw:frame draw:style-name="fr12" draw:name="Image18" text:anchor-type="as-char" svg:width="5.6693in" style:rel-width="100%" svg:height="3.4484in" style:rel-height="scale" draw:z-index="48"><draw:image xlink:href="Pictures/10000201000002E7000001CD2A4B5785806E69AC.png" xlink:type="simple" xlink:show="embed" xlink:actuate="onLoad"/></draw:frame></text:p><text:p text:style-name="Caption">Obrázek <text:sequence text:ref-name="refFigure5" text:name="Figure" text:formula="ooow:Figure+1" style:num-format="1">6</text:sequence>: Dialogové okno Uložit jako</text:p></draw:text-box></draw:frame></text:p>
      <text:list xml:id="list81011914742584" text:continue-numbering="true" text:style-name="Numbering_20_1">
        <text:list-item>
          <text:p text:style-name="P75">Do pole <text:span text:style-name="LOMenuPath">Název souboru</text:span> můžeme zadat nový název souboru.</text:p>
        </text:list-item>
        <text:list-item>
          <text:p text:style-name="P75">V rozbalovacím seznamu <text:span text:style-name="LOMenuPath">Typ souboru</text:span> vybereme typ formátu sešitu, který chceme použít.</text:p>
        </text:list-item>
        <text:list-item>
          <text:p text:style-name="P75">Pokud vybereme <text:span text:style-name="LOMenuPath">Automatická přípona názvu souborů</text:span>, k názvu souboru se přidá správná přípona souboru pro zvolený formát sešitu.</text:p>
        </text:list-item>
        <text:list-item>
          <text:p text:style-name="P75">Klepneme na tlačítko <text:span text:style-name="LOMenuPath">Uložit</text:span>.</text:p>
        </text:list-item>
        <text:list-item>
          <text:p text:style-name="P75">Pokaždé, když klepneme na tlačítko <text:span text:style-name="LOMenuPath">Uložit</text:span>, otevře se dialogové okno <text:span text:style-name="LOMenuPath">Potvrdit formát souboru</text:span>, (obrázek <text:sequence-ref text:reference-format="value" text:ref-name="refFigure6">7</text:sequence-ref>). Klepnutím na tlačítko <text:span text:style-name="LOMenuPath">Použít formát [xxx]</text:span> budeme v ukládáni ve vybraném formátu sešitu pokračovat, klepnutím na tlačítko <text:span text:style-name="LOMenuPath">Použít formát ODF</text:span> uložíme sešit v formátu ODS, pro Calc.</text:p>
        </text:list-item>
        <text:list-item>
          <text:p text:style-name="P75">Pokud je vybrán formát <text:span text:style-name="LOMenuPath">Text CSV</text:span> (<text:span text:style-name="LOComputerCode">*.csv</text:span>), otevře se dialogové okno <text:span text:style-name="LOMenuPath">Exportovat textový soubor</text:span> (obrázek <text:sequence-ref text:reference-format="value" text:ref-name="refFigure7">8</text:sequence-ref>). Zde můžeme vybrat znakovou sadu, oddělovač pole, oddělovač textu, a tak dále, které mají být použity pro soubor CSV.</text:p>
        </text:list-item>
      </text:list>
      <text:p text:style-name="Figure"><text:soft-page-break/><draw:frame draw:style-name="fr3" draw:name="Frame2" text:anchor-type="as-char" svg:width="4.4882in" draw:z-index="49"><draw:text-box fo:min-height="2.2717in"><text:p text:style-name="Caption"><draw:frame draw:style-name="fr12" draw:name="Image19" text:anchor-type="as-char" svg:width="4.4882in" style:rel-width="100%" svg:height="1.9689in" style:rel-height="scale" draw:z-index="50"><draw:image xlink:href="Pictures/100002010000026300000108FB19DABAEE3D0E92.png" xlink:type="simple" xlink:show="embed" xlink:actuate="onLoad"/></draw:frame></text:p><text:p text:style-name="Caption">Obrázek <text:sequence text:ref-name="refFigure6" text:name="Figure" text:formula="ooow:Figure+1" style:num-format="1">7</text:sequence>: dialogové okno Potvrdit formát souboru</text:p></draw:text-box></draw:frame></text:p>
      <text:p text:style-name="Figure"><draw:frame draw:style-name="fr3" draw:name="Frame36" text:anchor-type="as-char" svg:width="5.0839in" draw:z-index="51"><draw:text-box fo:min-height="2.3626in"><text:p text:style-name="Caption"><draw:frame draw:style-name="fr10" draw:name="graphics47" text:anchor-type="as-char" svg:width="5.0839in" svg:height="2.1571in" draw:z-index="52"><draw:image xlink:href="Pictures/10000201000002A20000011E6D6298D4A7E2703E.png" xlink:type="simple" xlink:show="embed" xlink:actuate="onLoad"/></draw:frame></text:p><text:p text:style-name="Caption">Obrázek <text:sequence text:ref-name="refFigure7" text:name="Figure" text:formula="ooow:Figure+1" style:num-format="1">8</text:sequence>: dialogové okno pro CSV soubory Exportovat textový soubor</text:p></draw:text-box></draw:frame></text:p>
      <text:list xml:id="list81010898335094" text:continue-list="list8038264361481145663" text:style-name="Heading_20_Tip">
        <text:list-item>
          <text:p text:style-name="Heading_20_Tip">Tip</text:p>
        </text:list-item>
      </text:list>
      <text:p text:style-name="P19">Chceme-li, aby Calc ukládal dokumenty ve výchozím nastavení v jiném formátu než výchozím ODF, přejdeme do <text:span text:style-name="LOMenuPath">Nástroje &gt; Možnosti &gt; Načítání/ukládání &gt; Obecné</text:span>. V <text:span text:style-name="LOMenuPath">Výchozí formát souborů</text:span> a<text:span text:style-name="LOMenuPath"> nastavení ODF &gt; Typ dokumentu</text:span> zvolíme <text:span text:style-name="LOMenuPath">Sešit</text:span> a poté u <text:span text:style-name="LOMenuPath">Vždy ukládat jako</text:span> vybereme preferovaný formát souboru.</text:p>
      <text:h text:style-name="Heading_20_1" text:outline-level="1"><text:bookmark-start text:name="__RefHeading__40248_841367368"/><text:alphabetical-index-mark text:string-value="pohyb" text:key1="buňky, v Calcu"/>Pohyb v sešitech<text:bookmark-end text:name="__RefHeading__40248_841367368"/></text:h>
      <text:p text:style-name="Text_20_body">Program Calc nabízí mnoho způsobů, jak se v sešitu <text:alphabetical-index-mark text:string-value="pohyb" text:key1="sešity"/>pohybovat z buňky na buňku a z listu na list. Můžeme zvolit ten, který nám nejvíce vyhovuje.</text:p>
      <text:h text:style-name="Heading_20_2" text:outline-level="2"><text:bookmark-start text:name="__RefHeading__74074_1365249792"/>Pohyb mezi buňkami<text:bookmark-end text:name="__RefHeading__74074_1365249792"/></text:h>
      <text:p text:style-name="Text_20_body">Když buňku vybereme nebo označíme, zvýrazní se její ohraničení. Když vybereme skupinu buněk, vybarví se jejich plocha. Barva ohraničení buňky a skupiny vybraných buněk závisí na používaném operačním systému a na nastavení LibreOffice.</text:p>
      <text:list xml:id="list81010827604384" text:continue-list="list81011308572493" text:style-name="List_20_1">
        <text:list-item>
          <text:p text:style-name="List_20_1"><text:span text:style-name="LOStrongEmphasis">Pomocí myši</text:span> – umístíme ukazatel myši nad buňku a klepneme levým tlačítkem myši. Chceme-li pomocí myši přesunout zaměření na jinou buňku, jednoduše přesuneme kurzor myši na buňku, kterou chceme zaměřit, a klepneme levým tlačítkem myši.</text:p>
        </text:list-item>
        <text:list-item>
          <text:p text:style-name="List_20_1"><text:reference-mark-start text:name="cell reference"/><text:span text:style-name="LOStrongEmphasis">Pomocí odkazu na buňku</text:span><text:reference-mark-end text:name="cell reference"/> - zvýrazníme nebo smažeme existující odkaz na buňku v poli názvu na panelu vzorců (obrázek <text:sequence-ref text:reference-format="value" text:ref-name="refFigure1">2</text:sequence-ref> na straně <text:sequence-ref text:reference-format="page" text:ref-name="refFigure1">8</text:sequence-ref>). Zadáme nový odkaz na buňku, na kterou se chceme přesunout, a stiskneme klávesu <text:span text:style-name="LOKeystroke">Enter</text:span>. V odkazech na buňky se nerozlišuje velikost písmen: například napsané a3 nebo A3 přesune zaměření na buňku A3.</text:p>
        </text:list-item>
        <text:list-item text:style-override="OOoBullets_20_1">
          <text:p text:style-name="P65"><text:soft-page-break/><text:span text:style-name="LOStrongEmphasis">Pomocí Navigátoru</text:span> – stiskneme klávesu <text:span text:style-name="LOKeystroke">F5</text:span> k otevření dialogového okna <text:span text:style-name="LOMenuPath">Navigátor</text:span> (obrázek <text:sequence-ref text:reference-format="value" text:ref-name="refFigure8">9</text:sequence-ref>) nebo klepneme na tlačítko <text:span text:style-name="LOMenuPath">Navigátor</text:span> v otevřené postranní liště. Zadáme odkaz na buňku do polí Sloupec a Řádek a stiskneme klávesu <text:span text:style-name="LOKeystroke">Enter</text:span>.</text:p>
        </text:list-item>
        <text:list-item text:style-override="OOoBullets_20_1">
          <text:p text:style-name="P65"><text:span text:style-name="LOStrongEmphasis">Pomocí klávesy Enter</text:span> – stisknutí tlačítka <text:span text:style-name="LOKeystroke">Enter</text:span> přesune zaměření buňky ve sloupci dolů na další řádek. Stisknutí <text:span text:style-name="LOKeystroke">Shift+Enter</text:span> přesune zaměření ve sloupci nahoru na předchozí řádek.</text:p>
        </text:list-item>
        <text:list-item text:style-override="OOoBullets_20_1">
          <text:p text:style-name="P65"><text:span text:style-name="LOStrongEmphasis">Pomocí klávesy tabulátoru</text:span> – stisknutí klávesy tabulátoru přesune zaměření buňky v řádku doprava do dalšího sloupce. Stisknutí <text:span text:style-name="LOKeystroke">Shift+Tab</text:span> přesune zaměření buňky v řádku doleva do předchozího sloupce.</text:p>
        </text:list-item>
        <text:list-item text:style-override="OOoBullets_20_1">
          <text:p text:style-name="P65"><text:span text:style-name="LOStrongEmphasis">Pomocí kláves šipek</text:span> – stisknutí <text:alphabetical-index-mark text:string-value="pohyb v sešitech" text:key1="klávesy šipek"/><text:alphabetical-index-mark text:string-value="pohyb v sešitech" text:key1="klávesové zkratky"/> kláves šipek na klávesnici přesune zaměření buněk ve směru stisknuté šipky.</text:p>
        </text:list-item>
        <text:list-item>
          <text:p text:style-name="List_20_1"><text:span text:style-name="LOStrongEmphasis">Pomocí Home</text:span>, <text:span text:style-name="LOStrongEmphasis">End</text:span>, <text:span text:style-name="LOStrongEmphasis">Page Up</text:span> a <text:span text:style-name="LOStrongEmphasis">Page Down</text:span></text:p>
        </text:list-item>
      </text:list>
      <text:list xml:id="list81011329418948" text:continue-list="list81010937481259" text:style-name="List_20_2">
        <text:list-item>
          <text:p text:style-name="List_20_2"><text:span text:style-name="LOKeystroke">Home</text:span> přesune zaměření buňky na začátek řádku.</text:p>
        </text:list-item>
        <text:list-item>
          <text:p text:style-name="List_20_2"><text:span text:style-name="LOKeystroke">End</text:span> přesune zaměření na poslední buňku v řádku vpravo, která obsahuje data.</text:p>
        </text:list-item>
        <text:list-item>
          <text:p text:style-name="List_20_2"><text:span text:style-name="LOKeystroke">Page Down</text:span> přesune zaměření buňky o jednu obrazovku dolů.</text:p>
        </text:list-item>
        <text:list-item>
          <text:p text:style-name="List_20_2"><text:span text:style-name="LOKeystroke">Page Up</text:span> přesune zaměření buňky o jednu obrazovku nahoru.</text:p>
        </text:list-item>
      </text:list>
      <text:p text:style-name="P38"><draw:frame draw:style-name="fr3" draw:name="Frame14" text:anchor-type="as-char" svg:width="2.5516in" draw:z-index="53"><draw:text-box fo:min-height="3.1417in"><text:p text:style-name="Caption"><draw:frame draw:style-name="fr12" draw:name="Image20" text:anchor-type="as-char" svg:width="2.5516in" style:rel-width="100%" svg:height="3.1417in" style:rel-height="scale" draw:z-index="54"><draw:image xlink:href="Pictures/10000201000001290000016FEF223E65C7AC2827.png" xlink:type="simple" xlink:show="embed" xlink:actuate="onLoad"/></draw:frame></text:p><text:p text:style-name="Caption">Obrázek <text:sequence text:ref-name="refFigure8" text:name="Figure" text:formula="ooow:Figure+1" style:num-format="1">9</text:sequence>: Dialogové okno Návigátor v Calcu</text:p></draw:text-box></draw:frame></text:p>
      <text:h text:style-name="P58" text:outline-level="2"><text:bookmark-start text:name="__RefHeading__74078_1365249792"/><text:alphabetical-index-mark text:string-value="pohyb" text:key1="listy"/><text:alphabetical-index-mark text:string-value="přechod z listu na list"/>Pohyb mezi listy<text:bookmark-end text:name="__RefHeading__74078_1365249792"/></text:h>
      <text:p text:style-name="Text_20_body">Každý list v sešitu je nezávislý na ostatních listech, ačkoli odkazy mohou propojovat jeden list s druhým. Existují tři způsoby, jak se pohybovat mezi listy v sešitě:</text:p>
      <text:list xml:id="list81011411629552" text:continue-list="list81010827604384" text:style-name="OOoBullets_20_1">
        <text:list-item>
          <text:p text:style-name="P65"><text:span text:style-name="LOStrongEmphasis">Pomocí Navigátoru</text:span> – je-li Navigátor otevřen (obrázek <text:sequence-ref text:reference-format="value" text:ref-name="refFigure8">9</text:sequence-ref>), poklepáním na některý z listů v seznamu jej vybereme.</text:p>
        </text:list-item>
        <text:list-item text:style-override="List_20_1">
          <text:p text:style-name="List_20_1"><text:span text:style-name="LOStrongEmphasis">Pomocí klávesnice</text:span> – stisknutím kombinace kláves <text:span text:style-name="LOKeystroke">Ctrl+Page Down</text:span> se přesuneme o jeden list doprava, pomocí <text:span text:style-name="LOKeystroke">Ctrl+Page Up</text:span> se přesuneme o jeden list doleva.</text:p>
        </text:list-item>
        <text:list-item text:style-override="List_20_1">
          <text:p text:style-name="List_20_1"><text:span text:style-name="LOStrongEmphasis">Pomocí myši</text:span> – klepnutím na některou z karet listu v dolní části sešitu tento list vybereme.</text:p>
        </text:list-item>
      </text:list>
      <text:p text:style-name="Text_20_Body_20_List_20_Intro">Pokud sešit obsahuje velké množství listů, některé z karet mohou být skryty za vodorovným posuvníkem v dolní části obrazovky. Je-li tomu tak:</text:p>
      <text:list xml:id="list81011742692758" text:continue-list="list81011411629552" text:style-name="List_20_1">
        <text:list-item>
          <text:p text:style-name="P69">Pomocí čtyř tlačítek vlevo od karty, můžeme skryté karty zobrazit (obrázek <text:sequence-ref text:reference-format="value" text:ref-name="refFigure9">10</text:sequence-ref>).</text:p>
        </text:list-item>
        <text:list-item>
          <text:p text:style-name="List_20_1">Přetažením okraje posuvníku na pravé straně můžeme zobrazit všechny karty.</text:p>
        </text:list-item>
        <text:list-item>
          <text:p text:style-name="List_20_1"><text:soft-page-break/>Klepnutím pravým tlačítkem na některou ze šipek otevřeme místní nabídku, v níž můžeme vybrat list (obrázek <text:sequence-ref text:reference-format="value" text:ref-name="refFigure10">11</text:sequence-ref>).</text:p>
        </text:list-item>
      </text:list>
      <text:list xml:id="list81011618515531" text:continue-list="list81012625971793" text:style-name="Heading_20_Note">
        <text:list-item>
          <text:p text:style-name="Heading_20_Note">Poznámka</text:p>
        </text:list-item>
      </text:list>
      <text:p text:style-name="P19">Když do sešitu vložíme nový list, Calc automaticky k jeho pojmenování použije další číslo v pořadí. Umístění nového listu závisí na tom, který list je při jeho vkládání právě otevřen a jakým způsobem jej vkládáme, a proto názvy listů nemusejí číselnému pořadí odpovídat. Listy v sešitě se doporučuje přejmenovat tak, aby byly snadněji rozpoznatelné.</text:p>
      <text:p text:style-name="P45"><draw:frame draw:style-name="fr1" draw:name="Frame15" text:anchor-type="as-char" svg:width="4.5681in" draw:z-index="5"><draw:text-box fo:min-height="1.6374in"><text:p text:style-name="P44"><draw:g text:anchor-type="as-char" svg:y="-1.2555in" draw:z-index="6" draw:name="Shape2" draw:style-name="gr15"><draw:frame draw:style-name="gr2" draw:text-style-name="P89" svg:width="4.4953in" svg:height="0.1835in" svg:x="0in" svg:y="1.1402in"><draw:image xlink:href="Pictures/10000201000001EA00000014F40CEE090A2B7A24.png" xlink:type="simple" xlink:show="embed" xlink:actuate="onLoad"><text:p/></draw:image></draw:frame><draw:custom-shape draw:style-name="gr16" draw:text-style-name="P93" svg:width="2.6504in" svg:height="0.9004in" svg:x="1.1634in" svg:y="0.0075in"><text:p text:style-name="P92">Přesune na první list</text:p><text:p text:style-name="P92">Přesune na následující list doleva</text:p><text:p text:style-name="P92">Přesune na následující list doprava</text:p><text:p text:style-name="P92">Přesune na poslední list</text:p><text:p text:style-name="P92">Vloží nový list za posledním listem</text:p><text:p text:style-name="P92"><text:span text:style-name="T83"/></text:p><text:p text:style-name="P92"><text:span text:style-name="T83"><text:s text:c="18"/></text:span>Karty listů</text:p><draw:enhanced-geometry svg:viewBox="0 0 21600 21600" draw:type="rectangle" draw:enhanced-path="M 0 0 L 21600 0 21600 21600 0 21600 0 0 Z N"/></draw:custom-shape><draw:line draw:style-name="gr17" draw:text-style-name="P89" svg:x1="1.2165in" svg:y1="0in" svg:x2="0.1665in" svg:y2="1.2in"><text:p/></draw:line><draw:line draw:style-name="gr17" draw:text-style-name="P89" svg:x1="1.2165in" svg:y1="0.15in" svg:x2="0.3232in" svg:y2="1.1992in"><text:p/></draw:line><draw:line draw:style-name="gr17" draw:text-style-name="P89" svg:x1="1.2165in" svg:y1="0.3in" svg:x2="0.4807in" svg:y2="1.1992in"><text:p/></draw:line><draw:line draw:style-name="gr17" draw:text-style-name="P89" svg:x1="1.2165in" svg:y1="0.45in" svg:x2="0.6382in" svg:y2="1.1992in"><text:p/></draw:line><draw:line draw:style-name="gr17" draw:text-style-name="P89" svg:x1="1.2165in" svg:y1="0.65in" svg:x2="0.835in" svg:y2="1.1992in"><text:p/></draw:line><draw:line draw:style-name="gr17" draw:text-style-name="P89" svg:x1="1.9638in" svg:y1="1.0047in" svg:x2="1.6165in" svg:y2="1.2008in"><text:p/></draw:line></draw:g></text:p><text:p text:style-name="Caption">Obrázek <text:sequence text:ref-name="refFigure9" text:name="Figure" text:formula="ooow:Figure+1" style:num-format="1">10</text:sequence>: Pohyb mezi listy</text:p></draw:text-box></draw:frame></text:p>
      <text:p text:style-name="Figure"><draw:frame draw:style-name="fr3" draw:name="Frame33" text:anchor-type="as-char" svg:width="2.8201in" draw:z-index="55"><draw:text-box fo:min-height="2.028in"><text:p text:style-name="Caption"><draw:frame draw:style-name="fr13" draw:name="Image11" text:anchor-type="as-char" svg:width="2.7555in" svg:height="1.8398in" draw:z-index="56"><draw:image xlink:href="Pictures/100002010000010F000000B6ACB6E6E7C2C2EF03.png" xlink:type="simple" xlink:show="embed" xlink:actuate="onLoad"/></draw:frame></text:p><text:p text:style-name="Caption">Obrázek <text:sequence text:ref-name="refFigure10" text:name="Figure" text:formula="ooow:Figure+1" style:num-format="1">11</text:sequence>: Klepnutí pravým tlačítkem myši na některé z tlačítek šipky</text:p></draw:text-box></draw:frame></text:p>
      <text:h text:style-name="Heading_20_2" text:outline-level="2"><text:bookmark-start text:name="__RefHeading__30395_1380607024"/>Pohyb pomocí klávesnice<text:bookmark-end text:name="__RefHeading__30395_1380607024"/></text:h>
      <text:p text:style-name="P17">Pohyb v  sešitu s  pomocí klávesnice, a to stisknutím klávesy nebo kombinace kláves. Kombinací kláves je myšleno stisknutí více než jedné klávesy najednou. Tabulka <text:sequence-ref text:reference-format="value" text:ref-name="refFigure0">1</text:sequence-ref> uvádí klávesy a kombinace kláves, které můžeme k pohybu v sešitu Calc použít.</text:p>
      <text:p text:style-name="P25">Tabulka <text:sequence text:ref-name="refTable0" text:name="Table" text:formula="ooow:Table+1" style:num-format="1">1</text:sequence>. Pohyb mezi buňkami pomocí klávesnice</text:p>
      <table:table table:name="Table28" table:style-name="Table28">
        <table:table-column table:style-name="Table28.A"/>
        <table:table-column table:style-name="Table28.B"/>
        <table:table-header-rows>
          <table:table-row table:style-name="Table28.1">
            <table:table-cell table:style-name="Table28.A1" office:value-type="string">
              <text:p text:style-name="Table_20_Heading">Klávesová zkratka</text:p>
            </table:table-cell>
            <table:table-cell table:style-name="Table28.A1" office:value-type="string">
              <text:p text:style-name="Table_20_Heading">Pohyb mezi buňkami</text:p>
            </table:table-cell>
          </table:table-row>
        </table:table-header-rows>
        <table:table-row table:style-name="Table28.2">
          <table:table-cell table:style-name="Table28.A18" office:value-type="string">
            <text:p text:style-name="Table_20_Contents"><text:span text:style-name="LOKeystroke">→</text:span></text:p>
          </table:table-cell>
          <table:table-cell table:style-name="Table28.B2" office:value-type="string">
            <text:p text:style-name="Table_20_Contents">Přesune zaměření buňky o jednu buňku doprava.</text:p>
          </table:table-cell>
        </table:table-row>
        <table:table-row table:style-name="Table28.3">
          <table:table-cell table:style-name="Table28.A18" office:value-type="string">
            <text:p text:style-name="Table_20_Contents"><text:span text:style-name="LOKeystroke">←</text:span></text:p>
          </table:table-cell>
          <table:table-cell table:style-name="Table28.B3" office:value-type="string">
            <text:p text:style-name="Table_20_Contents">Přesune zaměření buňky o jednu buňku doleva.</text:p>
          </table:table-cell>
        </table:table-row>
        <table:table-row table:style-name="Table28.2">
          <table:table-cell table:style-name="Table28.A18" office:value-type="string">
            <text:p text:style-name="Table_20_Contents"><text:span text:style-name="LOKeystroke">↑</text:span></text:p>
          </table:table-cell>
          <table:table-cell table:style-name="Table28.B4" office:value-type="string">
            <text:p text:style-name="Table_20_Contents">Přesune zaměření buňky o jednu buňku nahoru.</text:p>
          </table:table-cell>
        </table:table-row>
        <table:table-row table:style-name="Table28.3">
          <table:table-cell table:style-name="Table28.A18" office:value-type="string">
            <text:p text:style-name="Table_20_Contents"><text:span text:style-name="LOKeystroke">↓</text:span></text:p>
          </table:table-cell>
          <table:table-cell table:style-name="Table28.B5" office:value-type="string">
            <text:p text:style-name="Table_20_Contents">Přesune zaměření buňky o jednu buňku dolů.</text:p>
          </table:table-cell>
        </table:table-row>
        <text:soft-page-break/>
        <table:table-row table:style-name="Table28.2">
          <table:table-cell table:style-name="Table28.A18" office:value-type="string">
            <text:p text:style-name="Table_20_Contents"><text:span text:style-name="LOKeystroke">Ctrl+→</text:span></text:p>
          </table:table-cell>
          <table:table-cell table:style-name="Table28.B6" office:value-type="string">
            <text:p text:style-name="Table_20_Contents">Pokud je výchozí zaměřená buňka prázdná, přesune zaměření doprava do prvního sloupce, který obsahuje v daném řádku data.</text:p>
            <text:p text:style-name="Table_20_Contents">Pokud výchozí zaměřená buňka obsahuje data, přesune zaměření doprava do posledního sloupce v daném řádku a v téže oblasti buněk.</text:p>
            <text:p text:style-name="Table_20_Contents">Pokud žádné další buňky vpravo neobsahují data, přesune v sešitu zaměření buňky do posledního sloupce vpravo.</text:p>
          </table:table-cell>
        </table:table-row>
        <table:table-row table:style-name="Table28.3">
          <table:table-cell table:style-name="Table28.A18" office:value-type="string">
            <text:p text:style-name="Table_20_Contents"><text:span text:style-name="LOKeystroke">Ctrl+←</text:span></text:p>
          </table:table-cell>
          <table:table-cell table:style-name="Table28.B7" office:value-type="string">
            <text:p text:style-name="Table_20_Contents">Pokud je výchozí zaměřená buňka prázdná, přesune zaměření doleva do prvního sloupce, který obsahuje v daném řádku data.</text:p>
            <text:p text:style-name="Table_20_Contents">Pokud výchozí zaměřená buňka obsahuje data, přesune zaměření doleva do prvního sloupce v daném řádku a v téže oblasti buněk.</text:p>
            <text:p text:style-name="Table_20_Contents">Pokud žádné další buňky vlevo neobsahují data, přesune zaměření buňky do prvního sloupce vlevo.</text:p>
          </table:table-cell>
        </table:table-row>
        <table:table-row table:style-name="Table28.2">
          <table:table-cell table:style-name="Table28.A18" office:value-type="string">
            <text:p text:style-name="Table_20_Contents"><text:span text:style-name="LOKeystroke">Ctrl+↑</text:span></text:p>
          </table:table-cell>
          <table:table-cell table:style-name="Table28.B8" office:value-type="string">
            <text:p text:style-name="Table_20_Contents">Přesune zaměření z prázdné buňky na první buňku nahoře, která ve stejném sloupci obsahuje data.</text:p>
            <text:p text:style-name="Table_20_Contents">Pokud zaměřená buňka obsahuje data, přesune zaměření buňky na první řádek v téže oblasti.</text:p>
            <text:p text:style-name="Table_20_Contents">Přesune zaměření z poslední buňky obsahující data na buňku ve stejném sloupci a v prvním řádku sešitu.</text:p>
          </table:table-cell>
        </table:table-row>
        <table:table-row table:style-name="Table28.3">
          <table:table-cell table:style-name="Table28.A18" office:value-type="string">
            <text:p text:style-name="Table_20_Contents"><text:span text:style-name="LOKeystroke">Ctrl+↓</text:span></text:p>
          </table:table-cell>
          <table:table-cell table:style-name="Table28.B9" office:value-type="string">
            <text:p text:style-name="Table_20_Contents">Přesune zaměření z prázdné buňky na první buňku dole, která ve stejném sloupci obsahuje data.</text:p>
            <text:p text:style-name="Table_20_Contents">Pokud zaměřená buňka obsahuje data, přesune zaměření buňky na poslední řádek v téže oblasti.</text:p>
            <text:p text:style-name="Table_20_Contents">Přesune zaměření z poslední buňky obsahující data na buňku ve stejném sloupci a v prvním řádku sešitu.</text:p>
          </table:table-cell>
        </table:table-row>
        <table:table-row table:style-name="Table28.2">
          <table:table-cell table:style-name="Table28.A18" office:value-type="string">
            <text:p text:style-name="Table_20_Contents"><text:span text:style-name="LOKeystroke">Ctrl+Home</text:span></text:p>
          </table:table-cell>
          <table:table-cell table:style-name="Table28.B10" office:value-type="string">
            <text:p text:style-name="Table_20_Contents">Přesune zaměření buňky z libovolného místa sešitu na buňku A1 na stejném listu.</text:p>
          </table:table-cell>
        </table:table-row>
        <table:table-row table:style-name="Table28.3">
          <table:table-cell table:style-name="Table28.A18" office:value-type="string">
            <text:p text:style-name="Table_20_Contents"><text:span text:style-name="LOKeystroke">Ctrl+End</text:span></text:p>
          </table:table-cell>
          <table:table-cell table:style-name="Table28.B11" office:value-type="string">
            <text:p text:style-name="Table_20_Contents">Přesune zaměření buňky z libovolného místa sešitu na poslední buňku na stejném listu nacházející se v pravém dolním rohu obdélníkové oblasti buněk, které obsahuje data.</text:p>
          </table:table-cell>
        </table:table-row>
        <table:table-row table:style-name="Table28.2">
          <table:table-cell table:style-name="Table28.A18" office:value-type="string">
            <text:p text:style-name="Table_20_Contents"><text:span text:style-name="LOKeystroke">Alt+Page Down</text:span></text:p>
          </table:table-cell>
          <table:table-cell table:style-name="Table28.B12" office:value-type="string">
            <text:p text:style-name="Table_20_Contents">Přesune zaměření buňky o jednu obrazovku doprava (pokud je to možné).</text:p>
          </table:table-cell>
        </table:table-row>
        <table:table-row table:style-name="Table28.3">
          <table:table-cell table:style-name="Table28.A18" office:value-type="string">
            <text:p text:style-name="Table_20_Contents"><text:span text:style-name="LOKeystroke">Alt+Page Up</text:span></text:p>
          </table:table-cell>
          <table:table-cell table:style-name="Table28.B13" office:value-type="string">
            <text:p text:style-name="Table_20_Contents">Přesune zaměření buňky o jednu obrazovku doleva (pokud je to možné).</text:p>
          </table:table-cell>
        </table:table-row>
        <table:table-row table:style-name="Table28.2">
          <table:table-cell table:style-name="Table28.A18" office:value-type="string">
            <text:p text:style-name="Table_20_Contents"><text:span text:style-name="LOKeystroke">Ctrl+Page Down</text:span></text:p>
          </table:table-cell>
          <table:table-cell table:style-name="Table28.B14" office:value-type="string">
            <text:p text:style-name="Table_20_Contents">Pokud má sešit více než jeden list, přesune zaměření buňky na stejnou buňku na dalším listu vpravo.</text:p>
          </table:table-cell>
        </table:table-row>
        <table:table-row table:style-name="Table28.3">
          <table:table-cell table:style-name="Table28.A18" office:value-type="string">
            <text:p text:style-name="Table_20_Contents"><text:span text:style-name="LOKeystroke">Ctrl+Page Up</text:span></text:p>
          </table:table-cell>
          <table:table-cell table:style-name="Table28.B15" office:value-type="string">
            <text:p text:style-name="Table_20_Contents">Pokud má sešit více než jeden list, přesune zaměření buňky na stejnou buňku na dalším listu vlevo.</text:p>
          </table:table-cell>
        </table:table-row>
        <table:table-row table:style-name="Table28.2">
          <table:table-cell table:style-name="Table28.A18" office:value-type="string">
            <text:p text:style-name="Table_20_Contents"><text:span text:style-name="LOKeystroke">Tabulátor</text:span></text:p>
          </table:table-cell>
          <table:table-cell table:style-name="Table28.B16" office:value-type="string">
            <text:p text:style-name="Table_20_Contents">Přesune zaměření buňky na další buňku vpravo.</text:p>
          </table:table-cell>
        </table:table-row>
        <table:table-row table:style-name="Table28.3">
          <table:table-cell table:style-name="Table28.A18" office:value-type="string">
            <text:p text:style-name="Table_20_Contents"><text:span text:style-name="LOKeystroke">Shift+Tabulátor</text:span></text:p>
          </table:table-cell>
          <table:table-cell table:style-name="Table28.B17" office:value-type="string">
            <text:p text:style-name="Table_20_Contents">Přesune zaměření buňky na další buňku vlevo.</text:p>
          </table:table-cell>
        </table:table-row>
        <table:table-row table:style-name="Table28.2">
          <table:table-cell table:style-name="Table28.A18" office:value-type="string">
            <text:p text:style-name="Table_20_Contents"><text:span text:style-name="LOKeystroke">Enter</text:span></text:p>
          </table:table-cell>
          <table:table-cell table:style-name="Table28.B18" office:value-type="string">
            <text:p text:style-name="P27">Přesune zaměření o jednu buňku dolů (není-li změněno uživatelem).</text:p>
          </table:table-cell>
        </table:table-row>
        <table:table-row table:style-name="Table28.3">
          <table:table-cell table:style-name="Table28.A19" office:value-type="string">
            <text:p text:style-name="Table_20_Contents"><text:span text:style-name="LOKeystroke">Shift+Enter</text:span></text:p>
          </table:table-cell>
          <table:table-cell table:style-name="Table28.B19" office:value-type="string">
            <text:p text:style-name="P27">Přesune zaměření o jednu buňku nahoru (není-li změněno uživatelem).</text:p>
          </table:table-cell>
        </table:table-row>
      </table:table>
      <text:h text:style-name="Heading_20_2" text:outline-level="2"><text:bookmark-start text:name="__RefHeading__9127_1266506079"/><text:alphabetical-index-mark text:string-value="Klávesa Enter" text:key1="přizpůsobení"/>Přizpůsobení<text:alphabetical-index-mark text:string-value="Klávesa Enter"/> klávesy Enter<text:bookmark-end text:name="__RefHeading__9127_1266506079"/></text:h>
      <text:p text:style-name="Text_20_body">Směr, kterým klávesa <text:span text:style-name="LOKeystroke">Enter</text:span> přesune zaměření buňky, můžeme přizpůsobit tím, že zvolíme <text:span text:style-name="LOMenuPath"> Nástroje &gt; Možnosti &gt; LibreOffice Calc &gt; Obecné</text:span>. Z rozbalovacího seznamu vybereme směr, kterým se zaměření buňky přesune. Nastavení jiného směru může být užitečné v závislosti na použitém souboru nebo typu vkládaných dat. Klávesu <text:span text:style-name="LOKeystroke">Enter</text:span> můžeme také použít na přepínání režimu úprav. Pomocí prvních dvou možností v <text:span text:style-name="LOEmphasis">Nastavení vstupu</text:span>, obrázek <text:sequence-ref text:reference-format="value" text:ref-name="refFigure11">13</text:sequence-ref>, změníme nastavení klávesy <text:span text:style-name="LOKeystroke">Enter</text:span>.</text:p>
      <text:p text:style-name="P39"><text:soft-page-break/><draw:frame draw:style-name="fr4" draw:name="Frame19" text:anchor-type="as-char" svg:width="5.161in" draw:z-index="61"><draw:text-box fo:min-height="2.0071in"><text:p text:style-name="Caption"><draw:frame draw:style-name="fr14" draw:name="graphics5" text:anchor-type="as-char" svg:width="5.161in" svg:height="1.7882in" draw:z-index="62"><draw:image xlink:href="Pictures/100002010000028F000000E316A51D865DB2C650.png" xlink:type="simple" xlink:show="embed" xlink:actuate="onLoad"/></draw:frame></text:p><text:p text:style-name="Caption">Obrázek <text:sequence text:ref-name="refFigure11" text:name="Figure" text:formula="ooow:Figure+1" style:num-format="1">12</text:sequence>: Přizpůsobení klávesy Enter</text:p></draw:text-box></draw:frame></text:p>
      <text:h text:style-name="Heading_20_1" text:outline-level="1"><text:bookmark-start text:name="__RefHeading__30397_1380607024"/>Výběr položek v sešitu<text:bookmark-end text:name="__RefHeading__30397_1380607024"/></text:h>
      <text:h text:style-name="Heading_20_2" text:outline-level="2"><text:bookmark-start text:name="__RefHeading__74082_1365249792"/><text:alphabetical-index-mark text:string-value="buňky" text:key1="výběr, v Calcu"/><text:alphabetical-index-mark text:string-value="výběr" text:key1="buňky, v Calcu"/>Výběr buňky<text:bookmark-end text:name="__RefHeading__74082_1365249792"/></text:h>
      <text:h text:style-name="Heading_20_3" text:outline-level="3"><text:bookmark-start text:name="__RefHeading__30399_1380607024"/>Jedna buňka<text:bookmark-end text:name="__RefHeading__30399_1380607024"/></text:h>
      <text:p text:style-name="Text_20_body">Klepneme levým tlačítkem na buňku. Svou volbu si můžeme ověřit v poli názvu na panelu vzorců (Obrázek <text:sequence-ref text:reference-format="value" text:ref-name="refFigure1">2</text:sequence-ref> na straně <text:sequence-ref text:reference-format="page" text:ref-name="refFigure1">8</text:sequence-ref>).</text:p>
      <text:h text:style-name="Heading_20_3" text:outline-level="3"><text:bookmark-start text:name="__RefHeading__30401_1380607024"/>Souvislá oblast buněk<text:bookmark-end text:name="__RefHeading__30401_1380607024"/></text:h>
      <text:p text:style-name="Text_20_body"><text:alphabetical-index-mark text:string-value="oblast" text:key1="buňky"/>Oblast buněk lze vybrat pomocí klávesnice nebo myši.</text:p>
      <text:p text:style-name="Text_20_Body_20_List_20_Intro">Chceme-li vybrat oblast buněk tažením kurzoru myši:</text:p>
      <text:list xml:id="list37658197" text:style-name="Numbering_20_1">
        <text:list-item>
          <text:p text:style-name="Numbering_20_1">Klepneme na buňku.</text:p>
        </text:list-item>
        <text:list-item>
          <text:p text:style-name="Numbering_20_1">Stiskneme a podržíme levé tlačítko myši.</text:p>
        </text:list-item>
        <text:list-item>
          <text:p text:style-name="Numbering_20_1">Přesuneme ukazatel myši po obrazovce.</text:p>
        </text:list-item>
        <text:list-item>
          <text:p text:style-name="Numbering_20_1">Jakmile je zvýrazněna požadovaná oblast buněk, uvolníme levé tlačítko myši.</text:p>
        </text:list-item>
      </text:list>
      <text:p text:style-name="Text_20_Body_20_List_20_Intro">Chceme-li vybrat oblast buněk bez tažení myší:</text:p>
      <text:list xml:id="list972667052" text:style-name="Numbering_20_1">
        <text:list-item text:start-value="1">
          <text:p text:style-name="Numbering_20_1">Klepneme do buňky, která má být jedním z rohů oblasti buněk.</text:p>
        </text:list-item>
        <text:list-item>
          <text:p text:style-name="Numbering_20_1">Přesuneme ukazatel myši do protějšího rohu oblasti buněk.</text:p>
        </text:list-item>
        <text:list-item>
          <text:p text:style-name="Numbering_20_1">Podržíme klávesu <text:span text:style-name="LOKeystroke">Shift</text:span> a klepneme.</text:p>
        </text:list-item>
      </text:list>
      <text:list xml:id="list81011748125609" text:continue-list="list81010898335094" text:style-name="Heading_20_Tip">
        <text:list-item>
          <text:p text:style-name="Heading_20_Tip">Tip</text:p>
        </text:list-item>
      </text:list>
      <text:p text:style-name="P48">Souvislou oblast buněk můžeme vybrat i tak, že nejdříve klikneme do pole <text:span text:style-name="LOMenuPath">Režim výběru</text:span> ve stavovém řádku (obrázek <text:sequence-ref text:reference-format="value" text:ref-name="refFigure3">4</text:sequence-ref> na straně <text:sequence-ref text:reference-format="page" text:ref-name="refFigure3">10</text:sequence-ref>) , v nabídce zaškrtneme <text:span text:style-name="LOMenuPath">Rozšířit výběr</text:span> a následně klikneme do opačného rohu oblasti, kterou chceme vybrat. Ujistíme se, že jsme změnili volbu zpět na <text:span text:style-name="LOMenuPath">Standardní výběr</text:span>, neboť jinak můžeme nadále výběr buněk neúmyslně rozšiřovat.</text:p>
      <text:p text:style-name="Text_20_Body_20_List_20_Intro">Chceme-li vybrat oblast buněk bez použití myši:</text:p>
      <text:list xml:id="list927523349" text:style-name="Numbering_20_1">
        <text:list-item text:start-value="1">
          <text:p text:style-name="Numbering_20_1">Vybereme buňku, která bude jedním z rohů oblasti buněk.</text:p>
        </text:list-item>
        <text:list-item>
          <text:p text:style-name="Numbering_20_1">Podržíme klávesu <text:span text:style-name="LOKeystroke">Shift</text:span> a pomocí kurzorových šipek vybereme zbytek oblasti.</text:p>
        </text:list-item>
      </text:list>
      <text:list xml:id="list81012159329431" text:continue-list="list81011748125609" text:style-name="Heading_20_Tip">
        <text:list-item>
          <text:p text:style-name="Heading_20_Tip"><text:soft-page-break/>Tip</text:p>
        </text:list-item>
      </text:list>
      <text:p text:style-name="P19">Oblast buněk můžeme také vybrat pomocí pole názvu. Klepneme do pole názvu na panelu vzorců (obrázek <text:sequence-ref text:reference-format="value" text:ref-name="refFigure1">2</text:sequence-ref> na straně <text:sequence-ref text:reference-format="page" text:ref-name="refFigure1">8</text:sequence-ref>). Oblast vybereme tím, že zadáme odkaz na levou horní buňku následovaný dvojtečkou (:) a odkazem na pravou dolní buňku. Chceme-li například vybrat oblast, která se bude rozkládat od buňky A3 až po C6, zadáme <text:span text:style-name="LOKeystroke">A3:C6</text:span>.</text:p>
      <text:h text:style-name="Heading_20_3" text:outline-level="3"><text:bookmark-start text:name="__RefHeading__30403_1380607024"/>Nesouvislá oblast buněk<text:bookmark-end text:name="__RefHeading__30403_1380607024"/></text:h>
      <text:list xml:id="list81012642338670" text:continue-list="list2637895539329652154" text:style-name="OOoNum_20_123">
        <text:list-item text:start-value="1">
          <text:p text:style-name="P73">Vybereme buňku nebo oblast buněk pomocí jedné z výše uvedených metod.</text:p>
        </text:list-item>
        <text:list-item>
          <text:p text:style-name="P73">Přesuneme ukazatel myši na začátek následující oblasti nebo jediné buňky.</text:p>
        </text:list-item>
        <text:list-item>
          <text:p text:style-name="P73">Podržíme klávesu <text:span text:style-name="LOKeystroke">Ctrl</text:span> a klepnutím nebo přetažením vybereme jinou oblast buněk, kterou chceme přidat k první oblasti.</text:p>
        </text:list-item>
        <text:list-item>
          <text:p text:style-name="P73">Opakujeme podle potřeby.</text:p>
        </text:list-item>
      </text:list>
      <text:h text:style-name="Heading_20_2" text:outline-level="2"><text:bookmark-start text:name="__RefHeading__74084_1365249792"/><text:alphabetical-index-mark text:string-value="výběr" text:key1="sloupce, v Calcu"/>Výběr<text:alphabetical-index-mark text:string-value="výběr" text:key1="řádky, v Calcu"/> sloupců a řádků<text:bookmark-end text:name="__RefHeading__74084_1365249792"/></text:h>
      <text:h text:style-name="Heading_20_3" text:outline-level="3"><text:bookmark-start text:name="__RefHeading__30405_1380607024"/>Jediný sloupec nebo řádek<text:bookmark-end text:name="__RefHeading__30405_1380607024"/></text:h>
      <text:p text:style-name="P11">Když chceme vybrat jeden sloupec, klikneme na jeho záhlaví (obrázek <text:sequence-ref text:reference-format="value" text:ref-name="refFigure0">1</text:sequence-ref> na straně <text:sequence-ref text:reference-format="page" text:ref-name="refFigure0">7</text:sequence-ref>).</text:p>
      <text:p text:style-name="Text_20_body">Chceme-li vybrat jediný řádek, klepneme na záhlaví řádku.</text:p>
      <text:h text:style-name="Heading_20_3" text:outline-level="3"><text:bookmark-start text:name="__RefHeading__30407_1380607024"/>Více sloupců nebo řádků<text:bookmark-end text:name="__RefHeading__30407_1380607024"/></text:h>
      <text:p text:style-name="Text_20_Body_20_List_20_Intro">Chceme-li vybrat více sloupců nebo řádků, které jsou souvisle vedle sebe:</text:p>
      <text:list xml:id="list687662039" text:style-name="Numbering_20_1">
        <text:list-item>
          <text:p text:style-name="Numbering_20_1">Klepneme na první sloupec nebo řádek ve skupině.</text:p>
        </text:list-item>
        <text:list-item>
          <text:p text:style-name="Numbering_20_1">Podržíme klávesu <text:span text:style-name="LOKeystroke">Shift</text:span>.</text:p>
        </text:list-item>
        <text:list-item>
          <text:p text:style-name="Numbering_20_1">Klepneme na poslední sloupec nebo řádek ve skupině.</text:p>
        </text:list-item>
      </text:list>
      <text:p text:style-name="Text_20_Body_20_List_20_Intro">Chceme-li vybrat více sloupců nebo řádků, které nejsou souvisle vedle sebe:</text:p>
      <text:list xml:id="list81011785013197" text:continue-list="list687662039" text:style-name="Numbering_20_1">
        <text:list-item text:start-value="1">
          <text:p text:style-name="Numbering_20_1">Klepneme na první sloupec nebo řádek ve skupině.</text:p>
        </text:list-item>
        <text:list-item>
          <text:p text:style-name="Numbering_20_1">Podržíme klávesu <text:span text:style-name="LOKeystroke">Ctrl</text:span>.</text:p>
        </text:list-item>
        <text:list-item>
          <text:p text:style-name="Numbering_20_1">Klepneme na všechny další sloupce nebo řádky, zatímco držíme klávesu <text:span text:style-name="LOKeystroke">Ctrl</text:span>.</text:p>
        </text:list-item>
      </text:list>
      <text:h text:style-name="Heading_20_3" text:outline-level="3"><text:bookmark-start text:name="__RefHeading__30409_1380607024"/>Celý list<text:bookmark-end text:name="__RefHeading__30409_1380607024"/></text:h>
      <text:p text:style-name="P11">Chceme-li vybrat celý list, klepneme na obdélníček mezi záhlavím sloupců a řádků (obrázek <text:sequence-ref text:reference-format="value" text:ref-name="refFigure12">13</text:sequence-ref>), použijeme kombinaci kláves <text:span text:style-name="LOKeystroke">Ctrl+A</text:span> anebo zvolíme v hlavní nabídce <text:span text:style-name="LOMenuPath">Úpravy</text:span> a vybereme položku <text:span text:style-name="LOMenuPath">Vybrat vše</text:span>.</text:p>
      <text:p text:style-name="Figure"><draw:frame draw:style-name="fr1" draw:name="Frame6" text:anchor-type="as-char" svg:width="2.3626in" draw:z-index="64"><draw:text-box fo:min-height="1.2992in"><text:p text:style-name="Caption"><draw:frame draw:style-name="fr10" draw:name="graphics12" text:anchor-type="as-char" svg:width="2.3626in" svg:height="1.0362in" draw:z-index="65"><draw:image xlink:href="Pictures/1000020100000106000000734180E8CD5838FF58.png" xlink:type="simple" xlink:show="embed" xlink:actuate="onLoad"/></draw:frame></text:p><text:p text:style-name="Caption">Obrázek <text:sequence text:ref-name="refFigure12" text:name="Figure" text:formula="ooow:Figure+1" style:num-format="1">13</text:sequence>: Obdélník pro výběr všeho</text:p></draw:text-box></draw:frame></text:p>
      <text:h text:style-name="Heading_20_2" text:outline-level="2"><text:bookmark-start text:name="__RefHeading__30411_1380607024"/><text:soft-page-break/><text:alphabetical-index-mark text:string-value="listy" text:key1="výběr, v Calcu"/><text:alphabetical-index-mark text:string-value="výběr" text:key1="listy, v Calcu"/>Výběr listů<text:bookmark-end text:name="__RefHeading__30411_1380607024"/></text:h>
      <text:p text:style-name="Text_20_body">V Calcu si můžeme vybrat buď jeden, nebo více listů. Výběr více listů může být výhodný, pokud chceme provést změny v mnoha listech najednou.</text:p>
      <text:h text:style-name="Heading_20_3" text:outline-level="3"><text:bookmark-start text:name="__RefHeading__30413_1380607024"/>Jeden list<text:bookmark-end text:name="__RefHeading__30413_1380607024"/></text:h>
      <text:p text:style-name="Text_20_body">Klepneme na kartu listu, který chcete vybrat. Karta vybraného listu zbělá (ve výchozím nastavení Calcu).</text:p>
      <text:h text:style-name="Heading_20_3" text:outline-level="3"><text:bookmark-start text:name="__RefHeading__30415_1380607024"/>Několik sousedících listů<text:bookmark-end text:name="__RefHeading__30415_1380607024"/></text:h>
      <text:p text:style-name="Text_20_Body_20_List_20_Intro">Chceme-li vybrat několik sousedících listů:</text:p>
      <text:list xml:id="list1255404207" text:style-name="Numbering_20_1">
        <text:list-item text:start-value="1">
          <text:p text:style-name="Numbering_20_1">Klepneme na kartu prvního požadovaného listu.</text:p>
        </text:list-item>
        <text:list-item>
          <text:p text:style-name="Numbering_20_1">Přesuneme ukazatel myši přes karty listů na poslední požadovaný list.</text:p>
        </text:list-item>
        <text:list-item>
          <text:p text:style-name="Numbering_20_1">Podržíme klávesu <text:span text:style-name="LOKeystroke">Shift</text:span> a klepneme na kartu listu.</text:p>
        </text:list-item>
        <text:list-item>
          <text:p text:style-name="Numbering_20_1">Všechny karty mezi těmito dvěma výběry zbělají (ve výchozím nastavení Calcu). Veškeré akce, které nyní provedeme, ovlivní všechny zvýrazněné listy.</text:p>
        </text:list-item>
      </text:list>
      <text:h text:style-name="Heading_20_3" text:outline-level="3"><text:bookmark-start text:name="__RefHeading__6585_1826898278"/>Několik nesousedících listů<text:bookmark-end text:name="__RefHeading__6585_1826898278"/></text:h>
      <text:p text:style-name="Text_20_Body_20_List_20_Intro">Chceme-li vybrat několik nesousedících listů:</text:p>
      <text:list xml:id="list1537528153" text:style-name="Numbering_20_1">
        <text:list-item text:start-value="1">
          <text:p text:style-name="Numbering_20_1">Klepneme na kartu prvního požadovaného listu.</text:p>
        </text:list-item>
        <text:list-item>
          <text:p text:style-name="Numbering_20_1">Přesuneme ukazatel myši přes karty listů na druhý požadovaný list.</text:p>
        </text:list-item>
        <text:list-item>
          <text:p text:style-name="Numbering_20_1">Podržíme klávesu <text:span text:style-name="LOKeystroke">Ctrl</text:span> a klepneme na kartu listu.</text:p>
        </text:list-item>
        <text:list-item>
          <text:p text:style-name="Numbering_20_1">Opakujeme podle potřeby.</text:p>
        </text:list-item>
        <text:list-item>
          <text:p text:style-name="Numbering_20_1">Vybrané karty zbělají (ve výchozím nastavení Calcu). Veškeré akce, které nyní provedeme, ovlivní všechny zvýrazněné listy.</text:p>
        </text:list-item>
      </text:list>
      <text:h text:style-name="Heading_20_3" text:outline-level="3"><text:bookmark-start text:name="__RefHeading__6587_1826898278"/>Všechny listy<text:bookmark-end text:name="__RefHeading__6587_1826898278"/></text:h>
      <text:p text:style-name="Text_20_body">Klepneme pravým tlačítkem myši na kartu libovolného listu a zvolíme z místní nabídky <text:span text:style-name="LOMenuPath">Vybrat všechny listy</text:span>.</text:p>
      <text:h text:style-name="Heading_20_1" text:outline-level="1"><text:bookmark-start text:name="__RefHeading__74088_1365249792"/>Práce se sloupci a řádky<text:bookmark-end text:name="__RefHeading__74088_1365249792"/></text:h>
      <text:h text:style-name="Heading_20_2" text:outline-level="2"><text:bookmark-start text:name="__RefHeading__30907_1380607024"/><text:alphabetical-index-mark text:string-value="sloupce a řádky" text:key1="vkládání"/><text:alphabetical-index-mark text:string-value="vkládání" text:key1="řádky"/><text:alphabetical-index-mark text:string-value="vkládání" text:key1="sloupce"/>Vkládání sloupců a řádků<text:bookmark-end text:name="__RefHeading__30907_1380607024"/></text:h>
      <text:list xml:id="list81011634613683" text:continue-list="list81011618515531" text:style-name="Heading_20_Note">
        <text:list-item>
          <text:p text:style-name="P61">Poznámka</text:p>
        </text:list-item>
      </text:list>
      <text:p text:style-name="P21">Při vkládání nových sloupců nebo řádků buňky převezmou formátování odpovídajících buněk, u sloupců zprava nebo u řádků zezdola.</text:p>
      <text:h text:style-name="Heading_20_3" text:outline-level="3"><text:bookmark-start text:name="__RefHeading__6589_1826898278"/>Jediný sloupec nebo řádek<text:bookmark-end text:name="__RefHeading__6589_1826898278"/></text:h>
      <text:p text:style-name="Text_20_Body_20_List_20_Intro">Pomocí nabídky <text:span text:style-name="LOMenuPath">Vložit</text:span>:</text:p>
      <text:list xml:id="list1117907267" text:style-name="Numbering_20_1">
        <text:list-item text:start-value="1">
          <text:p text:style-name="Numbering_20_1">Vybereme buňku, sloupec nebo řádek podle toho, kam chceme nový sloupec nebo řádek vložit.</text:p>
        </text:list-item>
        <text:list-item>
          <text:p text:style-name="Numbering_20_1">Zvolíme v liště nabídky <text:span text:style-name="LOMenuPath">List</text:span> a zvolíme buď <text:span text:style-name="LOMenuPath">Vložit sloupce &gt; Sloupec vlevo</text:span> nebo &gt; <text:span text:style-name="LOMenuPath">Sloupec vpravo</text:span>, nebo<text:span text:style-name="LOMenuPath"> Vložit řádky &gt; Řádky nad</text:span> nebo &gt; <text:span text:style-name="LOMenuPath">Řádky pod</text:span>.</text:p>
        </text:list-item>
      </text:list>
      <text:p text:style-name="Text_20_Body_20_List_20_Intro"><text:soft-page-break/>Pomocí myši:</text:p>
      <text:list xml:id="list81012772396431" text:continue-list="list1117907267" text:style-name="Numbering_20_1">
        <text:list-item text:start-value="1">
          <text:p text:style-name="P80">Vybereme sloupec nebo řádek podle toho, kam chceme nový sloupec nebo řádek vložit.</text:p>
        </text:list-item>
        <text:list-item>
          <text:p text:style-name="Numbering_20_1">Klepneme pravým tlačítkem myši na záhlaví sloupce nebo řádku.</text:p>
        </text:list-item>
        <text:list-item>
          <text:p text:style-name="Numbering_20_1">Vybereme z místní nabídky <text:span text:style-name="LOMenuPath">Vložit sloupce vlevo</text:span>, <text:span text:style-name="LOMenuPath">Vložit sloupce vpravo</text:span>, <text:span text:style-name="LOMenuPath">Vložit řádky nad</text:span>, nebo <text:span text:style-name="LOMenuPath">Vložit řádek pod</text:span> .</text:p>
        </text:list-item>
      </text:list>
      <text:h text:style-name="Heading_20_3" text:outline-level="3"><text:bookmark-start text:name="__RefHeading__6591_1826898278"/>Více sloupců nebo řádků<text:bookmark-end text:name="__RefHeading__6591_1826898278"/></text:h>
      <text:p text:style-name="Text_20_Body_20_List_20_Intro">Je vhodnější vložit více sloupců nebo řádků najednou než vkládat jeden po druhém.</text:p>
      <text:list xml:id="list785559592" text:style-name="Numbering_20_1">
        <text:list-item text:start-value="1">
          <text:p text:style-name="Numbering_20_1">Vybereme požadovaný počet sloupců nebo řádků tím, že podržíme levé tlačítko myši na prvním z nich a táhneme přes jejich záhlaví.</text:p>
        </text:list-item>
        <text:list-item>
          <text:p text:style-name="Numbering_20_1">Dále postupujeme stejně jako u vkládání jednoho sloupce nebo řádku popisovaného výše.</text:p>
        </text:list-item>
      </text:list>
      <text:h text:style-name="Heading_20_2" text:outline-level="2"><text:bookmark-start text:name="__RefHeading__30909_1380607024"/><text:alphabetical-index-mark text:string-value="sloupce a řádky" text:key1="mazání"/><text:alphabetical-index-mark text:string-value="mazání" text:key1="řádky"/>Mazání<text:alphabetical-index-mark text:string-value="mazání" text:key1="sloupce"/> sloupců a řádků<text:bookmark-end text:name="__RefHeading__30909_1380607024"/></text:h>
      <text:h text:style-name="Heading_20_3" text:outline-level="3"><text:bookmark-start text:name="__RefHeading__6593_1826898278"/>Jediný sloupec nebo řádek<text:bookmark-end text:name="__RefHeading__6593_1826898278"/></text:h>
      <text:p text:style-name="Text_20_Body_20_List_20_Intro">Chceme-li smazat jeden sloupec nebo řádek:</text:p>
      <text:list xml:id="list81011394838370" text:continue-list="list81012642338670" text:style-name="Numbering_20_1">
        <text:list-item text:start-value="1">
          <text:p text:style-name="Numbering_20_1">Vybereme buňku ve sloupci nebo řádku, kterou chceme smazat.</text:p>
        </text:list-item>
        <text:list-item>
          <text:p text:style-name="Numbering_20_1">Zvolíme v hlavní nabídce <text:span text:style-name="LOMenuPath">List</text:span> a vybereme <text:span text:style-name="LOMenuPath">Smazat buňky</text:span> nebo klepneme pravým tlačítkem myši a v místní nabídce zvolíme <text:span text:style-name="LOMenuPath">Smazat</text:span>.</text:p>
        </text:list-item>
        <text:list-item>
          <text:p text:style-name="Numbering_20_1">Vybereme požadovanou volbu z dialogového okna Smazat buňky (obrázek <text:sequence-ref text:reference-format="value" text:ref-name="refFigure13">14</text:sequence-ref>).</text:p>
        </text:list-item>
      </text:list>
      <text:p text:style-name="Figure"><draw:frame draw:style-name="fr5" draw:name="Frame1" text:anchor-type="as-char" svg:width="4.0335in" draw:z-index="66"><draw:text-box fo:min-height="1.6547in"><text:p text:style-name="Caption"><draw:frame draw:style-name="fr10" draw:name="graphics37" text:anchor-type="as-char" svg:width="4.0335in" svg:height="1.4272in" draw:z-index="67"><draw:image xlink:href="Pictures/10000201000001F7000000B2AD8AADE3DBA122D3.png" xlink:type="simple" xlink:show="embed" xlink:actuate="onLoad"/></draw:frame></text:p><text:p text:style-name="Caption">Obrázek <text:sequence text:ref-name="refFigure13" text:name="Figure" text:formula="ooow:Figure+1" style:num-format="1">14</text:sequence>: Dialogové okno Smazat buňky</text:p></draw:text-box></draw:frame></text:p>
      <text:p text:style-name="Text_20_Body_20_List_20_Intro">Nebo:</text:p>
      <text:list xml:id="list81011161127907" text:continue-list="list81011394838370" text:style-name="Numbering_20_1">
        <text:list-item text:start-value="1">
          <text:p text:style-name="Numbering_20_1">Řádek nebo sloupec vybereme klepnutím na záhlaví.</text:p>
        </text:list-item>
        <text:list-item>
          <text:p text:style-name="Numbering_20_1">Zvolíme v hlavní nabídce <text:span text:style-name="LOMenuPath">List</text:span> a vybereme <text:span text:style-name="LOMenuPath">Smazat buňky</text:span> nebo klepneme pravým tlačítkem myši a v místní nabídce zvolíme <text:span text:style-name="LOMenuPath">Smazat vybrané sloupce</text:span> nebo <text:span text:style-name="LOMenuPath">Smazat vybrané řádky</text:span>.</text:p>
        </text:list-item>
      </text:list>
      <text:h text:style-name="Heading_20_3" text:outline-level="3"><text:bookmark-start text:name="__RefHeading__6595_1826898278"/>Více sloupců nebo řádků<text:bookmark-end text:name="__RefHeading__6595_1826898278"/></text:h>
      <text:p text:style-name="Text_20_Body_20_List_20_Intro">Chceme-li smazat více sloupců nebo řádků:</text:p>
      <text:list xml:id="list799914633" text:style-name="Numbering_20_1">
        <text:list-item text:start-value="1">
          <text:p text:style-name="Numbering_20_1">Vybereme požadované sloupce nebo řádky podle části „<text:bookmark-ref text:reference-format="text" text:ref-name="__RefHeading__30407_1380607024"> Několik sloupců nebo řádků </text:bookmark-ref>“ na straně <text:bookmark-ref text:reference-format="page" text:ref-name="__RefHeading__30407_1380607024">19</text:bookmark-ref>.</text:p>
        </text:list-item>
        <text:list-item>
          <text:p text:style-name="Numbering_20_1">Zvolíme v hlavní nabídce <text:span text:style-name="LOMenuPath">List</text:span> a vybereme <text:span text:style-name="LOMenuPath">Smazat buňky</text:span> nebo klepneme pravým tlačítkem myši a v místní nabídce zvolíme <text:span text:style-name="LOMenuPath">Smazat vybrané sloupce</text:span> nebo <text:span text:style-name="LOMenuPath">Smazat vybrané řádky</text:span>.</text:p>
        </text:list-item>
      </text:list>
      <text:h text:style-name="Heading_20_1" text:outline-level="1"><text:bookmark-start text:name="__RefHeading__74094_1365249792"/><text:soft-page-break/>Práce se sešity<text:bookmark-end text:name="__RefHeading__74094_1365249792"/></text:h>
      <text:h text:style-name="Heading_20_2" text:outline-level="2"><text:bookmark-start text:name="__RefHeading__31367_1380607024"/><text:alphabetical-index-mark text:string-value="listy" text:key1="vkládání"/><text:alphabetical-index-mark text:string-value="vkládání" text:key1="listy"/>Vkládání nového listu<text:bookmark-end text:name="__RefHeading__31367_1380607024"/></text:h>
      <text:p text:style-name="P12">Klepneme na ikonu <text:span text:style-name="LOMenuPath">Přidat list</text:span> <text:span text:style-name="T8"><draw:frame draw:style-name="fr11" draw:name="graphics40" text:anchor-type="as-char" svg:width="0.1665in" svg:height="0.1665in" draw:z-index="70"><draw:image xlink:href="Pictures/100002010000000C0000000C570C32841F7D2B99.png" xlink:type="simple" xlink:show="embed" xlink:actuate="onLoad"/></draw:frame></text:span> v spodní části obrazovky, pro vložení nového listu za poslední, bez otevření dialogového okna <text:span text:style-name="LOMenuPath">Vložit list</text:span>. Následujícím způsobem se otevírá dialogové okno <text:span text:style-name="LOMenuPath">Vložit list</text:span> (obrázek <text:sequence-ref text:reference-format="value" text:ref-name="refFigure14">15</text:sequence-ref>), ve kterém můžeme určit umístění nového listu, vytvořit více listů, zadat název nového listu nebo vybrat list ze souboru.</text:p>
      <text:list xml:id="list81012617820045" text:continue-list="list81011161127907" text:style-name="Numbering_20_1">
        <text:list-item text:start-value="1">
          <text:p text:style-name="Numbering_20_1">Vybereme list na místě, kam chceme vložit nový, a poté zvolíme v hlavní nabídce <text:span text:style-name="LOMenuPath">List &gt; Vložit list... </text:span>.</text:p>
        </text:list-item>
        <text:list-item>
          <text:p text:style-name="Numbering_20_1">Klepneme pravým tlačítkem myši na kartu, kam chceme vložit nový list, a vybereme v místní nabídce <text:span text:style-name="LOMenuPath">Vložit list</text:span>.</text:p>
        </text:list-item>
        <text:list-item>
          <text:p text:style-name="Numbering_20_1">Klepneme v prázdném prostoru na konci karet listů.</text:p>
        </text:list-item>
        <text:list-item>
          <text:p text:style-name="Numbering_20_1">Klepneme pravým tlačítkem myši do prázdného místa na konci karet listů a vybereme v místní nabídce <text:span text:style-name="LOMenuPath">Vložit list</text:span>.</text:p>
        </text:list-item>
      </text:list>
      <text:p text:style-name="Figure"><draw:frame draw:style-name="fr5" draw:name="Frame5" text:anchor-type="as-char" svg:width="5.148in" draw:z-index="71"><draw:text-box fo:min-height="3.0882in"><text:p text:style-name="Caption"><draw:frame draw:style-name="fr15" draw:name="graphics7" text:anchor-type="as-char" svg:width="5.148in" svg:height="2.9134in" draw:z-index="72"><draw:image xlink:href="Pictures/10000201000002D1000001B14963C3C5225E63DA.png" xlink:type="simple" xlink:show="embed" xlink:actuate="onLoad"/></draw:frame></text:p><text:p text:style-name="Caption">Obrázek <text:sequence text:ref-name="refFigure14" text:name="Figure" text:formula="ooow:Figure+1" style:num-format="1">15</text:sequence>: Dialogové okno Vložit list</text:p></draw:text-box></draw:frame></text:p>
      <text:h text:style-name="Heading_20_2" text:outline-level="2"><text:bookmark-start text:name="__RefHeading__31369_1380607024"/>Přesouvání a <text:alphabetical-index-mark text:string-value="kopírování listů" text:key1="listy"/>kopírování listů<text:bookmark-end text:name="__RefHeading__31369_1380607024"/></text:h>
      <text:p text:style-name="Text_20_body">Listy můžeme v rámci téhož sešitu přesouvat nebo kopírovat přetahováním nebo pomocí dialogového okna <text:span text:style-name="LOMenuPath">Přesunout/kopírovat list</text:span>. Chceme-li list přesunout nebo zkopírovat do jiného sešitu, je třeba použít dialogové okno <text:span text:style-name="LOMenuPath">Přesunout/kopírovat list</text:span>.</text:p>
      <text:h text:style-name="Heading_20_3" text:outline-level="3"><text:bookmark-start text:name="__RefHeading__31371_1380607024"/>Přetahování<text:bookmark-end text:name="__RefHeading__31371_1380607024"/></text:h>
      <text:p text:style-name="Text_20_body">Chceme-li list přesunout na jiné místo v témže sešitu, klepneme na jeho kartu, přetáhneme ji na nové místo a až poté uvolníme tlačítko myši.</text:p>
      <text:p text:style-name="Text_20_body">Chceme-li  list v témže sešitu <text:span text:style-name="LOEmphasis">zkopírovat</text:span>, podržíme klávesu <text:span text:style-name="LOKeystroke">Ctrl</text:span> (v systému Mac klávesu <text:span text:style-name="LOKeystroke">Option</text:span>), potom klepneme na kartu listu a přetáhneme ji na nové místo a až poté uvolníme tlačítko myši. V závislosti na nastavení operačního systému se může ukazatel myši změnit na znaménko plus.</text:p>
      <text:h text:style-name="Heading_20_3" text:outline-level="3"><text:bookmark-start text:name="__RefHeading__31373_1380607024"/><text:soft-page-break/>Pomocí dialogového okna<text:bookmark-end text:name="__RefHeading__31373_1380607024"/></text:h>
      <text:p text:style-name="Text_20_Body_20_List_20_Intro">Pomocí dialogového okna <text:span text:style-name="LOMenuPath">Přesunout/kopírovat list</text:span> (obrázek <text:sequence-ref text:reference-format="value" text:ref-name="refFigure15">16</text:sequence-ref>) můžeme určit, zda se má list přesunout nebo zkopírovat do stejného nebo jiného sešitu, kde má být v rámci sešitu umístěn a jaký má být jeho název.</text:p>
      <text:list xml:id="list81011962863350" text:continue-list="list81012617820045" text:style-name="Numbering_20_1">
        <text:list-item text:start-value="1">
          <text:p text:style-name="Numbering_20_1">V aktuálním dokumentu klepneme pravým tlačítkem myši na kartu listu, který chceme přesunout nebo kopírovat, vybereme z místní nabídky <text:span text:style-name="LOMenuPath">Přesunout/kopírovat list</text:span> nebo zvolíme v hlavní nabídce <text:span text:style-name="LOMenuPath"> List &gt; Přesunout nebo kopírovat list</text:span>.</text:p>
        </text:list-item>
        <text:list-item>
          <text:p text:style-name="Numbering_20_1">Vybereme <text:span text:style-name="LOMenuPath">Přesunout</text:span>, pokud chceme list přesunout, nebo <text:span text:style-name="LOMenuPath">Kopírovat</text:span>, pokud ho chceme zkopírovat v oblast činnosti.</text:p>
        </text:list-item>
        <text:list-item>
          <text:p text:style-name="Numbering_20_1">Z rozbalovacího seznamu <text:span text:style-name="LOMenuPath">Do dokumentu</text:span> vybereme sešit, do kterého chceme list umístit. Může to být stejný sešit, jiný již otevřený, nebo nový.</text:p>
        </text:list-item>
        <text:list-item>
          <text:p text:style-name="Numbering_20_1">V poli <text:span text:style-name="LOMenuPath">Vložit před</text:span> vybereme. kam chceme list umístit.</text:p>
        </text:list-item>
        <text:list-item>
          <text:p text:style-name="Numbering_20_1">Pokud chceme při přesouvání nebo kopírování list přejmenovat, napíšeme název do textového pole <text:span text:style-name="LOMenuPath">Nový název</text:span>. Jestliže nezadáme název, vytvoří Calc výchozí název (List 2, List 3 atd.).</text:p>
        </text:list-item>
        <text:list-item>
          <text:p text:style-name="Numbering_20_1">Klepnutím na tlačítko <text:span text:style-name="LOMenuPath">OK</text:span> přesun nebo kopírování potvrdíme a dialogové okno se zavře.</text:p>
        </text:list-item>
      </text:list>
      <text:list xml:id="list4512058671642508665" text:style-name="Heading_20_Caution">
        <text:list-item>
          <text:p text:style-name="Heading_20_Caution">Upozornění</text:p>
        </text:list-item>
      </text:list>
      <text:p text:style-name="P19">Pokud přesouváme nebo kopírujeme do jiného nebo nového sešitu, může nastat konflikt se vzorci odkazujícími na jiné listy z původního umístění.</text:p>
      <text:p text:style-name="Figure"><draw:frame draw:style-name="fr3" draw:name="Frame10" text:anchor-type="as-char" svg:width="2.5764in" draw:z-index="73"><draw:text-box fo:min-height="4.222in"><text:p text:style-name="Caption"><draw:frame draw:style-name="fr13" draw:name="Image3" text:anchor-type="as-char" svg:width="2.4839in" svg:height="4.0472in" draw:z-index="74"><draw:image xlink:href="Pictures/1000020100000127000001E059E751B841EAF780.png" xlink:type="simple" xlink:show="embed" xlink:actuate="onLoad"/></draw:frame></text:p><text:p text:style-name="Caption">Obrázek <text:sequence text:ref-name="refFigure15" text:name="Figure" text:formula="ooow:Figure+1" style:num-format="1">16</text:sequence>: Dialogové okno Přesunout/kopírovat list</text:p></draw:text-box></draw:frame></text:p>
      <text:h text:style-name="Heading_20_2" text:outline-level="2"><text:bookmark-start text:name="__RefHeading__31375_1380607024"/><text:alphabetical-index-mark text:string-value="listy" text:key1="mazání"/>Mazání listů<text:bookmark-end text:name="__RefHeading__31375_1380607024"/></text:h>
      <text:p text:style-name="Text_20_body">Chceme-li smazat jeden list, klepneme pravým tlačítkem myši na jeho kartu a zvolíme z místní nabídky <text:span text:style-name="LOMenuPath">Smazat list</text:span> nebo vybereme z hlavní nabídky <text:span text:style-name="LOMenuPath">List</text:span><text:span text:style-name="LOMenuPath"> <text:s/>&gt; Smazat </text:span><text:span text:style-name="LOMenuPath">List...</text:span>. Smazání potvrdíme klepnutím na tlačítko <text:span text:style-name="LOMenuPath">Ano</text:span>.</text:p>
      <text:p text:style-name="Text_20_body"><text:soft-page-break/>Pokud chceme smazat více listů, vybereme je (viz “<text:bookmark-ref text:reference-format="text" text:ref-name="__RefHeading__30411_1380607024">Výběr listů</text:bookmark-ref>” na straně <text:bookmark-ref text:reference-format="page" text:ref-name="__RefHeading__30411_1380607024">20</text:bookmark-ref>), pak na jednu z vybraných záložek klepneme pravým tlačítkem myši a z místní nabídky zvolíme <text:span text:style-name="LOMenuPath">Smazat list</text:span>, nebo z hlavní nabídky zvolíme <text:span text:style-name="LOMenuPath">List &gt; Smazat list...</text:span>. Smazání potvrdíme klepnutím na tlačítko <text:span text:style-name="LOMenuPath">Ano</text:span>.</text:p>
      <text:h text:style-name="Heading_20_2" text:outline-level="2"><text:bookmark-start text:name="__RefHeading__31377_1380607024"/><text:alphabetical-index-mark text:string-value="listy" text:key1="přejmenování"/><text:alphabetical-index-mark text:string-value="přejmenování" text:key1="listy"/>Přejmenování listů<text:bookmark-end text:name="__RefHeading__31377_1380607024"/></text:h>
      <text:p text:style-name="Text_20_body">Výchozí název přidaného listu je <text:span text:style-name="LOEmphasis">List</text:span>X, kde <text:span text:style-name="LOEmphasis">X</text:span> je číslo přidávaného listu. Takové názvy jsou vhodné pro malý počet listů, ale při velkých počtech jsou nepřehledné a je lepší listy pojmenovat jinak.</text:p>
      <text:p text:style-name="Text_20_Body_20_List_20_Intro">Když chceme list přejmenovat, můžeme použít jeden z následujících způsobů:</text:p>
      <text:list xml:id="list2074079273" text:style-name="List_20_1">
        <text:list-item>
          <text:p text:style-name="List_20_1">Zadáme název do textového pole <text:span text:style-name="LOMenuPath">Název</text:span> při jeho vytváření, pomocí dialogového okna Vložit list (obrázek <text:sequence-ref text:reference-format="value" text:ref-name="refFigure14">15</text:sequence-ref> na straně <text:sequence-ref text:reference-format="page" text:ref-name="refFigure14">22</text:sequence-ref>).</text:p>
        </text:list-item>
      </text:list>
      <text:list xml:id="list81011347789711" text:continue-list="list81011742692758" text:style-name="List_20_1">
        <text:list-item>
          <text:p text:style-name="List_20_1">Klepneme pravým tlačítkem myši na kartu listu, v místní nabídce zvolíme <text:span text:style-name="LOMenuPath">Přejmenovat list</text:span> a nahradíme současný název novým.</text:p>
        </text:list-item>
        <text:list-item>
          <text:p text:style-name="List_20_1">Poklepeme na záložku listu, čímž otevřeme dialogové okno <text:span text:style-name="LOMenuPath">Přejmenovat list</text:span>.</text:p>
        </text:list-item>
      </text:list>
      <text:list xml:id="list81011351017187" text:continue-list="list81011634613683" text:style-name="Heading_20_Note">
        <text:list-item>
          <text:p text:style-name="Heading_20_Note">Poznámka</text:p>
        </text:list-item>
      </text:list>
      <text:p text:style-name="P19">Název listu musí začínat písmenem nebo číslem, jiné znaky včetně mezery nejsou povoleny. Ostatní znaky mohou být písmena, číslice, mezera nebo podtržítko. Při pokusu o přejmenování na neplatný název se zobrazí chybová zpráva.</text:p>
      <text:h text:style-name="Heading_20_1" text:outline-level="1"><text:bookmark-start text:name="__RefHeading__74102_1365249792"/><text:alphabetical-index-mark text:string-value="zobrazení" text:key1="Calc"/>Zobrazení v programu Calc<text:bookmark-end text:name="__RefHeading__74102_1365249792"/></text:h>
      <text:h text:style-name="Heading_20_2" text:outline-level="2"><text:bookmark-start text:name="__RefHeading__74104_1365249792"/>Změna zobrazení dokumentu<text:bookmark-end text:name="__RefHeading__74104_1365249792"/></text:h>
      <text:p text:style-name="Text_20_body">Pro změnu měřítka zobrazení, tedy pro zobrazení většího či menšího počtu buněk v okně sešitu, je možné použít funkci <text:alphabetical-index-mark text:string-value="přiblížení"/>přiblížení. Více informací nalezneme v <text:span text:style-name="LOEmphasis">Kapitola 1 Představujeme LibreOffice</text:span>.</text:p>
      <text:h text:style-name="Heading_20_2" text:outline-level="2"><text:bookmark-start text:name="__RefHeading__74106_1365249792"/><text:alphabetical-index-mark text:string-value="ukotvení" text:key1="sloupce, v Calcu"/>Ukotvení<text:alphabetical-index-mark text:string-value="ukotvení" text:key1="řádky, v Calcu"/> řádků a sloupců<text:bookmark-end text:name="__RefHeading__74106_1365249792"/></text:h>
      <text:p text:style-name="Text_20_body">Ukotvení uzamkne určitý počet řádků v horní části listu, určitý počet sloupců v levé části nebo řádky i sloupce najednou. Když se potom pohybujeme v listu, ukotvené sloupce a řádky zůstávají stále zobrazené.</text:p>
      <text:p text:style-name="Text_20_body">Obrázek <text:sequence-ref text:reference-format="value" text:ref-name="refFigure16">17</text:sequence-ref> zobrazuje ukotvené řádky a sloupce. Na obrázku vidíme silnější vodorovnou čáru mezi řádky 4 a 5 a svislou čáru mezi sloupci C a D, které vymezují ukotvené oblasti. Řádky 4 až 22 a sloupce G až P byly posunuty mimo stránku.</text:p>
      <text:p text:style-name="Figure"><draw:frame draw:style-name="fr6" draw:name="Frame7" text:anchor-type="as-char" svg:width="5.9634in" draw:z-index="42"><draw:text-box fo:min-height="1.1409in"><text:p text:style-name="Caption"><draw:frame draw:style-name="fr10" draw:name="graphics25" text:anchor-type="as-char" svg:width="5.9634in" svg:height="0.9709in" draw:z-index="43"><draw:image xlink:href="Pictures/10000201000002970000006CBE1B61AE32AD187F.png" xlink:type="simple" xlink:show="embed" xlink:actuate="onLoad"/></draw:frame></text:p><text:p text:style-name="Caption">Obrázek <text:sequence text:ref-name="refFigure16" text:name="Figure" text:formula="ooow:Figure+1" style:num-format="1">17</text:sequence>: Ukotvené řádky a sloupce</text:p></draw:text-box></draw:frame></text:p>
      <text:h text:style-name="Heading_20_3" text:outline-level="3"><text:bookmark-start text:name="__RefHeading__31622_1380607024"/><text:bookmark-start text:name="freeze rows"/><text:soft-page-break/>Ukotvení řádků nebo sloupců<text:bookmark-end text:name="freeze rows"/><text:bookmark-end text:name="__RefHeading__31622_1380607024"/></text:h>
      <text:list xml:id="list301499702" text:style-name="Numbering_20_1">
        <text:list-item text:start-value="1">
          <text:p text:style-name="P80">Klepneme na záhlaví řádku, nad který chceme vložit bod ukotvení, nebo na záhlaví sloupce, před který chceme vložit bod ukotvení.</text:p>
        </text:list-item>
        <text:list-item>
          <text:p text:style-name="Numbering_20_1">Klepneme na ikonu <text:span text:style-name="LOMenuPath">Ukotvit řádky a sloupce</text:span> v hlavní nástrojové liště nebo v hlavní nabídce zvolíme <text:span text:style-name="LOMenuPath">Zobrazit</text:span> a vybereme položku <text:span text:style-name="LOMenuPath">Ukotvit řádky a sloupce</text:span>. Zobrazí se silnější čára, která indikuje polohu ukotvení.</text:p>
        </text:list-item>
      </text:list>
      <text:h text:style-name="Heading_20_3" text:outline-level="3"><text:bookmark-start text:name="__RefHeading__8567_1705546372"/>Ukotvení řádků a sloupců<text:bookmark-end text:name="__RefHeading__8567_1705546372"/></text:h>
      <text:list xml:id="list81012142308569" text:continue-list="list81011962863350" text:style-name="Numbering_20_1">
        <text:list-item text:start-value="1">
          <text:p text:style-name="P76">Klepneme na buňku, která má být těsně pod vodorovným ukotvením a zároveň těsně za svislým ukotvením.</text:p>
        </text:list-item>
        <text:list-item>
          <text:p text:style-name="P76">Klepneme na ikonu <text:span text:style-name="LOMenuPath">Ukotvit řádky a sloupce</text:span> v hlavní nástrojové liště nebo v hlavní nabídce zvolíme <text:span text:style-name="LOMenuPath">Zobrazit</text:span> a vybereme položku <text:span text:style-name="LOMenuPath">Ukotvit řádky a sloupce</text:span>. Zobrazí se silnější čára, která indikuje polohu ukotvení.</text:p>
        </text:list-item>
      </text:list>
      <text:h text:style-name="Heading_20_3" text:outline-level="3"><text:bookmark-start text:name="__RefHeading__8569_1705546372"/>Zrušení ukotvení<text:bookmark-end text:name="__RefHeading__8569_1705546372"/></text:h>
      <text:p text:style-name="Text_20_body">Chceme-li ukotvení řádků a sloupců zrušit, zvolíme v hlavní nabídce <text:span text:style-name="LOMenuPath">Zobrazit</text:span> a vybereme položku <text:span text:style-name="LOMenuPath">Ukotvit </text:span><text:span text:style-name="LOMenuPath"><text:span text:style-name="LOMenuPath">řádky a sloupce</text:span></text:span> nebo klepneme na ikonu <text:span text:style-name="LOMenuPath">Ukotvit řádky a sloupce</text:span> v hlavní nástrojové liště. Silnější čáry indikující ukotvení zmizí.</text:p>
      <text:h text:style-name="Heading_20_2" text:outline-level="2"><text:bookmark-start text:name="__RefHeading__74108_1365249792"/>Rozdělení obrazovky<text:bookmark-end text:name="__RefHeading__74108_1365249792"/></text:h>
      <text:p text:style-name="Text_20_body">Druhý způsob, jak změnit zobrazení listu, je rozdělení obrazovky (používá se i název „rozdělení okna"). Obrazovka se dá rozdělit vodorovně, svisle nebo oběma způsoby najednou. Můžeme tak současně zobrazit až čtyři části sešitu. Příklad je znázorněn na obrázku <text:sequence-ref text:reference-format="value" text:ref-name="refFigure17">18</text:sequence-ref>, přičemž rozdělení je označeno zvýrazněným okrajem buněk.</text:p>
      <text:p text:style-name="Text_20_body">Proč bychom měli rozdělení používat? Představme si velký sešit, ve kterém je v jedné části buňka s číslem, používaným třemi vzorci v jiných buňkách. Pomocí techniky rozdělení obrazovky můžeme umístit buňky obsahující čísla do jedné části a zbylé buňky se vzorci do jiných částí. Pak můžeme měnit čísla v buňkách a sledovat, jaký vliv to má na výsledek vzorců.</text:p>
      <text:p text:style-name="P46"><draw:frame draw:style-name="fr3" draw:name="Frame8" text:anchor-type="as-char" svg:width="2.8807in" draw:z-index="75"><draw:text-box fo:min-height="1.8055in"><text:p text:style-name="Caption"><draw:frame draw:style-name="fr13" draw:name="Image4" text:anchor-type="as-char" svg:width="2.8465in" svg:height="1.6256in" draw:z-index="76"><draw:image xlink:href="Pictures/1000000000000138000000A8BD17A90F18E89E62.png" xlink:type="simple" xlink:show="embed" xlink:actuate="onLoad"/></draw:frame></text:p><text:p text:style-name="Caption">Obrázek <text:sequence text:ref-name="refFigure17" text:name="Figure" text:formula="ooow:Figure+1" style:num-format="1">18</text:sequence>: Příklad rozdělení obrazovky</text:p></draw:text-box></draw:frame></text:p>
      <text:h text:style-name="Heading_20_3" text:outline-level="3"><text:bookmark-start text:name="__RefHeading__89798_462712302"/>Vodorovné nebo svislé rozdělení obrazovky<text:bookmark-end text:name="__RefHeading__89798_462712302"/></text:h>
      <text:list xml:id="list81011579664651" text:continue-list="list301499702" text:style-name="Numbering_20_1">
        <text:list-item text:start-value="1">
          <text:p text:style-name="Numbering_20_1">Klepneme na záhlaví řádku, nad který chceme vložit bod rozdělení, nebo na záhlaví sloupce, před který chceme vložit bod rozdělení.</text:p>
        </text:list-item>
        <text:list-item>
          <text:p text:style-name="Numbering_20_1">V hlavní nabídce zvolíme <text:span text:style-name="LOMenuPath">Zobrazit</text:span> a vybereme <text:span text:style-name="LOMenuPath">Rozdělit okno. </text:span>Mezi řádky a sloupci se zvýrazní okraje buněk, označující polohu rozdělení (obrázek <text:sequence-ref text:reference-format="value" text:ref-name="refFigure18">19</text:sequence-ref>).</text:p>
        </text:list-item>
      </text:list>
      <text:list xml:id="list81010708184697" text:continue-list="list81011914742584" text:style-name="Numbering_20_1">
        <text:list-header>
          <text:p text:style-name="Numbering_20_1">Nebo:</text:p>
        </text:list-header>
      </text:list>
      <text:list xml:id="list81011739976749" text:continue-list="list81011329418948" text:style-name="List_20_2">
        <text:list-item>
          <text:p text:style-name="List_20_2">Chceme-li okno rozdělit vodorovně, uchopíme myší obdélníček s vodorovnou čárkou, který se nachází nad svislým posuvníkem, a posuneme ho pod řádek, pod který chceme rozdělení umístit.</text:p>
        </text:list-item>
        <text:list-item>
          <text:p text:style-name="List_20_2"><text:soft-page-break/>Chceme-li okno rozdělit svisle, uchopíme myší obdélníček se svislou čárkou, který se nachází vpravo od vodorovného posuvníku, a posuneme ho napravo od sloupce, za který chceme rozdělení umístit.</text:p>
        </text:list-item>
      </text:list>
      <text:h text:style-name="Heading_20_3" text:outline-level="3"><text:bookmark-start text:name="__RefHeading__89800_462712302"/>Vodorovné a svislé rozdělení obrazovky<text:bookmark-end text:name="__RefHeading__89800_462712302"/></text:h>
      <text:list xml:id="list81011538459502" text:continue-list="list81012142308569" text:style-name="Numbering_20_1">
        <text:list-item text:start-value="1">
          <text:p text:style-name="Numbering_20_1">Klepneme na buňku, která má být těsně pod vodorovným a zároveň těsně za svislým rozdělením.</text:p>
        </text:list-item>
        <text:list-item>
          <text:p text:style-name="Numbering_20_1">V hlavní nabídce zvolíme <text:span text:style-name="LOMenuPath">Zobrazit</text:span> a vybereme <text:span text:style-name="LOMenuPath">Rozdělit okno. </text:span> Mezi buňkami se zobrazí šedá čára, která označuje umístění rozdělení.</text:p>
        </text:list-item>
      </text:list>
      <text:p text:style-name="Figure"><draw:frame draw:style-name="fr3" draw:name="Frame16" text:anchor-type="as-char" svg:width="3.7465in" draw:z-index="77"><draw:text-box fo:min-height="2.9043in"><text:p text:style-name="Caption"><draw:frame draw:style-name="fr16" draw:name="Image5" text:anchor-type="as-char" svg:width="3.7008in" svg:height="2.6811in" draw:z-index="78"><draw:image xlink:href="Pictures/100000000000018A00000122B4CFAFB31905D7EB.png" xlink:type="simple" xlink:show="embed" xlink:actuate="onLoad"/></draw:frame></text:p><text:p text:style-name="Caption">Obrázek <text:sequence text:ref-name="refFigure18" text:name="Figure" text:formula="ooow:Figure+1" style:num-format="1">19</text:sequence>: Okraje označující rozdělení okna</text:p></draw:text-box></draw:frame></text:p>
      <text:h text:style-name="Heading_20_3" text:outline-level="3"><text:bookmark-start text:name="__RefHeading__9137_1266506079"/>Odebrání rozdělení obrazovky<text:bookmark-end text:name="__RefHeading__9137_1266506079"/></text:h>
      <text:p text:style-name="Text_20_Body_20_List_20_Intro">Rozdělení obrazovky odebereme jedním z následujících způsobů:</text:p>
      <text:list xml:id="list60746913" text:style-name="List_20_1">
        <text:list-item>
          <text:p text:style-name="List_20_1">Postupně přesuneme dělící čáry na konce posuvníků.</text:p>
        </text:list-item>
        <text:list-item>
          <text:p text:style-name="List_20_1">V hlavní nabídce zvolíme <text:span text:style-name="LOMenuPath">Zobrazit</text:span> a zrušíme zaškrtnutí položky <text:span text:style-name="LOMenuPath">Rozdělit okno</text:span>.</text:p>
        </text:list-item>
      </text:list>
      <text:h text:style-name="Heading_20_1" text:outline-level="1"><text:bookmark-start text:name="__RefHeading__31624_1380607024"/>Pomocí klávesnice<text:bookmark-end text:name="__RefHeading__31624_1380607024"/></text:h>
      <text:p text:style-name="Text_20_body">Většina datových záznamů se dá v Calcu zadat pomocí klávesnice.</text:p>
      <text:h text:style-name="Heading_20_2" text:outline-level="2"><text:bookmark-start text:name="__RefHeading__12174_2055606540"/><text:alphabetical-index-mark text:string-value=" " text:key1="čísla"/>Čísla<text:bookmark-end text:name="__RefHeading__12174_2055606540"/></text:h>
      <text:p text:style-name="Text_20_body">Klepneme na buňku a napíšeme číslo pomocí numerických kláves v hlavní nebo v numerické části klávesnice. Čísla jsou ve výchozím nastavení zarovnána vpravo.</text:p>
      <text:h text:style-name="Heading_20_3" text:outline-level="3"><text:bookmark-start text:name="__RefHeading__4519_1225246692"/>Záporná čísla<text:bookmark-end text:name="__RefHeading__4519_1225246692"/></text:h>
      <text:p text:style-name="Text_20_body">Když chceme zadat záporné číslo, buď napíšeme před číslo znaménko minus (-), nebo číslo uzavřeme do závorky (), jako například: (1234). Výsledek je v obou případech stejný: -1234.</text:p>
      <text:h text:style-name="Heading_20_3" text:outline-level="3"><text:bookmark-start text:name="__RefHeading__4521_1225246692"/>Úvodní nuly<text:bookmark-end text:name="__RefHeading__4521_1225246692"/></text:h>
      <text:p text:style-name="Text_20_body">Pokud chceme při zadávání čísel v buňce zachovat minimální počet číslic, například 0012, je třeba zadat počet úvodních nul podle následujícího návodu.</text:p>
      <text:p text:style-name="P24"><text:soft-page-break/><text:span text:style-name="LOStrongEmphasis">Způsob 1</text:span></text:p>
      <text:list xml:id="list81011634254621" text:continue-list="list81011538459502" text:style-name="Numbering_20_1">
        <text:list-item text:start-value="1">
          <text:p text:style-name="Numbering_20_1">Vybereme buňku a následně na ni buď klepneme pravým tlačítkem myši a v místní nabídce zvolíme <text:span text:style-name="LOMenuPath">Formát buněk</text:span>, nebo v hlavní nabídce vybereme <text:span text:style-name="LOMenuPath">Formát &gt; Buňky</text:span>, nebo použijeme klávesovou zkratku <text:span text:style-name="LOKeystroke">Ctrl+1</text:span>. Otevře se dialogové okno <text:span text:style-name="LOMenuPath">Formát buněk</text:span> (obrázek <text:sequence-ref text:reference-format="value" text:ref-name="refFigure19">20</text:sequence-ref>).</text:p>
        </text:list-item>
      </text:list>
      <text:p text:style-name="Figure"><draw:frame draw:style-name="fr5" draw:name="Frame3" text:anchor-type="as-char" svg:width="5.2189in" draw:z-index="79"><draw:text-box fo:min-height="3.3299in"><text:p text:style-name="Caption"><draw:frame draw:style-name="fr10" draw:name="graphics4" text:anchor-type="as-char" svg:width="5.2189in" svg:height="3.0425in" draw:z-index="80"><draw:image xlink:href="Pictures/10000201000002B5000001945543D7F53397ECFE.png" xlink:type="simple" xlink:show="embed" xlink:actuate="onLoad"/></draw:frame></text:p><text:p text:style-name="Caption">Obrázek <text:sequence text:ref-name="refFigure19" text:name="Figure" text:formula="ooow:Figure+1" style:num-format="1">20</text:sequence>: Dialogové okno Formát buněk – karta Čísla</text:p></draw:text-box></draw:frame></text:p>
      <text:list xml:id="list81012492708164" text:continue-numbering="true" text:style-name="Numbering_20_1">
        <text:list-item>
          <text:p text:style-name="Numbering_20_1">Zvolíme kartu <text:span text:style-name="LOMenuPath">Čísla</text:span> a vybereme položku <text:span text:style-name="LOEmphasis">Číslo</text:span> v seznamu <text:span text:style-name="LOEmphasis">Kategorie</text:span>.</text:p>
        </text:list-item>
        <text:list-item>
          <text:p text:style-name="Numbering_20_1">V <text:span text:style-name="LOMenuPath">Možnosti &gt; Úvodní nuly</text:span> zadáme minimální požadovaný počet číselných znaků.. Pokud požadujeme například minimálně čtyři znaky, zadáme 4. Čísla s menším počtem znaků než 4 se potom zobrazí s úvodními nulami, například z 12 se stane 0012.</text:p>
        </text:list-item>
        <text:list-item>
          <text:p text:style-name="Numbering_20_1">Klepneme na <text:span text:style-name="LOMenuPath">OK</text:span>. Číslo si však interně zachová svůj běžný formát, a tak ho i bude program vyhodnocovat, pokud bude použito jako argument ve funkcích nebo vzorcích.</text:p>
        </text:list-item>
      </text:list>
      <text:p text:style-name="P36"><text:span text:style-name="LOStrongEmphasis">Způsob 2</text:span></text:p>
      <text:list xml:id="list81010781929483" text:continue-list="list81012492708164" text:style-name="Numbering_20_1">
        <text:list-item text:start-value="1">
          <text:p text:style-name="Numbering_20_1">Vybereme buňku.</text:p>
        </text:list-item>
        <text:list-item>
          <text:p text:style-name="Numbering_20_1">Otevřeme postranní lištu (<text:span text:style-name="LOMenuPath">Zobrazit &gt; Postranní lišta</text:span>) a klepnutím na ikonu <text:span text:style-name="LOMenuPath">Otevřít panel</text:span> (<text:span text:style-name="LOMenuPath">+</text:span>) otevřeme panel <text:span text:style-name="LOMenuPath">Formát čísla</text:span>.</text:p>
        </text:list-item>
        <text:list-item>
          <text:p text:style-name="Numbering_20_1">Vybereme <text:span text:style-name="LOMenuPath">Číslo</text:span> v seznamu <text:span text:style-name="LOMenuPath">Kategorie</text:span>.</text:p>
        </text:list-item>
        <text:list-item>
          <text:p text:style-name="Numbering_20_1">Nastavíme hodnotu pole <text:span text:style-name="LOMenuPath">Úvodní nuly</text:span> na <text:span text:style-name="LOMenuPath">4</text:span>. Změna formátování se projeví okamžitě.</text:p>
        </text:list-item>
      </text:list>
      <text:p text:style-name="Figure"><draw:frame draw:style-name="fr7" draw:name="Frame37" text:anchor-type="as-char" svg:width="2.4484in" draw:z-index="81"><draw:text-box fo:min-height="2.2398in"><text:p text:style-name="Caption"><draw:frame draw:style-name="fr17" draw:name="Image13" text:anchor-type="as-char" svg:width="2.4484in" style:rel-width="100%" svg:height="1.9689in" style:rel-height="scale" draw:z-index="82"><draw:image xlink:href="Pictures/100002010000012A000000EFA63404066E51753C.png" xlink:type="simple" xlink:show="embed" xlink:actuate="onLoad"/></draw:frame></text:p><text:p text:style-name="Caption">Obrázek <text:sequence text:ref-name="refFigure20" text:name="Figure" text:formula="ooow:Figure+1" style:num-format="1">21</text:sequence>: Nastavení Uvozující nuly</text:p></draw:text-box></draw:frame></text:p>
      <text:p text:style-name="Text_20_body"><text:soft-page-break/>Pokud číslo zadáme s úvodními nulami, například 01481, bez toho, aniž bychom nejprve nastavili parametr Úvodní nuly, tyto nuly LibreOffice ve výchozím nastavení automaticky odstraní. Pokud chceme úvodní nuly po zadání čísla zachovat:</text:p>
      <text:list xml:id="list81012095385524" text:continue-list="list81010781929483" text:style-name="Numbering_20_1">
        <text:list-item text:start-value="1">
          <text:p text:style-name="Numbering_20_1">Před číslem napíšeme apostrof ('), například '01481.</text:p>
        </text:list-item>
        <text:list-item>
          <text:p text:style-name="Numbering_20_1">Přesuneme zaměření na jinou buňku. Apostrof se automaticky odstraní, úvodní nuly se zachovají a číslo se převede na text, který je zarovnán vlevo.</text:p>
        </text:list-item>
      </text:list>
      <text:h text:style-name="Heading_20_3" text:outline-level="3"><text:bookmark-start text:name="__RefHeading__4523_1225246692"/><text:alphabetical-index-mark text:string-value=" "/>Čísla a text<text:bookmark-end text:name="__RefHeading__4523_1225246692"/></text:h>
      <text:p text:style-name="Text_20_body">Čísla můžeme jako text zadat jedním z následujících způsobů:</text:p>
      <text:p text:style-name="Definition_20_Term"><text:span text:style-name="LOStrongEmphasis">Způsob 1</text:span></text:p>
      <text:list xml:id="list81011175832809" text:continue-list="list81012095385524" text:style-name="Numbering_20_1">
        <text:list-item text:start-value="1">
          <text:p text:style-name="Numbering_20_1">Vybereme buňku, klepneme pravým tlačítkem a v místní nabídce zvolíme <text:span text:style-name="LOMenuPath">Formát buněk</text:span> nebo vybereme v hlavní nabídce <text:span text:style-name="LOMenuPath">Formát &gt; Buňky</text:span> nebo použijeme klávesovou zkratku <text:span text:style-name="LOKeystroke">Ctrl+1</text:span>. Otevře se dialogové okno <text:span text:style-name="LOMenuPath">Formát buněk</text:span> (obrázek <text:sequence-ref text:reference-format="value" text:ref-name="refFigure19">20</text:sequence-ref>).</text:p>
        </text:list-item>
        <text:list-item>
          <text:p text:style-name="Numbering_20_1">Ověříme si, zda je zobrazena karta <text:span text:style-name="LOMenuPath">Čísla</text:span>, v ní zvolíme <text:span text:style-name="LOEmphasis">Text</text:span> ze seznamu <text:span text:style-name="LOEmphasis">Kategorie</text:span>.</text:p>
        </text:list-item>
        <text:list-item>
          <text:p text:style-name="Numbering_20_1">Klepneme na <text:span text:style-name="LOMenuPath">OK</text:span>. Čísla jsou při zadávání převáděna na text, který je zarovnán vlevo.</text:p>
        </text:list-item>
      </text:list>
      <text:p text:style-name="Definition_20_Term"><text:span text:style-name="LOStrongEmphasis">Způsob 2</text:span></text:p>
      <text:list xml:id="list81010786465188" text:continue-list="list81011175832809" text:style-name="Numbering_20_1">
        <text:list-item text:start-value="1">
          <text:p text:style-name="Numbering_20_1">Vybereme buňku.</text:p>
        </text:list-item>
        <text:list-item>
          <text:p text:style-name="Numbering_20_1">Otevřeme postranní lištu (<text:span text:style-name="LOMenuPath">Zobrazit &gt; Postranní lišta</text:span>) a klepnutím na ikonu <text:span text:style-name="LOMenuPath">Otevřít panel</text:span> (<text:span text:style-name="LOMenuPath">+</text:span>) otevřeme panel <text:span text:style-name="LOMenuPath">Formát čísla</text:span>.</text:p>
        </text:list-item>
        <text:list-item>
          <text:p text:style-name="Numbering_20_1">Vybereme <text:span text:style-name="LOMenuPath">Text</text:span> ze seznamu <text:span text:style-name="LOMenuPath">Kategorie</text:span>. Změna formátování se projeví okamžitě.</text:p>
        </text:list-item>
        <text:list-item>
          <text:p text:style-name="Numbering_20_1">Klepneme zpět na buňku. Vložíme číslo a přesuneme zaměření buňky jinam, aby se data zformátovala.</text:p>
        </text:list-item>
      </text:list>
      <text:list xml:id="list81011357740693" text:continue-list="list81011351017187" text:style-name="Heading_20_Note">
        <text:list-item>
          <text:p text:style-name="Heading_20_Note">Poznámka</text:p>
        </text:list-item>
      </text:list>
      <text:p text:style-name="P18">Ve výchozím nastavení, čísla která byla převedena na text, budou ve všech vzorcích sešitu vyhodnocena jako nula. Funkce ve vzorcích textové položky ignorují.</text:p>
      <text:h text:style-name="Heading_20_2" text:outline-level="2"><text:bookmark-start text:name="__RefHeading__12199_2055606540"/><text:alphabetical-index-mark text:string-value=" "/>Text<text:bookmark-end text:name="__RefHeading__12199_2055606540"/></text:h>
      <text:p text:style-name="Text_20_body">Klepneme na buňku a napíšeme text. Text je ve výchozím nastavení zarovnán vlevo.</text:p>
      <text:h text:style-name="Heading_20_2" text:outline-level="2"><text:bookmark-start text:name="__RefHeading__31825_116595067"/><text:alphabetical-index-mark text:string-value=" "/>Datum a čas<text:bookmark-end text:name="__RefHeading__31825_116595067"/></text:h>
      <text:p text:style-name="Text_20_body">Vybereme buňku a zadáme datum nebo čas.</text:p>
      <text:p text:style-name="Text_20_body">Jednotlivé části datumu je možné oddělovat tečkou (15.10.2013 nebo 15.10.13), spojovníkem (pouze 15-10) nebo lze použít text (15. říjen 2013). Formát datumu se po zadání automaticky změní na nastavený výchozí formát.</text:p>
      <text:p text:style-name="Text_20_body">Pokud vkládáme čas, oddělujeme ho dvojtečkou (13:45 nebo 13:45:20). Formát času se po zadání automaticky změní na nastavený výchozí formát.</text:p>
      <text:p text:style-name="Text_20_body">Chceme-li změnit formát datumu a času, který Calc používá, použijeme následující postup:</text:p>
      <text:p text:style-name="Definition_20_Term"><text:span text:style-name="LOStrongEmphasis">Způsob 1</text:span></text:p>
      <text:list xml:id="list81011806603946" text:continue-list="list81010786465188" text:style-name="Numbering_20_1">
        <text:list-item text:start-value="1">
          <text:p text:style-name="Numbering_20_1">Vybereme buňku a následně na ni buď klepneme pravým tlačítkem myši a v místní nabídce zvolíme <text:span text:style-name="LOMenuPath">Formát buněk</text:span>, nebo v hlavní nabídce zvolíme <text:span text:style-name="LOMenuPath">Formát &gt; Buňky</text:span>, nebo použijeme klávesovou zkratku <text:span text:style-name="LOKeystroke">Ctrl+1</text:span>. Otevře se dialogové okno <text:span text:style-name="LOMenuPath">Formát buněk</text:span> (obrázek <text:sequence-ref text:reference-format="value" text:ref-name="refFigure19">20</text:sequence-ref>).</text:p>
        </text:list-item>
        <text:list-item>
          <text:p text:style-name="Numbering_20_1">Ověříme, zda je vybrána karta <text:span text:style-name="LOMenuPath">Čísla</text:span>, potom zvolíme <text:span text:style-name="LOEmphasis">Datum</text:span> nebo <text:span text:style-name="LOEmphasis">Čas</text:span> ze seznamu <text:span text:style-name="LOEmphasis">Kategorie</text:span>.</text:p>
        </text:list-item>
        <text:list-item>
          <text:p text:style-name="Numbering_20_1">Požadovaný formát zvolíme v seznamu <text:span text:style-name="LOEmphasis">Formát</text:span>.</text:p>
        </text:list-item>
        <text:list-item>
          <text:p text:style-name="Numbering_20_1">Klepneme na <text:span text:style-name="LOMenuPath">OK</text:span>.</text:p>
        </text:list-item>
      </text:list>
      <text:p text:style-name="Definition_20_Term"><text:soft-page-break/><text:span text:style-name="LOStrongEmphasis">Způsob 2</text:span></text:p>
      <text:list xml:id="list81012481219065" text:continue-list="list81011806603946" text:style-name="Numbering_20_1">
        <text:list-item text:start-value="1">
          <text:p text:style-name="Numbering_20_1">Vybereme buňku.</text:p>
        </text:list-item>
        <text:list-item>
          <text:p text:style-name="Numbering_20_1">Otevřeme postranní lištu (<text:span text:style-name="LOMenuPath">Zobrazit &gt; Postranní lišta</text:span>) a (bude-li to nezbytné) klepnutím na ikonu <text:span text:style-name="LOMenuPath">Otevřít panel</text:span> (<text:span text:style-name="LOMenuPath">+</text:span>) otevřeme panel <text:span text:style-name="LOMenuPath">Formát čísla</text:span>.</text:p>
        </text:list-item>
        <text:list-item>
          <text:p text:style-name="Numbering_20_1">Vybereme <text:span text:style-name="LOMenuPath">Datum</text:span> ze seznamu <text:span text:style-name="LOMenuPath">Kategorie</text:span>.</text:p>
        </text:list-item>
        <text:list-item>
          <text:p text:style-name="Numbering_20_1">Klepneme v záhlaví panelu na tlačítko <text:span text:style-name="LOMenuPath">Další možnosti</text:span>, čímž otevřeme dialogové okno <text:span text:style-name="LOMenuPath">Formát buněk</text:span>.</text:p>
        </text:list-item>
        <text:list-item>
          <text:p text:style-name="Numbering_20_1">Požadovaný formát zvolíme v seznamu <text:span text:style-name="LOEmphasis">Formát</text:span>.</text:p>
        </text:list-item>
        <text:list-item>
          <text:p text:style-name="Numbering_20_1">Klepneme na <text:span text:style-name="LOMenuPath">OK</text:span>.</text:p>
        </text:list-item>
      </text:list>
      <text:p text:style-name="Figure"><draw:frame draw:style-name="fr3" draw:name="Frame38" text:anchor-type="as-char" svg:width="3.1307in" draw:z-index="83"><draw:text-box fo:min-height="1.7173in"><text:p text:style-name="Caption"><draw:frame draw:style-name="fr10" draw:name="Image14" text:anchor-type="as-char" svg:width="3.0945in" svg:height="1.5307in" draw:z-index="84"><draw:image xlink:href="Pictures/1000020100000176000000B9901879CB5CF2E6B6.png" xlink:type="simple" xlink:show="embed" xlink:actuate="onLoad"/></draw:frame></text:p><text:p text:style-name="Caption">Obrázek <text:sequence text:ref-name="refFigure21" text:name="Figure" text:formula="ooow:Figure+1" style:num-format="1">22</text:sequence>: Výběr položek Datum a Další možnosti</text:p></draw:text-box></draw:frame></text:p>
      <text:h text:style-name="Heading_20_2" text:outline-level="2"><text:bookmark-start text:name="__RefHeading__12201_2055606540"/><text:alphabetical-index-mark text:string-value=" "/>Možnosti automatických oprav<text:bookmark-end text:name="__RefHeading__12201_2055606540"/></text:h>
      <text:p text:style-name="Text_20_body">Calc během zadávání dat provádí mnoho automatických oprav, pokud je nevypneme. Veškeré změny automatických oprav můžeme také vrátit zpět pomocí klávesové zkratky <text:span text:style-name="LOKeystroke"> Ctrl + Z</text:span> anebo ručně prostým přepsáním opravy.</text:p>
      <text:p text:style-name="Text_20_body">Pokud chceme nastavení automatických oprav změnit, zvolíme v hlavní nabídce <text:span text:style-name="LOMenuPath">Nástroje &gt; Nastavení automatických oprav</text:span>, čímž otevřeme dialogové okno <text:span text:style-name="LOMenuPath">Automatické opravy</text:span> (obrázek <text:sequence-ref text:reference-format="value" text:ref-name="refFigure22">23</text:sequence-ref>).</text:p>
      <text:h text:style-name="P82" text:outline-level="3"><text:bookmark-start text:name="__RefHeading___Toc10507_233684998"/>Nahradit<text:bookmark-end text:name="__RefHeading___Toc10507_233684998"/></text:h>
      <text:p text:style-name="P9">Umožňuje upravit tabulku náhrad pro automatické opravy nebo nahrazování slov či zkratek v dokumentech.</text:p>
      <text:h text:style-name="P82" text:outline-level="3"><text:bookmark-start text:name="__RefHeading__4367_651980398"/>Výjimky<text:bookmark-end text:name="__RefHeading__4367_651980398"/></text:h>
      <text:p text:style-name="P9">Určíme zkratky nebo kombinace slov, které nemá LibreOffice automaticky nahrazovat.</text:p>
      <text:h text:style-name="P82" text:outline-level="3"><text:bookmark-start text:name="__RefHeading__89804_462712302"/>Možnosti<text:bookmark-end text:name="__RefHeading__89804_462712302"/></text:h>
      <text:p text:style-name="P9">Zvolíme možnosti pro funkci automatické opravy chyb při psaní a poté klepneme na tlačítko <text:span text:style-name="LOMenuPath">OK</text:span>.</text:p>
      <text:h text:style-name="P82" text:outline-level="3"><text:bookmark-start text:name="__RefHeading__4371_651980398"/>Místní možnosti<text:bookmark-end text:name="__RefHeading__4371_651980398"/></text:h>
      <text:p text:style-name="P9">Nastaví v automatických opravách znaky pro uvozovky a možnosti, které jsou specifické pro daný jazyk textu.</text:p>
      <text:h text:style-name="P82" text:outline-level="3"><text:bookmark-start text:name="__RefHeading___Toc10509_233684998"/>Obnovit<text:bookmark-end text:name="__RefHeading___Toc10509_233684998"/></text:h>
      <text:p text:style-name="P9">Obnoví změněné hodnoty zpět na výchozí pro LibreOffice.</text:p>
      <text:p text:style-name="P37"><text:soft-page-break/><draw:frame draw:style-name="fr5" draw:name="Frame17" text:anchor-type="as-char" svg:width="5.3165in" draw:z-index="7"><draw:text-box fo:min-height="4.3846in"><text:p text:style-name="Caption"><draw:frame draw:style-name="fr10" draw:name="graphics43" text:anchor-type="as-char" svg:width="5.3165in" svg:height="4.2083in" draw:z-index="8"><draw:image xlink:href="Pictures/10000201000002BD0000022B5A937D5B4B715C55.png" xlink:type="simple" xlink:show="embed" xlink:actuate="onLoad"/></draw:frame></text:p><text:p text:style-name="Caption">Obrázek <text:sequence text:ref-name="refFigure22" text:name="Figure" text:formula="ooow:Figure+1" style:num-format="1">23</text:sequence>: Dialogové okno Automatické opravy</text:p></draw:text-box></draw:frame></text:p>
      <text:h text:style-name="Heading_20_2" text:outline-level="2"><text:bookmark-start text:name="__RefHeading__4375_651980398"/>Vypnutí automatických oprav<text:bookmark-end text:name="__RefHeading__4375_651980398"/></text:h>
      <text:p text:style-name="Text_20_body">Některé opravy se při zadávání textu použijí až po stisknutí mezerníku. Pokud chceme automatické opravy vypnout, zvolíme v hlavní nabídce <text:span text:style-name="LOMenuPath">Nástroje</text:span> a zrušíme zaškrtnutí nebo zaškrtneme <text:span text:style-name="LOMenuPath">Automatické dokončování</text:span>.</text:p>
      <text:h text:style-name="Heading_20_1" text:outline-level="1"><text:bookmark-start text:name="__RefHeading__74122_1365249792"/><text:alphabetical-index-mark text:string-value="urychlení" text:key1="vkládání dat, Calc"/>Urychlení vkládání dat<text:bookmark-end text:name="__RefHeading__74122_1365249792"/></text:h>
      <text:p text:style-name="Text_20_body">Zadávání dat do listu může být velmi pracné, Calc však poskytuje několik nástrojů, které práci usnadňují.</text:p>
      <text:p text:style-name="Text_20_body">Základní možností je přetažení obsahu jedné buňky do druhé pomocí myši. Mnozí uživatelé považují za užitečnou funkci Automatické doplňování. Calc také obsahuje několik dalších nástrojů pro automatizaci vstupu, zejména pro opakující se data. Patří mezi ně nástroj Vyplnit, seznamy výběru a možnost zadávat data do více listů stejného sešitu.</text:p>
      <text:h text:style-name="Heading_20_2" text:outline-level="2"><text:bookmark-start text:name="__RefHeading__74124_1365249792"/>Použití <text:alphabetical-index-mark text:string-value="nástroj vyplnit, Calc"/><text:alphabetical-index-mark text:string-value="Nástroj Vyplnit" text:key1="vkládání dat, Calc"/>nástroje Vyplnit<text:bookmark-end text:name="__RefHeading__74124_1365249792"/></text:h>
      <text:p text:style-name="Text_20_body">Nástroj Vyplnit se používá ke kopírování již existujícího obsahu nebo k vytvoření datové posloupnosti ve vybrané oblasti buněk (obrázek <text:sequence-ref text:reference-format="value" text:ref-name="refFigure23">24</text:sequence-ref>).</text:p>
      <text:list xml:id="list81011741717861" text:continue-list="list81012481219065" text:style-name="Numbering_20_1">
        <text:list-item text:start-value="1">
          <text:p text:style-name="Numbering_20_1">Vybereme buňku, jejíž obsah chceme kopírovat nebo ze které chceme vytvořit posloupnost.</text:p>
        </text:list-item>
        <text:list-item>
          <text:p text:style-name="Numbering_20_1">Tažením myší se stisknutým tlačítkem nebo klepnutím na poslední buňku výběru se stisknutou klávesou <text:span text:style-name="LOKeystroke">Shift</text:span> zvolíme oblast, kterou chceme vyplnit.</text:p>
        </text:list-item>
        <text:list-item>
          <text:p text:style-name="Numbering_20_1">Zvolíme v hlavní nabídce <text:span text:style-name="LOMenuPath">List &gt; Vyplnit buňky</text:span> a vybereme v podnabídce směr pro kopírování nebo vytvoření dat (<text:span text:style-name="LOMenuPath">Nahoru</text:span>, <text:span text:style-name="LOMenuPath">Dolů</text:span>, <text:span text:style-name="LOMenuPath">Vlevo</text:span> nebo <text:span text:style-name="LOMenuPath">Vpravo</text:span>) nebo <text:span text:style-name="LOMenuPath">Posloupnost</text:span> a <text:span text:style-name="LOMenuPath">Náhodná čísla...</text:span>.</text:p>
        </text:list-item>
      </text:list>
      <text:p text:style-name="Text_20_Body_20_List_20_Intro"><text:soft-page-break/>Další možností je použít klávesovou zkratku.</text:p>
      <text:list xml:id="list81011505481084" text:continue-list="list81011741717861" text:style-name="Numbering_20_1">
        <text:list-item text:start-value="1">
          <text:p text:style-name="P81">Vybereme buňku, jejíž obsah chceme kopírovat nebo ze které chceme vytvořit posloupnost.</text:p>
        </text:list-item>
        <text:list-item>
          <text:p text:style-name="P77">Přesuneme kurzor nad čtvereček v jejím pravém dolním rohu buňky. Kurzor změní tvar.</text:p>
        </text:list-item>
        <text:list-item>
          <text:p text:style-name="P77">Stiskneme levé tlačítko myši a kurzor potáhneme směrem, ve kterém chceme buňky vyplnit. Pokud buňka obsahuje text, buňky se v daném směru vyplní stejným textem. Pokud buňka obsahuje číslo, buňky se vyplní posloupností čísel.</text:p>
        </text:list-item>
      </text:list>
      <text:p text:style-name="Figure"><draw:frame draw:style-name="fr5" draw:name="Frame11" text:anchor-type="as-char" svg:width="4.311in" draw:z-index="85"><draw:text-box fo:min-height="2.1075in"><text:p text:style-name="Caption"><draw:frame draw:style-name="fr10" draw:name="Image6" text:anchor-type="as-char" svg:width="4.311in" svg:height="1.7862in" draw:z-index="86"><draw:image xlink:href="Pictures/1000020100000260000000FCC7A9311FD684A18F.png" xlink:type="simple" xlink:show="embed" xlink:actuate="onLoad"/></draw:frame></text:p><text:p text:style-name="Caption">Obrázek <text:sequence text:ref-name="refFigure23" text:name="Figure" text:formula="ooow:Figure+1" style:num-format="1">24</text:sequence>: Použití nástroje Vyplnit</text:p></draw:text-box></draw:frame></text:p>
      <text:h text:style-name="Heading_20_3" text:outline-level="3"><text:bookmark-start text:name="__RefHeading__89806_462712302"/>Vyplňování posloupnosti dat<text:bookmark-end text:name="__RefHeading__89806_462712302"/></text:h>
      <text:p text:style-name="Text_20_body">Pokud zvolíme <text:span text:style-name="LOMenuPath">List &gt; Vyplnit buňky &gt; Posloupnost</text:span>, otevře se dialogové okno <text:span text:style-name="LOMenuPath">Vyplnit posloupnost</text:span> (obrázek <text:sequence-ref text:reference-format="value" text:ref-name="refFigure24">25</text:sequence-ref>). V něm můžeme zvolit požadovaný typ posloupnosti.</text:p>
      <text:p text:style-name="Figure"><draw:frame draw:style-name="fr5" draw:name="Frame12" text:anchor-type="as-char" svg:width="5.9445in" draw:z-index="87"><draw:text-box fo:min-height="2.522in"><text:p text:style-name="Caption"><draw:frame draw:style-name="fr10" draw:name="graphics16" text:anchor-type="as-char" svg:width="5.9445in" svg:height="2.2429in" draw:z-index="88"><draw:image xlink:href="Pictures/10000201000002FB000001203E941C9A5D133598.png" xlink:type="simple" xlink:show="embed" xlink:actuate="onLoad"/></draw:frame></text:p><text:p text:style-name="Caption">Obrázek <text:sequence text:ref-name="refFigure24" text:name="Figure" text:formula="ooow:Figure+1" style:num-format="1">25</text:sequence>: Dialogové okno Vyplnit posloupnost</text:p></draw:text-box></draw:frame></text:p>
      <text:list xml:id="list81010734178520" text:continue-list="list81011347789711" text:style-name="List_20_1">
        <text:list-item>
          <text:p text:style-name="List_20_1"><text:span text:style-name="LOStrongEmphasis">Směr</text:span> – určuje směr vytváření posloupnosti.</text:p>
        </text:list-item>
      </text:list>
      <text:list xml:id="list81011412528943" text:continue-list="list81011739976749" text:style-name="List_20_2">
        <text:list-item>
          <text:p text:style-name="List_20_2"><text:span text:style-name="LOEmphasis">Dolů</text:span> – ve vybrané oblasti buněk vytvoří posloupnost směrem dolů s použitím zadaného přírůstku až po zadanou koncovou hodnotu.</text:p>
        </text:list-item>
        <text:list-item>
          <text:p text:style-name="List_20_2"><text:span text:style-name="LOEmphasis">Vpravo</text:span> – ve vybrané oblasti buněk vytvoří posloupnost směrem doprava s použitím zadaného přírůstku až po zadanou koncovou hodnotu.</text:p>
        </text:list-item>
        <text:list-item>
          <text:p text:style-name="List_20_2"><text:span text:style-name="LOEmphasis">Nahoru</text:span> – ve vybrané oblasti buněk vytvoří posloupnost směrem nahoru s použitím zadaného přírůstku až po zadanou koncovou hodnotu.</text:p>
        </text:list-item>
        <text:list-item>
          <text:p text:style-name="List_20_2"><text:span text:style-name="LOEmphasis">Vlevo</text:span> – ve vybrané oblasti buněk vytvoří posloupnost směrem doleva s použitím zadaného přírůstku až po zadanou konečnou hodnotu.</text:p>
        </text:list-item>
      </text:list>
      <text:list xml:id="list81011227694130" text:continue-list="list81010734178520" text:style-name="List_20_1">
        <text:list-item>
          <text:p text:style-name="P71"><text:soft-page-break/><text:span text:style-name="LOStrongEmphasis">Typ posloupnosti</text:span> – určuje typ posloupnosti.</text:p>
        </text:list-item>
      </text:list>
      <text:list xml:id="list81012001921904" text:continue-list="list81011412528943" text:style-name="List_20_2">
        <text:list-item>
          <text:p text:style-name="P88"><text:span text:style-name="LOEmphasis">Lineární</text:span> – vytvoří lineární posloupnost čísel se zadaným přírůstkem a koncovou hodnotou.</text:p>
        </text:list-item>
        <text:list-item>
          <text:p text:style-name="List_20_2"><text:span text:style-name="LOEmphasis">Růst</text:span> – vytvoří geometrickou posloupnost čísel se zadaným přírůstkem a koncovou hodnotou.</text:p>
        </text:list-item>
        <text:list-item>
          <text:p text:style-name="List_20_2"><text:span text:style-name="LOEmphasis">Datum</text:span> – vytvoří posloupnost dat se zadaným přírůstkem a koncovým datem.</text:p>
        </text:list-item>
        <text:list-item>
          <text:p text:style-name="List_20_2"><text:span text:style-name="LOEmphasis">Automatické vyplnění</text:span> – vytvoří posloupnost přímo v listu. Automatické vyplnění využívá přizpůsobitelné seznamy. Například, pokud do první buňky zadáme 'leden', posloupnost se doplní podle seznamu, který je definován v <text:span text:style-name="LOMenuPath">Nástroje &gt; Možnosti &gt; LibreOffice Calc &gt; Řazené seznamy</text:span>. Při Automatickém vyplnění se Calc pokusí do posloupnosti doplnit hodnoty podle zadaného vzoru. Například, číselná posloupnost 1,3,5 se automaticky doplní čísly 7,9,11,13 a data 01.01.99 a 15.01.99 se doplní o data s dvoutýdenním odstupem.</text:p>
        </text:list-item>
      </text:list>
      <text:list xml:id="list81012288463296" text:continue-list="list81011227694130" text:style-name="List_20_1">
        <text:list-item>
          <text:p text:style-name="List_20_1"><text:span text:style-name="LOStrongEmphasis">Jednotka času</text:span> – v této části zvolíme požadovanou jednotku času. Tato část je aktivní pouze v případě, že je v oblasti Typ posloupnosti zvolena položka Datum.</text:p>
        </text:list-item>
      </text:list>
      <text:list xml:id="list81012532789250" text:continue-list="list81012001921904" text:style-name="List_20_2">
        <text:list-item>
          <text:p text:style-name="List_20_2"><text:span text:style-name="LOEmphasis">Den</text:span> – použijeme, pokud chceme vytvořit posloupnost dat po sedmi dnech.</text:p>
        </text:list-item>
        <text:list-item>
          <text:p text:style-name="List_20_2"><text:span text:style-name="LOEmphasis">Den v týdnu</text:span> – použijeme, pokud chceme vytvořit posloupnost dat pouze z pracovních dnů.</text:p>
        </text:list-item>
        <text:list-item>
          <text:p text:style-name="List_20_2"><text:span text:style-name="LOEmphasis">Měsíc</text:span> – použijeme, pokud chceme vytvořit posloupnost z názvů nebo zkratek měsíců.</text:p>
        </text:list-item>
        <text:list-item>
          <text:p text:style-name="List_20_2"><text:span text:style-name="LOEmphasis">Rok</text:span> – použijeme, pokud chceme vytvořit posloupnost let.</text:p>
        </text:list-item>
      </text:list>
      <text:list xml:id="list81012025293191" text:continue-list="list81012288463296" text:style-name="List_20_1">
        <text:list-item>
          <text:p text:style-name="List_20_1"><text:span text:style-name="LOStrongEmphasis">Počáteční hodnota</text:span> – počáteční hodnota posloupnosti. Použijeme číslo, datum nebo čas.</text:p>
        </text:list-item>
        <text:list-item>
          <text:p text:style-name="List_20_1"><text:span text:style-name="LOStrongEmphasis">Koncová hodnota</text:span> – koncová hodnota postupnosti. Použijeme číslo, datum nebo čas.</text:p>
        </text:list-item>
        <text:list-item>
          <text:p text:style-name="List_20_1"><text:span text:style-name="LOStrongEmphasis">Přírůstek</text:span> - hodnota, která určuje změnu prvků posloupnosti v závislosti na jejím typu. Tyto hodnoty lze zadat, jen když je vybrána posloupnost Lineární, Růst nebo Datum.</text:p>
        </text:list-item>
      </text:list>
      <text:p text:style-name="Figure"><draw:frame draw:style-name="fr3" draw:name="Frame22" text:anchor-type="as-char" svg:width="6.6929in" draw:z-index="68"><draw:text-box fo:min-height="3.8189in"><text:p text:style-name="Caption"><draw:frame draw:style-name="fr18" draw:name="Image21" text:anchor-type="paragraph" svg:width="6.6929in" style:rel-width="100%" svg:height="3.8189in" style:rel-height="scale" draw:z-index="69"><draw:image xlink:href="Pictures/10000201000003A600000215C4FD68A364B3E8DE.png" xlink:type="simple" xlink:show="embed" xlink:actuate="onLoad"/></draw:frame>Obrázek <text:sequence text:ref-name="refFigure25" text:name="Figure" text:formula="ooow:Figure+1" style:num-format="1">26</text:sequence>: Dialogové okno Řazené seznamy</text:p></draw:text-box></draw:frame></text:p>
      <text:h text:style-name="Heading_20_3" text:outline-level="3"><text:bookmark-start text:name="__RefHeading__30429_1380607024"/><text:soft-page-break/>Definování posloupnosti<text:bookmark-end text:name="__RefHeading__30429_1380607024"/></text:h>
      <text:p text:style-name="Text_20_Body_20_List_20_Intro">Chceme-li definovat vlastní posloupnosti:</text:p>
      <text:list xml:id="list81011441359698" text:continue-list="list81011505481084" text:style-name="Numbering_20_1">
        <text:list-item text:start-value="1">
          <text:p text:style-name="Numbering_20_1">V hlavní nabídce zvolíme <text:span text:style-name="LOMenuPath">Nástroje &gt; Možnosti &gt; LibreOffice Calc &gt; Řazené seznamy</text:span>, čímž otevřeme dialogové okno Řazené seznamy (obrázek <text:sequence-ref text:reference-format="value" text:ref-name="refFigure25">26</text:sequence-ref>). V tomto okně se na levé straně v poli <text:span text:style-name="LOEmphasis">Seznamy</text:span> zobrazují již definované seznamy, v poli <text:span text:style-name="LOEmphasis">Položky</text:span> pak jednotlivé prvky vybraného seznamu.</text:p>
        </text:list-item>
        <text:list-item>
          <text:p text:style-name="Numbering_20_1">Klepneme na tlačítko <text:span text:style-name="LOMenuPath">Nový</text:span>, čímž se  <text:span text:style-name="LOEmphasis">Položky</text:span> vyčistí.</text:p>
        </text:list-item>
        <text:list-item>
          <text:p text:style-name="Numbering_20_1">Položky nového seznamu napíšeme do pole <text:span text:style-name="LOEmphasis">Položky</text:span> (jednu do každého řádku).</text:p>
        </text:list-item>
        <text:list-item>
          <text:p text:style-name="Numbering_20_1">Klepneme na tlačítko <text:span text:style-name="LOMenuPath">Přidat</text:span>, čímž se nový seznam objeví v poli <text:span text:style-name="LOEmphasis">Seznamy</text:span>.</text:p>
        </text:list-item>
        <text:list-item>
          <text:p text:style-name="Numbering_20_1">Klepnutím na tlačítko <text:span text:style-name="LOMenuPath">OK</text:span> nový seznam uložíme.</text:p>
        </text:list-item>
      </text:list>
      <text:h text:style-name="Heading_20_3" text:outline-level="3"><text:bookmark-start text:name="__RefHeading___Toc5539_2101809857"/>Definování posloupností z oblasti listu<text:bookmark-end text:name="__RefHeading___Toc5539_2101809857"/></text:h>
      <text:p text:style-name="P13">Oblast textových hodnot lze definovat jako posloupnosti.</text:p>
      <text:list xml:id="list81011565477537" text:continue-list="list81010708184697" text:style-name="Numbering_20_1">
        <text:list-item text:start-value="1">
          <text:p text:style-name="P78">Zvolíme oblast obsahující textové hodnoty, které chceme použít jako posloupnosti.</text:p>
        </text:list-item>
        <text:list-item>
          <text:p text:style-name="Numbering_20_1">V hlavní nabídce zvolíme <text:span text:style-name="LOMenuPath">Nástroje &gt; Možnosti &gt; LibreOffice Calc &gt; Řazené seznamy</text:span>, čímž otevřeme dialogové okno Řazené seznamy (obrázek <text:sequence-ref text:reference-format="value" text:ref-name="refFigure25">26</text:sequence-ref>).</text:p>
        </text:list-item>
        <text:list-item>
          <text:p text:style-name="P78">Vybraná oblast je vidět v poli <text:span text:style-name="LOMenuPath">Kopírovat seznam</text:span>. Klepneme na tlačítko <text:span text:style-name="LOMenuPath">Kopírovat</text:span> pro přidání oblasti do seznamu výběru.</text:p>
        </text:list-item>
      </text:list>
      <text:h text:style-name="Heading_20_2" text:outline-level="2"><text:bookmark-start text:name="__RefHeading__74126_1365249792"/><text:alphabetical-index-mark text:string-value="seznamy výběru" text:key1="vkládání dat, Calc"/>Použití <text:alphabetical-index-mark text:string-value="seznamy výběru, Calc"/>seznamů výběru<text:bookmark-end text:name="__RefHeading__74126_1365249792"/></text:h>
      <text:p text:style-name="Text_20_body">Seznamy výběru jsou dostupný pouze pro text a jejich použití je omezeno jen na text, který již byl zadán do stejného sloupce.</text:p>
      <text:list xml:id="list81011334800521" text:continue-list="list81011441359698" text:style-name="Numbering_20_1">
        <text:list-item text:start-value="1">
          <text:p text:style-name="Numbering_20_1">Vybereme buňku ve sloupci nebo řádku, který obsahuje buňky s textovými položkami.</text:p>
        </text:list-item>
        <text:list-item>
          <text:p text:style-name="Numbering_20_1">Klepneme pravým tlačítkem myši a zvolíme z místní nabídky <text:span text:style-name="LOMenuPath">Seznam výběru</text:span>. Otevře se rozbalovací seznam, ve kterém se nacházejí všechny textové položky z daného sloupce.</text:p>
        </text:list-item>
        <text:list-item>
          <text:p text:style-name="Numbering_20_1">Klepneme na požadovanou položku, která se následně vloží do buňky.</text:p>
        </text:list-item>
      </text:list>
      <text:h text:style-name="P54" text:outline-level="1"><text:bookmark-start text:name="__RefHeading__74128_1365249792"/><text:alphabetical-index-mark text:string-value="sdílení obsahu" text:key1="vkládání dat, Calc"/>Sdílení obsahu mezi listy<text:bookmark-end text:name="__RefHeading__74128_1365249792"/></text:h>
      <text:p text:style-name="Text_20_body">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list xml:id="list81011467035706" text:continue-list="list81011334800521" text:style-name="Numbering_20_1">
        <text:list-item text:start-value="1">
          <text:p text:style-name="Numbering_20_1">Zvolíme v hlavní nabídce <text:span text:style-name="LOMenuPath">List &gt; Vybrat listy...</text:span><text:s/>, čímž otevřeme dialogové okno <text:span text:style-name="LOMenuPath">Vybrat listy</text:span>.</text:p>
        </text:list-item>
      </text:list>
      <text:p text:style-name="P40"><draw:frame draw:style-name="fr5" draw:name="Frame43" text:anchor-type="as-char" svg:width="3.4354in" draw:z-index="57"><draw:text-box fo:min-height="1.9374in"><text:p text:style-name="Caption"><draw:frame draw:style-name="fr19" draw:name="Image22" text:anchor-type="as-char" svg:width="3.4354in" svg:height="1.7083in" draw:z-index="63"><draw:image xlink:href="Pictures/10000201000001BB000000F26AE28FE7B5F9D0B2.png" xlink:type="simple" xlink:show="embed" xlink:actuate="onLoad"/></draw:frame></text:p><text:p text:style-name="Caption">Obrázek <text:sequence text:ref-name="refFigure26" text:name="Figure" text:formula="ooow:Figure+1" style:num-format="1">27</text:sequence>: Dialogové okno Vybrat listy</text:p></draw:text-box></draw:frame></text:p>
      <text:list xml:id="list81012548458728" text:continue-numbering="true" text:style-name="Numbering_20_1">
        <text:list-item>
          <text:p text:style-name="Numbering_20_1">V něm vybereme jednotlivé listy, do kterých chceme data vložit. Více listů vybereme pomocí klávesy <text:span text:style-name="LOKeystroke">Shift</text:span> a <text:span text:style-name="LOKeystroke">Ctrl</text:span> (v systému Mac <text:span text:style-name="LOKeystroke">Options</text:span>).</text:p>
        </text:list-item>
        <text:list-item>
          <text:p text:style-name="Numbering_20_1">Výběr potvrdíme klepnutím na tlačítko <text:span text:style-name="LOMenuPath">OK</text:span>, karty listů přitom změní barvu.</text:p>
        </text:list-item>
        <text:list-item>
          <text:p text:style-name="Numbering_20_1"><text:soft-page-break/>Údaje zadáme do buněk prvního z vybraných listů, přitom se vloží i do všech ostatních.</text:p>
        </text:list-item>
      </text:list>
      <text:list xml:id="list81011140920638" text:continue-list="list81011357740693" text:style-name="Heading_20_Note">
        <text:list-item>
          <text:p text:style-name="P64">Poznámka</text:p>
        </text:list-item>
      </text:list>
      <text:p text:style-name="P20">Tato technika bez upozornění přepíše všechny údaje, které již jsou v příslušných buňkách na ostatních vybraných listech. Po vložení společných dat proto nesmíme zapomenout výběr listů zrušit, aby se další zadávaná data vkládala jen do jednoho listu.</text:p>
      <text:h text:style-name="Heading_20_1" text:outline-level="1"><text:bookmark-start text:name="__RefHeading__17113_1267672555"/><text:alphabetical-index-mark text:string-value="ověřování obsahu buňky, Calc"/><text:alphabetical-index-mark text:string-value="ověřování obsahu buňky" text:key1="vkládání dat, Calc"/>Ověřování obsahu buněk<text:bookmark-end text:name="__RefHeading__17113_1267672555"/></text:h>
      <text:p text:style-name="Text_20_body">Při vytváření sešitů, které budou používat jiní lidé, možná budeme chtít zajistit, aby jimi zadávaná data byla platná a aby byla zadávána do správných buněk. <text:alphabetical-index-mark text:string-value="platnost dat"/>Ověření platnosti můžeme použít i pro svou vlastní práci jako pomůcku při zadávání složitých nebo méně často používaných dat.</text:p>
      <text:p text:style-name="Text_20_body">Posloupnost a Seznamy výběru umožňují zpracovat určité typy dat, které jsou omezeny na předdefinované informace. Chceme-li ověřovat nová data zadávaná uživatelem, vybereme buňku a v hlavní nabídce zvolíme <text:span text:style-name="LOMenuPath">Data &gt; Platnost</text:span>, kde stanovíme typ obsahu, který může být do buňky zadán. Buňka může například vyžadovat datum, celé číslo bez písmen či desetinné čárky nebo že nesmí zůstat prázdná.</text:p>
      <text:p text:style-name="Text_20_body">Podle toho, jakou platnost nastavíme, můžeme také definovat rozsah obsahu, který může být zadán. Můžeme také nechat zobrazit nápovědu, která vysvětlí nastavená pravidla a to, co by měli uživatelé dělat, když je obsah buňky neplatný. Můžeme také nastavit buňku tak, aby neplatný obsah odmítla, přijala ho s upozorněním, nebo při něm spustila makro. Více informací o ověřování obsahu buněk se nachází <text:span text:style-name="LOEmphasis">v kapitole 2 Entering, Editing and Formatting Data příručky Calc Guide</text:span>.</text:p>
      <text:h text:style-name="Heading_20_1" text:outline-level="1"><text:bookmark-start text:name="__RefHeading__8875_141864493"/><text:alphabetical-index-mark text:string-value="úprava dat, Calc"/><text:alphabetical-index-mark text:string-value="úprava dat" text:key1="Calc"/>Úprava dat<text:bookmark-end text:name="__RefHeading__8875_141864493"/></text:h>
      <text:h text:style-name="Heading_20_2" text:outline-level="2"><text:bookmark-start text:name="__RefHeading__74132_1365249792"/><text:alphabetical-index-mark text:string-value="odstraňování dat z buňky" text:key1="úprava dat, Calc"/>Mazání dat<text:bookmark-end text:name="__RefHeading__74132_1365249792"/></text:h>
      <text:h text:style-name="Heading_20_3" text:outline-level="3"><text:bookmark-start text:name="__RefHeading__8877_141864493"/>Mazání pouze dat<text:bookmark-end text:name="__RefHeading__8877_141864493"/></text:h>
      <text:p text:style-name="Text_20_body">Data lze smazat z buňky tak, aby v ní zůstalo formátování. Klepnutím vybereme buňku a potom stiskneme klávesu <text:span text:style-name="LOKeystroke">Delete</text:span>.</text:p>
      <text:h text:style-name="Heading_20_3" text:outline-level="3"><text:bookmark-start text:name="__RefHeading__8879_141864493"/>Mazání dat a formátování<text:bookmark-end text:name="__RefHeading__8879_141864493"/></text:h>
      <text:p text:style-name="Text_20_Body_20_List_20_Intro">Data a formátování se dají z buňky smazat současně.</text:p>
      <text:list xml:id="list81012417518059" text:continue-list="list81012548458728" text:style-name="Numbering_20_1">
        <text:list-item text:start-value="1">
          <text:p text:style-name="Numbering_20_1">Klepnutím vybereme buňku.</text:p>
        </text:list-item>
        <text:list-item>
          <text:p text:style-name="Numbering_20_1">Stiskneme klávesu <text:span text:style-name="LOKeystroke">Backspace</text:span> nebo klepneme pravým tlačítkem na buňku a v místní nabídce vybereme <text:span text:style-name="LOMenuPath">Smazat obsah</text:span> nebo v hlavní nabídce zvolíme <text:span text:style-name="LOMenuPath">Úpravy &gt; Smazat obsah</text:span>, čímž otevřeme dialogové okno <text:span text:style-name="LOMenuPath">Smazat obsah</text:span> (obrázek <text:sequence-ref text:reference-format="value" text:ref-name="refFigure27">28</text:sequence-ref>). Pomocí tohoto dialogového okna můžeme data mazat podle různých hledisek, případně smazat v buňce vše.</text:p>
        </text:list-item>
      </text:list>
      <text:p text:style-name="Figure"><text:soft-page-break/><draw:frame draw:style-name="fr3" draw:name="Frame13" text:anchor-type="as-char" svg:width="2.5591in" draw:z-index="10"><draw:text-box fo:min-height="2.5362in"><text:p text:style-name="Caption"><draw:frame draw:style-name="fr13" draw:name="Image7" text:anchor-type="as-char" svg:width="2.5591in" svg:height="2.3154in" draw:z-index="16"><draw:image xlink:href="Pictures/100002010000012700000113024DDF0B7540618D.png" xlink:type="simple" xlink:show="embed" xlink:actuate="onLoad"/></draw:frame></text:p><text:p text:style-name="Caption">Obrázek <text:sequence text:ref-name="refFigure27" text:name="Figure" text:formula="ooow:Figure+1" style:num-format="1">28</text:sequence>: Dialogové okno Smazat obsah</text:p></draw:text-box></draw:frame></text:p>
      <text:h text:style-name="Heading_20_2" text:outline-level="2"><text:bookmark-start text:name="__RefHeading__37451_1700526464"/><text:alphabetical-index-mark text:string-value="nahrazování všech dat v buňce" text:key1="úprava dat, Calc"/>Nahrazování dat<text:bookmark-end text:name="__RefHeading__37451_1700526464"/></text:h>
      <text:p text:style-name="Text_20_body">Chceme-li odstranit stávající data a vložit nová, vybereme buňku a nová data zadáme. Původní data buňky budou nahrazena novými, původní formátování se však zachová.</text:p>
      <text:p text:style-name="Text_20_body"><text:bookmark-start text:name="__RefHeading__74136_1365249792"/>Druhou možností je klepnout na vstupní řádek na panelu vzorců (obrázek <text:sequence-ref text:reference-format="value" text:ref-name="refFigure1">2</text:sequence-ref> na straně <text:sequence-ref text:reference-format="page" text:ref-name="refFigure1">8</text:sequence-ref>), následně poklepáním na obsah, aby se celý vybral, a zadat nové údaje.<text:bookmark-end text:name="__RefHeading__74136_1365249792"/></text:p>
      <text:h text:style-name="Heading_20_2" text:outline-level="2"><text:bookmark-start text:name="__RefHeading__37453_1700526464"/><text:alphabetical-index-mark text:string-value="změna data v buňce" text:key1="úprava dat, Calc"/>Úprava dat<text:bookmark-end text:name="__RefHeading__37453_1700526464"/></text:h>
      <text:p text:style-name="Text_20_body">Někdy je třeba změnit obsah buňky, aniž by se celý odstranil. Například text „Prodej ve 2. kvartálu“ zaměníme <text:s/>za text „Nárůst prodeje v kvartálu“ následujícím postupem.</text:p>
      <text:h text:style-name="Heading_20_3" text:outline-level="3"><text:bookmark-start text:name="__RefHeading__16303_141864493"/>Pomocí klávesnice<text:bookmark-end text:name="__RefHeading__16303_141864493"/></text:h>
      <text:list xml:id="list81011086694410" text:continue-list="list81012417518059" text:style-name="Numbering_20_1">
        <text:list-item text:start-value="1">
          <text:p text:style-name="Numbering_20_1">Klepnutím vybereme buňku.</text:p>
        </text:list-item>
        <text:list-item>
          <text:p text:style-name="Numbering_20_1">Stiskneme klávesu <text:span text:style-name="LOKeystroke">F2</text:span>, čímž se kurzor umístí na konec textu v buňce.</text:p>
        </text:list-item>
        <text:list-item>
          <text:p text:style-name="Numbering_20_1">Pomocí šipek přemístíme kurzor na místo, kde chceme udělat úpravy, a tam zadáme nový text nebo smažeme starý.</text:p>
        </text:list-item>
        <text:list-item>
          <text:p text:style-name="Numbering_20_1">Stiskneme klávesu <text:span text:style-name="LOKeystroke">Enter</text:span>, čímž se změny uloží.</text:p>
        </text:list-item>
      </text:list>
      <text:h text:style-name="Heading_20_3" text:outline-level="3"><text:bookmark-start text:name="__RefHeading__16305_141864493"/>Pomocí myši<text:bookmark-end text:name="__RefHeading__16305_141864493"/></text:h>
      <text:list xml:id="list81011525157565" text:continue-list="list81011565477537" text:style-name="Numbering_20_1">
        <text:list-item text:start-value="1">
          <text:p text:style-name="Numbering_20_1">Poklepeme na buňku, čímž ji vybereme a umístíme do ní kurzor.</text:p>
        </text:list-item>
        <text:list-item>
          <text:p text:style-name="Numbering_20_1">Provedeme jednu z následujících možností:</text:p>
        </text:list-item>
      </text:list>
      <text:list xml:id="list81011597662195" text:continue-list="list81012025293191" text:style-name="List_20_1">
        <text:list-item>
          <text:p text:style-name="P72">Kurzor přemístíme v buňce tam, kam chceme začít zadávat nová data.</text:p>
        </text:list-item>
        <text:list-item>
          <text:p text:style-name="P72">Klepnutím buňku vybereme.</text:p>
        </text:list-item>
      </text:list>
      <text:list xml:id="list81010822745647" text:continue-list="list81011525157565" text:style-name="Numbering_20_1">
        <text:list-item>
          <text:p text:style-name="Numbering_20_1">Kliknutím vybereme buňku, kurzor kliknutím přemístíme do vstupního řádku na panelu vzorců (obrázek <text:sequence-ref text:reference-format="value" text:ref-name="refFigure1">2</text:sequence-ref> na straně <text:sequence-ref text:reference-format="page" text:ref-name="refFigure1">8</text:sequence-ref>) na místo, kde chceme dělat úpravy.</text:p>
        </text:list-item>
        <text:list-item>
          <text:p text:style-name="Numbering_20_1">Po ukončení úprav klepneme na jinou buňku, čímž se změny uloží.</text:p>
        </text:list-item>
      </text:list>
      <text:h text:style-name="Heading_20_1" text:outline-level="1"><text:bookmark-start text:name="__RefHeading__74138_1365249792"/><text:soft-page-break/>Formátování dat<text:bookmark-end text:name="__RefHeading__74138_1365249792"/></text:h>
      <text:list xml:id="list81010794413382" text:continue-list="list81011140920638" text:style-name="Heading_20_Note">
        <text:list-item>
          <text:p text:style-name="Heading_20_Note">Poznámka</text:p>
        </text:list-item>
      </text:list>
      <text:p text:style-name="P20">Všechna nastavení popsaná v této části lze také nastavit jako součást stylu buňky. Více informací se nachází v <text:span text:style-name="LOEmphasis">kapitole 4 Using Styles and Templates in Calc příručky Calc Guide</text:span>.</text:p>
      <text:h text:style-name="Heading_20_2" text:outline-level="2"><text:bookmark-start text:name="__RefHeading__74140_1365249792"/>Víceřádkový text<text:bookmark-end text:name="__RefHeading__74140_1365249792"/></text:h>
      <text:p text:style-name="Text_20_body">Více řádků lze zadat do jedné buňky buď automatickým, nebo ručním zalomením. Každá z metod je vhodná pro jiné situace.</text:p>
      <text:h text:style-name="Heading_20_3" text:outline-level="3"><text:bookmark-start text:name="__RefHeading__30431_1380607024"/>Automatické zalamování<text:bookmark-end text:name="__RefHeading__30431_1380607024"/></text:h>
      <text:p text:style-name="Text_20_body">Pokud chceme víceřádkový text v buňce zalomit automaticky, můžeme použít následující způsoby:</text:p>
      <text:p text:style-name="Definition_20_Term"><text:span text:style-name="LOStrongEmphasis">Způsob 1</text:span></text:p>
      <text:list xml:id="list81012831604188" text:continue-list="list81011086694410" text:style-name="Numbering_20_1">
        <text:list-item text:start-value="1">
          <text:p text:style-name="Numbering_20_1">Klepneme pravým tlačítkem myši na buňku a v místní nabídce zvolíme <text:span text:style-name="LOMenuPath">Formát buněk</text:span> nebo vybereme v hlavní nabídce <text:span text:style-name="LOMenuPath">Formát &gt; Buňky</text:span> nebo stiskneme klávesovou zkratku <text:span text:style-name="LOKeystroke">Ctrl+1</text:span>, čímž otevřeme dialogové okno Formát buněk.</text:p>
        </text:list-item>
        <text:list-item>
          <text:p text:style-name="Numbering_20_1">Klepneme na kartu <text:span text:style-name="LOEmphasis">Zarovnání</text:span><text:span text:style-name="LOMenuPath"> </text:span>(obrázek <text:sequence-ref text:reference-format="value" text:ref-name="refFigure28">29</text:sequence-ref>).</text:p>
        </text:list-item>
        <text:list-item>
          <text:p text:style-name="Numbering_20_1">V oddíle <text:span text:style-name="LOMenuPath">Vlastnosti</text:span> zaškrtneme Automaticky zalomit text a klepneme na <text:span text:style-name="LOMenuPath">OK</text:span>.</text:p>
        </text:list-item>
      </text:list>
      <text:p text:style-name="Figure"><draw:frame draw:style-name="fr3" draw:name="Frame23" text:anchor-type="as-char" svg:width="6.189in" draw:z-index="17"><draw:text-box fo:min-height="3.902in"><text:p text:style-name="Caption"><draw:frame draw:style-name="fr13" draw:name="Image10" text:anchor-type="as-char" svg:width="6.189in" svg:height="3.6126in" draw:z-index="18"><draw:image xlink:href="Pictures/100002010000034B00000203F07E1CA9FAE31E82.png" xlink:type="simple" xlink:show="embed" xlink:actuate="onLoad"/></draw:frame></text:p><text:p text:style-name="Caption">Obrázek <text:sequence text:ref-name="refFigure28" text:name="Figure" text:formula="ooow:Figure+1" style:num-format="1">29</text:sequence>: Dialogové okno Formát buněk – karta Zarovnání</text:p></draw:text-box></draw:frame></text:p>
      <text:p text:style-name="Definition_20_Term"><text:span text:style-name="LOStrongEmphasis">Způsob 2</text:span></text:p>
      <text:list xml:id="list81011577770662" text:continue-list="list81012831604188" text:style-name="Numbering_20_1">
        <text:list-item text:start-value="1">
          <text:p text:style-name="Numbering_20_1">Vybereme buňku.</text:p>
        </text:list-item>
        <text:list-item>
          <text:p text:style-name="Numbering_20_1">Otevřeme postranní lištu (<text:span text:style-name="LOMenuPath">Zobrazit &gt; Postranní lišta</text:span>) a klepneme na tlačítko <text:span text:style-name="LOMenuPath">Otevřít panel</text:span> (<text:span text:style-name="LOMenuPath">+</text:span>) v panelu <text:span text:style-name="LOMenuPath">Zarovnání</text:span>.</text:p>
        </text:list-item>
        <text:list-item>
          <text:p text:style-name="Numbering_20_1">Zaškrtneme možnost <text:span text:style-name="LOMenuPath">Zalomit text</text:span>, změna se projeví okamžitě.</text:p>
        </text:list-item>
      </text:list>
      <text:p text:style-name="Figure"><text:soft-page-break/><draw:frame draw:style-name="fr3" draw:name="Frame39" text:anchor-type="as-char" svg:width="3.2681in" draw:z-index="20"><draw:text-box fo:min-height="1.8591in"><text:p text:style-name="Caption"><draw:frame draw:style-name="fr10" draw:name="Image12" text:anchor-type="as-char" svg:width="3.2681in" svg:height="1.6654in" draw:z-index="25"><draw:image xlink:href="Pictures/1000020100000197000000D07C27A537023C93FC.png" xlink:type="simple" xlink:show="embed" xlink:actuate="onLoad"/></draw:frame></text:p><text:p text:style-name="Caption">Obrázek <text:sequence text:ref-name="refFigure29" text:name="Figure" text:formula="ooow:Figure+1" style:num-format="1">30</text:sequence>: Zalomení textu</text:p></draw:text-box></draw:frame></text:p>
      <text:h text:style-name="Heading_20_3" text:outline-level="3"><text:bookmark-start text:name="__RefHeading__9373_1843988802"/>Ruční zalomení textu<text:bookmark-end text:name="__RefHeading__9373_1843988802"/></text:h>
      <text:p text:style-name="Text_20_body">Když chceme zalomit text v buňce ručně, stiskneme během psaní v buňce kombinaci kláves <text:span text:style-name="LOKeystroke">Ctrl+Enter</text:span>. Tuto metodu nelze použít, pokud je kurzor ve vstupním řádku. Když text upravujeme, nejprve na buňku poklepeme a pak kurzor umístíme tam, kde chceme řádek zalomit.</text:p>
      <text:p text:style-name="Text_20_body">Když text v buňce zalomíme ručně, šířka buňky se nezmění a text může přesahovat přes její okraj. Musíme změnit šířku buňky ručně nebo přemístit zalomení řádku tak, aby text nepřesahoval konec buňky.</text:p>
      <text:h text:style-name="Heading_20_2" text:outline-level="2"><text:bookmark-start text:name="__RefHeading__74142_1365249792"/>Zmenšení textu podle velikosti buňky<text:bookmark-end text:name="__RefHeading__74142_1365249792"/></text:h>
      <text:p text:style-name="Text_20_body">Velikost písma textu v buňce lze automaticky přizpůsobit velikosti buňky. Chceme-li to provést, zaškrtneme možnost <text:span text:style-name="LOEmphasis">Zmenšit podle velikosti buňky</text:span> v oddíle <text:span text:style-name="LOMenuPath">Vlastnosti</text:span> v dialogovém okně Formát buněk (obrázek <text:sequence-ref text:reference-format="value" text:ref-name="refFigure28">29</text:sequence-ref>) na kartě <text:span text:style-name="LOMenuPath">Zarovnání</text:span>. Toto dialogové okno je také dostupné po klepnutí v otevřené postranní liště na tlačítko <text:span text:style-name="LOMenuPath">Další možnosti</text:span> v záhlaví panelu <text:span text:style-name="LOMenuPath">Znak</text:span> na kartě <text:span text:style-name="LOMenuPath">Vlastnosti</text:span>.</text:p>
      <text:h text:style-name="Heading_20_2" text:outline-level="2"><text:bookmark-start text:name="__RefHeading__74144_1365249792"/>Formátování čísel<text:bookmark-end text:name="__RefHeading__74144_1365249792"/></text:h>
      <text:p text:style-name="Text_20_Body_20_List_20_Intro">K formátování buněk můžeme použít několik typů formátů čísel dostupným pomocí tlačítek na nástrojové liště Formátování (zvýrazněné na obrázku <text:sequence-ref text:reference-format="value" text:ref-name="refFigure30">31</text:sequence-ref>). Vybereme buňku a pak klepnutím na příslušnou ikonu změníme formát čísla.</text:p>
      <text:p text:style-name="Figure"><draw:frame draw:style-name="fr5" draw:name="Frame27" text:anchor-type="as-char" svg:width="6.6929in" draw:z-index="26"><draw:text-box fo:min-height="0.75in"><text:p text:style-name="Caption"><draw:frame draw:style-name="fr10" draw:name="graphics22" text:anchor-type="as-char" svg:width="6.6929in" svg:height="0.4547in" draw:z-index="28"><draw:image xlink:href="Pictures/10000201000002ED00000033FF9B3BD4F2E721C3.png" xlink:type="simple" xlink:show="embed" xlink:actuate="onLoad"/></draw:frame></text:p><text:p text:style-name="Caption">Obrázek <text:sequence text:ref-name="refFigure30" text:name="Figure" text:formula="ooow:Figure+1" style:num-format="1">31</text:sequence>: Tlačítka formátu čísla na nástrojové liště Formátování</text:p></draw:text-box></draw:frame></text:p>
      <text:p text:style-name="Text_20_Body_20_List_20_Intro">Více možností a další formáty čísel můžeme nastavit na kartě <text:span text:style-name="LOEmphasis">Čísla</text:span> (obrázek <text:sequence-ref text:reference-format="value" text:ref-name="refFigure19">20</text:sequence-ref> na straně <text:sequence-ref text:reference-format="page" text:ref-name="refFigure19">27</text:sequence-ref>) v dialogovém okně Formát buněk:</text:p>
      <text:list xml:id="list229655496" text:style-name="List_20_1">
        <text:list-item>
          <text:p text:style-name="List_20_1">K formátování dat můžeme použít kterýkoliv typ dat ze seznamu <text:span text:style-name="LOMenuPath">Kategorie</text:span>.</text:p>
        </text:list-item>
        <text:list-item>
          <text:p text:style-name="List_20_1">V oddílu <text:span text:style-name="LOMenuPath">Možnosti</text:span> můžeme nastavit počet desetinných míst a úvodních nul.</text:p>
        </text:list-item>
        <text:list-item>
          <text:p text:style-name="List_20_1">Můžeme zadat vlastní formátovací kód.</text:p>
        </text:list-item>
        <text:list-item>
          <text:p text:style-name="List_20_1">V oddílu <text:span text:style-name="LOMenuPath">Jazyk</text:span> můžeme zohlednit pro různé formáty národní prostředí, jako například pořadí položek v datumu, symbol měny či oddělovače tisíců a desetinných míst.</text:p>
        </text:list-item>
      </text:list>
      <text:p text:style-name="Text_20_body">Několik formátů čísla je k dispozici také na postranní liště v panelu <text:span text:style-name="LOMenuPath">Formát čísla</text:span> na kartě Vlastnosti. Pokud v něm klepneme na tlačítko <text:span text:style-name="LOMenuPath">Další možnosti</text:span>, otevře se dialogové okno Formát buněk, které bylo popsáno výše.</text:p>
      <text:h text:style-name="Heading_20_2" text:outline-level="2"><text:bookmark-start text:name="__RefHeading__5592_984566268"/>Formátování písma<text:bookmark-end text:name="__RefHeading__5592_984566268"/></text:h>
      <text:p text:style-name="Text_20_body">Pokud chceme rychle vybrat formát písma pro konkrétní buňku:</text:p>
      <text:list xml:id="list81012576680986" text:continue-list="list81011577770662" text:style-name="Numbering_20_1">
        <text:list-item text:start-value="1">
          <text:p text:style-name="Numbering_20_1">Vybereme buňku.</text:p>
        </text:list-item>
        <text:list-item>
          <text:p text:style-name="Numbering_20_1"><text:soft-page-break/>Klepneme na malý trojúhelník vpravo vedle pole Název písma na nástrojové liště Formátování (zvýrazněné na obrázku <text:sequence-ref text:reference-format="value" text:ref-name="refFigure31">32</text:sequence-ref>) a v rozbalovacím seznamu zvolíme nové písmo.</text:p>
        </text:list-item>
        <text:list-item>
          <text:p text:style-name="Numbering_20_1">Klepneme na malý trojúhelník vpravo vedle ikony Velikost písma na nástrojové liště Formátování a v rozbalovacím seznamu zvolíme novou velikost písma.</text:p>
        </text:list-item>
      </text:list>
      <text:p text:style-name="Figure"><draw:frame draw:style-name="fr5" draw:name="Frame20" text:anchor-type="as-char" svg:width="6.6929in" draw:z-index="11"><draw:text-box fo:min-height="0.75in"><text:p text:style-name="Caption"><draw:frame draw:style-name="fr10" draw:name="graphics24" text:anchor-type="as-char" svg:width="6.6929in" svg:height="0.4547in" draw:z-index="12"><draw:image xlink:href="Pictures/10000201000002ED000000335953FA49F5364B48.png" xlink:type="simple" xlink:show="embed" xlink:actuate="onLoad"/></draw:frame></text:p><text:p text:style-name="Caption">Obrázek <text:sequence text:ref-name="refFigure31" text:name="Figure" text:formula="ooow:Figure+1" style:num-format="1">32</text:sequence>: Velikost a název písma na nástrojové liště Formátování</text:p></draw:text-box></draw:frame></text:p>
      <text:list xml:id="list81011926333767" text:continue-numbering="true" text:style-name="Numbering_20_1">
        <text:list-item>
          <text:p text:style-name="Numbering_20_1">Další atributy písma můžeme nastavit pomocí tlačítek <text:span text:style-name="LOMenuPath">Tučné</text:span>, <text:span text:style-name="LOEmphasis">Kurzíva</text:span> a Podtržené.</text:p>
        </text:list-item>
        <text:list-item>
          <text:p text:style-name="Numbering_20_1">Pokud chceme změnit zarovnání písma, klepneme na jedno ze čtyř tlačítek (Zarovnat vlevo, Zarovnat vodorovně na střed, Zarovnat vpravo, Do bloku)<draw:frame draw:style-name="fr11" draw:name="graphics27" text:anchor-type="as-char" svg:width="1.2634in" svg:height="0.1807in" draw:z-index="21"><draw:image xlink:href="Pictures/100000000000005B0000000D9189E0B349FBBE8A.png" xlink:type="simple" xlink:show="embed" xlink:actuate="onLoad"/></draw:frame>.</text:p>
        </text:list-item>
        <text:list-item>
          <text:p text:style-name="Numbering_20_1">Pokud chceme změnit barvu písma, klepneme na šipku vedle ikony Barva písma <draw:frame draw:style-name="fr11" draw:name="graphics26" text:anchor-type="as-char" svg:width="0.2492in" svg:height="0.2492in" draw:z-index="23"><draw:image xlink:href="Pictures/100000000000001200000012A2385ED784181ABE.png" xlink:type="simple" xlink:show="embed" xlink:actuate="onLoad"/></draw:frame>, čímž zobrazíme paletu barev a z ní zvolíme požadovanou barvu.</text:p>
        </text:list-item>
      </text:list>
      <text:p text:style-name="Text_20_body">Karta <text:span text:style-name="LOMenuPath">Vlastnosti</text:span> na postranní liště obsahuje pět panelů, <text:span text:style-name="LOMenuPath">Styly</text:span> a <text:span text:style-name="LOMenuPath">Znak</text:span>, <text:span text:style-name="LOMenuPath">Formát čísla</text:span>, <text:span text:style-name="LOMenuPath">Zarovnání</text:span> a <text:span text:style-name="LOMenuPath">Vzhled buňky</text:span>, které obsahují všechny ovládací prvky pro formátování z nástrojové lišty Formátování a další.</text:p>
      <text:p text:style-name="Text_20_body">Pokud chceme určit jazyk buňky, použijeme v dialogovém okně Formát buněk kartu <text:span text:style-name="LOMenuPath">Písmo</text:span>. Můžeme také zvolit tlačítko <text:span text:style-name="LOMenuPath">Další možnosti</text:span> na některém z panelů v postranní liště, kterým otevřeme dialogové okno Formát buněk. Změna jazyka v buňce nám umožní vytvářet vícejazyčný dokument.</text:p>
      <text:p text:style-name="Text_20_body">Další vlastnosti písma můžeme nastavit na kartě <text:span text:style-name="LOEmphasis">Efekty pro písmo</text:span> v dialogovém okně Formát buněk. Více informací se nachází v <text:span text:style-name="LOEmphasis">kapitole 4 Using Styles and Templates in Calc příručky Calc Guide</text:span>.</text:p>
      <text:h text:style-name="Heading_20_2" text:outline-level="2"><text:bookmark-start text:name="__RefHeading__86660_625523294"/>Formátování ohraničení buněk<text:bookmark-end text:name="__RefHeading__86660_625523294"/></text:h>
      <text:p text:style-name="Text_20_body">Když chceme buňce (nebo skupině vybraných buněk) nastavit ohraničení, klepneme na ikonu Ohraničení <draw:frame draw:style-name="fr11" draw:name="graphics34" text:anchor-type="as-char" svg:width="0.1937in" svg:height="0.1937in" draw:z-index="24"><draw:image xlink:href="Pictures/100000000000000E0000000E8D8D9D1E0047E5EE.png" xlink:type="simple" xlink:show="embed" xlink:actuate="onLoad"/></draw:frame> na nástrojové liště Formátování a zvolíme jednu z možností zobrazených v paletě.</text:p>
      <text:p text:style-name="Text_20_body">Styl čáry a barvu ohraničení buňky vybereme klepnutím na malou šipku vedle ikon Styl čáry <draw:frame draw:style-name="fr11" draw:name="graphics48" text:anchor-type="as-char" svg:width="0.2492in" svg:height="0.2492in" draw:z-index="34"><draw:image xlink:href="Pictures/1000000000000012000000127E52B3925F2EF899.png" xlink:type="simple" xlink:show="embed" xlink:actuate="onLoad"/></draw:frame> a Barva čáry (ohraničení) <draw:frame draw:style-name="fr11" draw:name="graphics50" text:anchor-type="as-char" svg:width="0.222in" svg:height="0.222in" draw:z-index="36"><draw:image xlink:href="Pictures/100000000000001000000010FB9055C496248CB2.png" xlink:type="simple" xlink:show="embed" xlink:actuate="onLoad"/></draw:frame> na liště Formátování. Následně se zobrazí paleta pro výběr stylu čáry nebo barvy ohraničení.</text:p>
      <text:p text:style-name="Text_20_body">Panel postranní lišty <text:span text:style-name="LOMenuPath">Vzhled buňky</text:span> v kartě <text:span text:style-name="LOMenuPath">Vlastnosti</text:span> obsahuje ovládací prvky <text:span text:style-name="LOMenuPath">Ohraničení buňky</text:span>, <text:span text:style-name="LOMenuPath">Styl čáry</text:span> a <text:span text:style-name="LOMenuPath">Barva čáry</text:span>.</text:p>
      <text:p text:style-name="Text_20_body">Více nastavení včetně rozestupů mezi okrajem a textem a stylu stínů lze nastavit na kartě <text:span text:style-name="LOEmphasis">Orámování</text:span> v dialogovém okně Formát buněk (obrázek <text:sequence-ref text:reference-format="value" text:ref-name="refFigure19">20</text:sequence-ref> na straně <text:sequence-ref text:reference-format="page" text:ref-name="refFigure19">27</text:sequence-ref>) . Tato karta se otevře, pokud klepneme na tlačítko <text:span text:style-name="LOMenuPath">Další možnosti</text:span> v záhlaví panelu <text:span text:style-name="LOMenuPath">Vzhled buňky</text:span> nebo klepneme na tlačítko <text:span text:style-name="LOMenuPath">Další možnosti</text:span> v rozbalovacím seznamu Styl čáry<text:span text:style-name="LOEmphasis"/>.</text:p>
      <text:p text:style-name="Text_20_body">Více informací se nachází v <text:span text:style-name="LOEmphasis">kapitole 4 Using Styles and Templates in Calc příručky Calc Guide</text:span>.</text:p>
      <text:list xml:id="list81012482103983" text:continue-list="list81010794413382" text:style-name="Heading_20_Note">
        <text:list-item>
          <text:p text:style-name="Heading_20_Note">Poznámka</text:p>
        </text:list-item>
      </text:list>
      <text:p text:style-name="P20">Vlastnosti ohraničení buněk se aplikují pouze na vybrané buňky a dají se změnit pouze jejich úpravou. Pokud má například buňka C3 horní ohraničení, je možné jej odstranit pouze při zvolení buňky C3. Při vybrání buňky C2 se odstranit nedá, přestože je opticky shodné s dolním ohraničením buňky C2.</text:p>
      <text:h text:style-name="Heading_20_2" text:outline-level="2"><text:bookmark-start text:name="__RefHeading__86662_625523294"/><text:soft-page-break/>Formátování pozadí buňky<text:bookmark-end text:name="__RefHeading__86662_625523294"/></text:h>
      <text:p text:style-name="Text_20_body">Když chceme nastavit barvu pozadí buňky nebo skupiny buněk, klepneme na malou šipku vedle ikony Barva pozadí <draw:frame draw:style-name="fr11" draw:name="graphics51" text:anchor-type="as-char" svg:width="0.2492in" svg:height="0.2362in" draw:z-index="9"><draw:image xlink:href="Pictures/100000000000001200000011757CBB00E857369F.png" xlink:type="simple" xlink:show="embed" xlink:actuate="onLoad"/></draw:frame> na nástrojové liště Formátování. Zobrazí se paleta s výběrem barev, podobná paletě Barva písma. Můžeme také použít kartu <text:span text:style-name="LOEmphasis">Pozadí</text:span> v dialogovém okně Formát buněk (obrázek <text:sequence-ref text:reference-format="value" text:ref-name="refFigure19">20</text:sequence-ref> na straně <text:sequence-ref text:reference-format="page" text:ref-name="refFigure19">27</text:sequence-ref>). Panel <text:span text:style-name="LOMenuPath">Vzhled buňky</text:span> na kartě <text:span text:style-name="LOMenuPath">Vlastnosti</text:span> postranní lišty obsahuje <text:span text:style-name="LOMenuPath">Pozadí buňky</text:span> s paletou barev. Více informací se nachází v <text:span text:style-name="LOEmphasis">kapitole 4 Using Styles and Templates in Calc příručky Calc Guide</text:span>.</text:p>
      <text:h text:style-name="Heading_20_1" text:outline-level="1"><text:bookmark-start text:name="__RefHeading__74152_1365249792"/>Automatické formátování buněk<text:bookmark-end text:name="__RefHeading__74152_1365249792"/></text:h>
      <text:h text:style-name="Heading_20_2" text:outline-level="2"><text:bookmark-start text:name="__RefHeading__10671_1843988802"/>Použití automatického formátování<text:bookmark-end text:name="__RefHeading__10671_1843988802"/></text:h>
      <text:p text:style-name="Text_20_Body_20_List_20_Intro"><text:alphabetical-index-mark text:string-value="Automatický formát" text:key1="formátování, Calc"/><text:alphabetical-index-mark text:string-value="Automatický formát" text:key1="Calc"/>Automatické formátování programu Calc<text:alphabetical-index-mark text:string-value="Automatický formát, Calc"/> lze použít k rychlému a jednoduchému formátování skupiny buněk. To také umožní velmi snadné formátování různé části listu se stejným vzhledem a prostředím.</text:p>
      <text:list xml:id="list76245322" text:style-name="Numbering_20_1">
        <text:list-item>
          <text:p text:style-name="Numbering_20_1">Vybereme buňky, které chceme formátovat, a to minimálně v rozsahu tří řádků a sloupců včetně jejich záhlaví.</text:p>
        </text:list-item>
        <text:list-item>
          <text:p text:style-name="Numbering_20_1">V hlavní nabídce zvolíme <text:span text:style-name="LOMenuPath">Formát &gt; Automatický formát</text:span>, otevře se dialogové okno <text:span text:style-name="LOMenuPath">Automatický formát</text:span> (obrázek <text:sequence-ref text:reference-format="value" text:ref-name="refFigure32">33</text:sequence-ref>).</text:p>
        </text:list-item>
        <text:list-item>
          <text:p text:style-name="Numbering_20_1">V seznamu zvolíme typ a barvu formátování.</text:p>
        </text:list-item>
        <text:list-item>
          <text:p text:style-name="Numbering_20_1">Pokud není zobrazena část <text:span text:style-name="LOMenuPath">Formátování</text:span>, zobrazíme ji klepnutím na <text:span text:style-name="LOMenuPath">Více</text:span>.</text:p>
        </text:list-item>
        <text:list-item>
          <text:p text:style-name="Numbering_20_1">Zvolíme, které formátovací prvky budou při automatickém formátování použity.</text:p>
        </text:list-item>
        <text:list-item>
          <text:p text:style-name="Numbering_20_1">Klepneme na <text:span text:style-name="LOMenuPath">OK</text:span>.</text:p>
        </text:list-item>
      </text:list>
      <text:p text:style-name="Figure"><draw:frame draw:style-name="fr8" draw:name="Frame29" text:anchor-type="as-char" svg:width="5.8472in" draw:z-index="37"><draw:text-box fo:min-height="2.9957in"><text:p text:style-name="Caption"><draw:frame draw:style-name="fr10" draw:name="graphics53" text:anchor-type="as-char" svg:width="5.8472in" svg:height="2.7626in" draw:z-index="41"><draw:image xlink:href="Pictures/1000020100000335000001842AAE5B428431F77C.png" xlink:type="simple" xlink:show="embed" xlink:actuate="onLoad"/></draw:frame></text:p><text:p text:style-name="Caption">Obrázek <text:sequence text:ref-name="refFigure32" text:name="Figure" text:formula="ooow:Figure+1" style:num-format="1">33</text:sequence>: Dialogové okno Automatický formát</text:p></draw:text-box></draw:frame></text:p>
      <text:h text:style-name="Heading_20_2" text:outline-level="2"><text:bookmark-start text:name="__RefHeading__10673_1843988802"/>Definování nového automatického formátování<text:bookmark-end text:name="__RefHeading__10673_1843988802"/></text:h>
      <text:p text:style-name="Text_20_Body_20_List_20_Intro">Můžeme definovat vlastní styl automatického formátování, který bude dostupný pro všechny sešity.</text:p>
      <text:list xml:id="list99422555" text:style-name="Numbering_20_1">
        <text:list-item text:start-value="1">
          <text:p text:style-name="Numbering_20_1">Můžeme přitom zvolit typ dat a písma, velikost písma, ohraničení buněk, pozadí a další.</text:p>
        </text:list-item>
        <text:list-item>
          <text:p text:style-name="Numbering_20_1">V hlavní nabídce zvolíme <text:span text:style-name="LOMenuPath">Upravit &gt; Vybrat vše</text:span>, vybereme tím celý list.</text:p>
        </text:list-item>
        <text:list-item>
          <text:p text:style-name="Numbering_20_1">Dále zvolíme <text:span text:style-name="LOMenuPath">Formát &gt; Automatický formát</text:span>, otevře se dialogové okno Automatický formát. V něm je nyní aktivní tlačítko <text:span text:style-name="LOMenuPath">Přidat</text:span>.</text:p>
        </text:list-item>
        <text:list-item>
          <text:p text:style-name="Numbering_20_1">Klepneme na <text:span text:style-name="LOMenuPath">Přidat</text:span>.</text:p>
        </text:list-item>
        <text:list-item>
          <text:p text:style-name="Numbering_20_1"><text:soft-page-break/>Do pole <text:span text:style-name="LOEmphasis">Název</text:span> v dialogovém okně Přidat automatický formát zadáme výstižný název.</text:p>
        </text:list-item>
        <text:list-item>
          <text:p text:style-name="Numbering_20_1">Uložíme klepnutím na <text:span text:style-name="LOMenuPath">OK</text:span>. Nyní je nový formát dostupný v seznamu <text:span text:style-name="LOEmphasis">Formát</text:span> v dialogovém okně Automatický formát.</text:p>
        </text:list-item>
      </text:list>
      <text:h text:style-name="Heading_20_1" text:outline-level="1"><text:bookmark-start text:name="__RefHeading__74156_1365249792"/><text:alphabetical-index-mark text:string-value="motivy vzhledu" text:key1="formátování, Calc"/><text:alphabetical-index-mark text:string-value="motivy vzhledu" text:key1="Calc"/>Používání témat<text:bookmark-end text:name="__RefHeading__74156_1365249792"/></text:h>
      <text:p text:style-name="Text_20_body">Program Calc obsahuje sadu předdefinovaných témat formátování, které můžeme použít ve svých sešitech. Přidávání témat do programu Calc není možné a nedají se ani upravit. Po jejich použití v sešitě však můžeme upravit jejich styly. Takto upravené styly jsou dostupné v sešitě, ve kterém byly uloženy.</text:p>
      <text:p text:style-name="P32">Jak použít téma na sešit:</text:p>
      <text:list xml:id="list333625068" text:style-name="Numbering_20_1">
        <text:list-item text:start-value="1">
          <text:p text:style-name="Numbering_20_1">Klepneme na ikonu <text:span text:style-name="LOMenuPath">Výběr témat</text:span> <draw:frame draw:style-name="fr11" draw:name="graphics29" text:anchor-type="as-char" svg:width="0.2638in" svg:height="0.2638in" draw:z-index="58"><draw:image xlink:href="Pictures/1000000000000013000000139B0DF7399E2B8BDD.png" xlink:type="simple" xlink:show="embed" xlink:actuate="onLoad"/></draw:frame> na nástrojové liště <text:span text:style-name="LOMenuPath">Nástroje</text:span>. Pokud tato nástrojová lišta není zobrazena, v hlavní nabídce zvolíme <text:span text:style-name="LOMenuPath">Zobrazit &gt; Nástrojové lišty &gt; Nástroje</text:span><text:span text:style-name="LOMenuPath"/>. Pak na liště klepneme na ikonu <text:span text:style-name="LOMenuPath">Výběr témat</text:span>, otevře se odpovídající dialogové okno (obrázek <text:sequence-ref text:reference-format="value" text:ref-name="refFigure33">34</text:sequence-ref>). Toto okno obsahuje seznam dostupných témat pro celý sešit.</text:p>
        </text:list-item>
        <text:list-item>
          <text:p text:style-name="Numbering_20_1">Označíme téma, které chceme použít. Ihned po výběru tématu se styly použijí, a změny jsou tedy okamžitě patrné.</text:p>
        </text:list-item>
        <text:list-item>
          <text:p text:style-name="Numbering_20_1">Klepneme na <text:span text:style-name="LOMenuPath">OK</text:span>.</text:p>
        </text:list-item>
        <text:list-item>
          <text:p text:style-name="Numbering_20_1">Nyní můžeme přejít do dialogového okna Styly a formátování, kde lze požadované styly upravit. Tyto úpravy nezmění téma, ale jen vzhled otevřeného sešitu.</text:p>
        </text:list-item>
      </text:list>
      <text:p text:style-name="Figure"><draw:frame draw:style-name="fr5" draw:name="Frame21" text:anchor-type="as-char" svg:width="2.5709in" draw:z-index="59"><draw:text-box fo:min-height="3.3693in"><text:p text:style-name="Caption"><draw:frame draw:style-name="fr10" draw:name="graphics54" text:anchor-type="as-char" svg:width="2.5709in" svg:height="3.1465in" draw:z-index="60"><draw:image xlink:href="Pictures/100002010000013D000001847169DA7F6E376CE7.png" xlink:type="simple" xlink:show="embed" xlink:actuate="onLoad"/></draw:frame></text:p><text:p text:style-name="Caption">Obrázek <text:sequence text:ref-name="refFigure33" text:name="Figure" text:formula="ooow:Figure+1" style:num-format="1">34</text:sequence>: Dialogové okno Výběr tématu</text:p></draw:text-box></draw:frame></text:p>
      <text:h text:style-name="Heading_20_1" text:outline-level="1"><text:bookmark-start text:name="__RefHeading__10675_1843988802"/><text:alphabetical-index-mark text:string-value="podmíněné formátování"/>Používání <text:alphabetical-index-mark text:string-value="podmíněné" text:key1="formátování, Calc"/>podmíněného formátování<text:bookmark-end text:name="__RefHeading__10675_1843988802"/></text:h>
      <text:p text:style-name="Text_20_body">Formátování buňky je možné nastavit tak, aby se měnilo podle podmínek, které definujeme. Například v tabulce čísel můžeme zobrazit všechny hodnoty nad průměrem zelenou barvou a pod průměrem červenou barvou.</text:p>
      <text:p text:style-name="Text_20_body">Podmíněné formátování závisí na používání stylů a funkce Automatický výpočet, která musí být zapnuta. Tuto funkci aktivujeme tak, že v hlavní nabídce zvolíme <text:span text:style-name="LOMenuPath">Nástroje &gt; Obsah buněk &gt; Automatický výpočet</text:span>. Více informací se nachází v <text:span text:style-name="LOEmphasis">kapitole 2 Entering, Editing, and Formatting Data příručky Calc Guide</text:span>.</text:p>
      <text:h text:style-name="Heading_20_1" text:outline-level="1"><text:bookmark-start text:name="__RefHeading__74158_1365249792"/><text:soft-page-break/><text:alphabetical-index-mark text:string-value="skrývání a zobrazování dat" text:key1="Calc"/><text:alphabetical-index-mark text:string-value="skrývání a zobrazování dat, Calc"/>Skrývání a zobrazování dat<text:bookmark-end text:name="__RefHeading__74158_1365249792"/></text:h>
      <text:p text:style-name="Text_20_body">V programu Calc můžeme skrýt různé prvky tak, že nebudou viditelné na obrazovce a ani se nevytisknou při tisku sešitu. Skryté prvky však lze kopírovat, jestliže vybereme prvky okolo nich. Pokud například skryjeme sloupec B, bude se kopírovat, když vybereme sloupce A a C.</text:p>
      <text:p text:style-name="Text_20_body">Více informací o skrývání a zobrazování dat, včetně toho jak používat souhrny a filtrování, se nachází v <text:span text:style-name="LOEmphasis">kapitole 2 Entering, Editing, and Formatting Data příručky Calc Guide</text:span>.</text:p>
      <text:list xml:id="list81012494760603" text:continue-list="list81012482103983" text:style-name="Heading_20_Note">
        <text:list-item>
          <text:p text:style-name="P62">Poznámka</text:p>
        </text:list-item>
      </text:list>
      <text:p text:style-name="P23">Pokud jsou data v buňkách skryty, prázdné buňky zůstávají v sešitu viditelné.</text:p>
      <text:h text:style-name="P59" text:outline-level="2"><text:bookmark-start text:name="__RefHeading__11153_1686195973"/>Skrývání a ochrana dat<text:bookmark-end text:name="__RefHeading__11153_1686195973"/></text:h>
      <text:p text:style-name="Text_20_Body_20_List_20_Intro">Pokud chceme skrýt listy, sloupce nebo řádky:</text:p>
      <text:list xml:id="list81012881068475" text:continue-list="list81011926333767" text:style-name="Numbering_20_1">
        <text:list-item text:start-value="1">
          <text:p text:style-name="Numbering_20_1">Vybereme list, sloupec nebo řádek, který chceme skrýt.</text:p>
        </text:list-item>
        <text:list-item>
          <text:p text:style-name="Numbering_20_1">V hlavní nabídce zvolíme <text:span text:style-name="LOMenuPath">Formát</text:span> &gt; <text:span text:style-name="LOMenuPath">List</text:span>, <text:span text:style-name="LOMenuPath">Řádek</text:span> nebo <text:span text:style-name="LOMenuPath">Sloupec</text:span>.</text:p>
        </text:list-item>
        <text:list-item>
          <text:p text:style-name="Numbering_20_1">Vybereme z podnabídky <text:span text:style-name="LOMenuPath">Skrýt</text:span>. List, řádek nebo sloupec se již nezobrazuje a nelze jej vytisknout.</text:p>
        </text:list-item>
        <text:list-item>
          <text:p text:style-name="Numbering_20_1">Jinou možností je klepnout pravým tlačítkem myši na záhlaví řádku nebo sloupce a v místní nabídce zvolit <text:span text:style-name="LOMenuPath">Skrýt</text:span>.</text:p>
        </text:list-item>
      </text:list>
      <text:p text:style-name="Text_20_Body_20_List_20_Intro">Pokud chceme data současně skrýt a chránit vůči změně:</text:p>
      <text:list xml:id="list81012675220659" text:continue-list="list81010822745647" text:style-name="Numbering_20_1">
        <text:list-item text:start-value="1">
          <text:p text:style-name="Numbering_20_1">V liště nabídky otevřeme položku <text:span text:style-name="LOMenuPath">Nástroje &gt; Uzamknout list</text:span>. Otevře se dialogové okno <text:span text:style-name="LOMenuPath">Uzamknout list</text:span> (obrázek <text:sequence-ref text:reference-format="value" text:ref-name="refFigure34">35</text:sequence-ref>).</text:p>
        </text:list-item>
        <text:list-item>
          <text:p text:style-name="Numbering_20_1">V něm zvolíme <text:span text:style-name="LOEmphasis">Uzamknout tento list a obsah uzamčených buněk</text:span>.</text:p>
        </text:list-item>
        <text:list-item>
          <text:p text:style-name="Numbering_20_1">Zadáme a potvrdíme heslo.</text:p>
        </text:list-item>
        <text:list-item>
          <text:p text:style-name="Numbering_20_1">Dle potřeby označíme nebo zrušíme označení v seznamu Možnosti.</text:p>
        </text:list-item>
        <text:list-item>
          <text:p text:style-name="Numbering_20_1">Klepneme na <text:span text:style-name="LOMenuPath">OK</text:span>.</text:p>
        </text:list-item>
        <text:list-item>
          <text:p text:style-name="Numbering_20_1">Vybereme buňky, které chceme skrýt.</text:p>
        </text:list-item>
        <text:list-item>
          <text:p text:style-name="Numbering_20_1">Zvolíme v hlavní nabídce <text:span text:style-name="LOMenuPath">Formát &gt; Buňky</text:span> nebo klepneme pravým tlačítkem myši a vybereme z místní nabídky <text:span text:style-name="LOMenuPath">Formát buněk</text:span> nebo použijeme klávesovou zkratku <text:span text:style-name="LOKeystroke">Ctrl+1</text:span>, čímž otevřeme dialogové okno <text:span text:style-name="LOMenuPath">Formát buněk</text:span>.</text:p>
        </text:list-item>
        <text:list-item>
          <text:p text:style-name="Numbering_20_1">Klepneme na kartu <text:span text:style-name="LOEmphasis">Ochrana buňky</text:span>, (obrázek <text:sequence-ref text:reference-format="value" text:ref-name="refFigure35">36</text:sequence-ref>) a vybereme možnost skrýt buňky.</text:p>
        </text:list-item>
        <text:list-item>
          <text:p text:style-name="Numbering_20_1">Klepneme na <text:span text:style-name="LOMenuPath">OK</text:span>.</text:p>
        </text:list-item>
      </text:list>
      <text:p text:style-name="Figure"><draw:frame draw:style-name="fr5" draw:name="Frame24" text:anchor-type="as-char" svg:width="5.2382in" draw:z-index="35"><draw:text-box fo:min-height="2.3028in"><text:p text:style-name="Caption"><draw:frame draw:style-name="fr10" draw:name="graphics56" text:anchor-type="as-char" svg:width="5.2382in" svg:height="2.0937in" draw:z-index="44"><draw:image xlink:href="Pictures/100002010000029200000107D37465CD10195990.png" xlink:type="simple" xlink:show="embed" xlink:actuate="onLoad"/></draw:frame></text:p><text:p text:style-name="Caption">Obrázek <text:sequence text:ref-name="refFigure34" text:name="Figure" text:formula="ooow:Figure+1" style:num-format="1">35</text:sequence>: Dialogové okno Uzamknout list</text:p></draw:text-box></draw:frame></text:p>
      <text:p text:style-name="Figure"><text:soft-page-break/><draw:frame draw:style-name="fr5" draw:name="Frame30" text:anchor-type="as-char" svg:width="5.5118in" draw:z-index="13"><draw:text-box fo:min-height="2.3807in"><text:p text:style-name="Caption"><draw:frame draw:style-name="fr10" draw:name="graphics55" text:anchor-type="as-char" svg:width="5.5118in" svg:height="2.1807in" draw:z-index="14"><draw:image xlink:href="Pictures/10000201000002B700000113E292A0214918415F.png" xlink:type="simple" xlink:show="embed" xlink:actuate="onLoad"/></draw:frame></text:p><text:p text:style-name="Caption">Obrázek <text:sequence text:ref-name="refFigure35" text:name="Figure" text:formula="ooow:Figure+1" style:num-format="1">36</text:sequence>: Karta Ochrana buňky v dialogovém oknu Formát buněk</text:p></draw:text-box></draw:frame></text:p>
      <text:h text:style-name="Heading_20_2" text:outline-level="2"><text:bookmark-start text:name="__RefHeading__11155_1686195973"/>Zobrazení dat<text:bookmark-end text:name="__RefHeading__11155_1686195973"/></text:h>
      <text:p text:style-name="Text_20_Body_20_List_20_Intro">Pokud chceme zobrazit skryté listy, sloupce nebo řádky:</text:p>
      <text:list xml:id="list81011225055829" text:continue-list="list81012881068475" text:style-name="Numbering_20_1">
        <text:list-item text:start-value="1">
          <text:p text:style-name="Numbering_20_1">Vybereme listy, sloupce nebo řádky nacházející se na obou stranách vedle skrytého listu, sloupce nebo řádku, který chceme zobrazit.</text:p>
        </text:list-item>
        <text:list-item>
          <text:p text:style-name="Numbering_20_1">V hlavní nabídce zvolíme <text:span text:style-name="LOMenuPath">Formát</text:span> &gt; <text:span text:style-name="LOMenuPath">List</text:span>, <text:span text:style-name="LOMenuPath">Řádek</text:span> nebo <text:span text:style-name="LOMenuPath">Sloupec</text:span>.</text:p>
        </text:list-item>
        <text:list-item>
          <text:p text:style-name="Numbering_20_1">Vybereme z podnabídky <text:span text:style-name="LOMenuPath">Zobrazit</text:span>. List, řádek nebo sloupec se zobrazí a bude možné je vytisknout.</text:p>
        </text:list-item>
        <text:list-item>
          <text:p text:style-name="Numbering_20_1">Jinou možností je klepnout pravým tlačítkem myši na záhlaví řádku nebo sloupce a v místní nabídce zvolit <text:span text:style-name="LOMenuPath">Zobrazit</text:span>.</text:p>
        </text:list-item>
      </text:list>
      <text:p text:style-name="Text_20_Body_20_List_20_Intro">Pokud chceme zobrazit v buňkách skrytá data:</text:p>
      <text:list xml:id="list81010893043742" text:continue-list="list81012675220659" text:style-name="Numbering_20_1">
        <text:list-item text:start-value="1">
          <text:p text:style-name="Numbering_20_1">V liště nabídky otevřeme položku <text:span text:style-name="LOMenuPath">Nástroje &gt; Uzamknout list</text:span>.</text:p>
        </text:list-item>
        <text:list-item>
          <text:p text:style-name="Numbering_20_1">Zadáme heslo k odemknutí listu a klepneme na <text:span text:style-name="LOMenuPath">OK</text:span>.</text:p>
        </text:list-item>
        <text:list-item>
          <text:p text:style-name="Numbering_20_1">Zvolíme v hlavní nabídce <text:span text:style-name="LOMenuPath">Formát &gt; Buňky</text:span> nebo klepneme pravým tlačítkem myši a vybereme z místní nabídky <text:span text:style-name="LOMenuPath">Formát buněk</text:span> nebo použijeme klávesovou zkratku <text:span text:style-name="LOKeystroke">Ctrl+1</text:span>, čímž otevřeme dialogové okno <text:span text:style-name="LOMenuPath">Formát buněk</text:span>.</text:p>
        </text:list-item>
        <text:list-item>
          <text:p text:style-name="Numbering_20_1">Zvolíme kartu <text:span text:style-name="LOEmphasis">Ochrana buňky</text:span> (obrázek <text:sequence-ref text:reference-format="value" text:ref-name="refFigure35">36</text:sequence-ref>) a v ní zrušíme označení možností skrytí buňky.</text:p>
        </text:list-item>
        <text:list-item>
          <text:p text:style-name="Numbering_20_1">Klepneme na <text:span text:style-name="LOMenuPath">OK</text:span>.</text:p>
        </text:list-item>
      </text:list>
      <text:h text:style-name="Heading_20_1" text:outline-level="1"><text:bookmark-start text:name="__RefHeading__74164_1365249792"/>Řazení záznamů<text:bookmark-end text:name="__RefHeading__74164_1365249792"/></text:h>
      <text:p text:style-name="Text_20_body"><text:alphabetical-index-mark text:string-value="řazení záznamů, Calc"/><text:alphabetical-index-mark text:string-value="řazení záznamů" text:key1="Calc"/>Nástroj pro řazení v programu Calc uspořádá buňky v listu podle zadaných kritérií. Můžeme zadat najednou více kritérií, které se následně použijí v určeném pořadí. Řazení je užitečné, když hledáme určitou položku, a stane se ještě užitečnějším, pokud jej použijeme na filtrovaná data.</text:p>
      <text:p text:style-name="Text_20_body">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p text:style-name="Text_20_body">Více informací o řazení dat a jeho možných nastaveních se nachází v <text:span text:style-name="LOEmphasis">kapitole 2 Entering, Editing, and Formatting Data příručky Calc Guide</text:span>.</text:p>
      <text:p text:style-name="Figure"><text:soft-page-break/><draw:frame draw:style-name="fr5" draw:name="Frame25" text:anchor-type="as-char" svg:width="5.5118in" draw:z-index="15"><draw:text-box fo:min-height="2.4445in"><text:p text:style-name="Caption"><draw:frame draw:style-name="fr10" draw:name="graphics31" text:anchor-type="as-char" svg:width="5.5118in" svg:height="2.2028in" draw:z-index="22"><draw:image xlink:href="Pictures/10000201000002DD000001255422DF178E95DC1E.png" xlink:type="simple" xlink:show="embed" xlink:actuate="onLoad"/></draw:frame></text:p><text:p text:style-name="Caption">Obrázek <text:sequence text:ref-name="refFigure36" text:name="Figure" text:formula="ooow:Figure+1" style:num-format="1">37</text:sequence>: Dialogové okno Seřadit podle</text:p></draw:text-box></draw:frame></text:p>
      <text:p text:style-name="Text_20_Body_20_List_20_Intro">Pokud chceme seřadit buňky v listu:</text:p>
      <text:list xml:id="list81011446956014" text:continue-list="list81011225055829" text:style-name="Numbering_20_1">
        <text:list-item text:start-value="1">
          <text:p text:style-name="Numbering_20_1">Vybereme buňky, které chceme seřadit.</text:p>
        </text:list-item>
        <text:list-item>
          <text:p text:style-name="Numbering_20_1">V hlavní nabídce zvolíme <text:span text:style-name="LOMenuPath">Data &gt; Řadit</text:span>, čímž otevřeme dialogové okno <text:span text:style-name="LOMenuPath">Řadit</text:span> (obrázek <text:sequence-ref text:reference-format="value" text:ref-name="refFigure36">37</text:sequence-ref>).</text:p>
        </text:list-item>
        <text:list-item>
          <text:p text:style-name="Numbering_20_1">Zvolíme podmínku řazení z rozbalovacího seznamu. Položky této nabídky závisejí na vybraných buňkách.</text:p>
        </text:list-item>
        <text:list-item>
          <text:p text:style-name="Numbering_20_1">Zvolíme vzestupné (AZ, 1-9) nebo sestupné (ZA, 9-1) pořadí.</text:p>
        </text:list-item>
        <text:list-item>
          <text:p text:style-name="Numbering_20_1">Klepneme na <text:span text:style-name="LOMenuPath">OK</text:span>. Data se v sešitu seřadí.</text:p>
        </text:list-item>
      </text:list>
      <text:h text:style-name="Heading_20_1" text:outline-level="1"><text:bookmark-start text:name="__RefHeading__14677_1458129930"/>Použití vzorců a funkcí<text:bookmark-end text:name="__RefHeading__14677_1458129930"/></text:h>
      <text:p text:style-name="Text_20_body">V sešitu můžeme potřebovat více než jen čísla a text. Obsah jedné buňky častokrát závisí na obsahu jiných buněk. Vzorce jsou výrazy, jejichž výsledek je vypočítán pomocí čísel a proměnných. Proměnné, obsahující data potřebná pro výpočet, jsou umístěny v buňkách.</text:p>
      <text:p text:style-name="Text_20_body">Funkce je předdefinovaný výpočet vložený do buňky, umožňující analyzovat či zpracovávat data. Tento výpočet proběhne automaticky, stačí zadat argumenty funkce. Funkce pomáhají při vytváření vzorců, pomocí kterých získáme požadovaný výsledek.</text:p>
      <text:p text:style-name="Text_20_body">Více informací se nachází v <text:span text:style-name="LOEmphasis"> Uživatelské příručce v kapitole 7 Použití vzorců a funkcí</text:span>. </text:p>
      <text:h text:style-name="Heading_20_1" text:outline-level="1"><text:bookmark-start text:name="__RefHeading__14679_1458129930"/>Analýza dat<text:bookmark-end text:name="__RefHeading__14679_1458129930"/></text:h>
      <text:p text:style-name="Text_20_body">Program Calc obsahuje několik nástrojů, které usnadňují analýzu dat v sešitech. Pro naše účely se mohou hodit například funkce na kopírování a opětovné používání dat, funkce na automatické vytváření mezisoučtů nebo funkce určené k měnění dat. Tyto nástroje se nacházejí v nabídkách Nástroje a Data.</text:p>
      <text:p text:style-name="Text_20_body">Jeden z nejužitečnějších nástrojů je kontingenční tabulka, kterou lze jednoduše použít ke kombinování, porovnávání a analýze velkého množství dat. Pomocí kontingenční tabulky můžeme – bez ohledu na to, jak zkušenými uživateli jsme – zobrazovat různé souhrny zdrojových dat, zobrazovat podrobnosti o oblasti, která nás zajímá, a vytvářet sestavy.</text:p>
      <text:p text:style-name="P14">Calc také obsahuje mnoho nástrojů pro analýzu statistických dat, kde můžeme získat důležité číselné informace z údajů získaných fyzikálním měřením, anketou, nebo dokonce obchodní transakcí, jako je prodej, akciová citace, a tak dále. Tyto analýzy dat jsou k dispozici v liště nabídky <text:span text:style-name="LOMenuPath">Data &gt; Statistika</text:span>.</text:p>
      <text:p text:style-name="Text_20_body">Více informací o používání kontingenčních tabulek a o dalších nástrojích na analýzu dat se nachází v <text:span text:style-name="LOEmphasis">kapitole 8 Using Pivot Tables</text:span> a <text:span text:style-name="LOEmphasis">kapitole 9 Data Analysis příručky Calc Guide</text:span>.</text:p>
      <text:h text:style-name="Heading_20_1" text:outline-level="1"><text:bookmark-start text:name="__RefHeading__74166_1365249792"/><text:soft-page-break/>Tisk<text:bookmark-end text:name="__RefHeading__74166_1365249792"/></text:h>
      <text:p text:style-name="Text_20_body">Tisk z programu Calc je velmi podobný <text:alphabetical-index-mark text:string-value="tisk" text:key1="Calc"/>tisku<text:alphabetical-index-mark text:string-value="Calc" text:key1="tisk"/> z jiných částí LibreOffice (podrobnosti se nachází v <text:span text:style-name="LOEmphasis">kapitole 10 Tisk, exportování a odesílání</text:span> v této příručce). Některé detaily se však liší, a to zejména při přípravě tisku.</text:p>
      <text:h text:style-name="Heading_20_2" text:outline-level="2"><text:bookmark-start text:name="__RefHeading__74172_1365249792"/><text:alphabetical-index-mark text:string-value="oblasti tisku, Calc"/>Oblasti tisku<text:bookmark-end text:name="__RefHeading__74172_1365249792"/></text:h>
      <text:p text:style-name="Text_20_body">Oblasti tisku mají několik využití, například tisk stanovené části dat nebo tisk vybraných řádků nebo sloupců na každé stránce. Více informací o používání oblastí tisku se nachází v <text:span text:style-name="LOEmphasis">kapitole 6 Printing, Exporting, and E-mailing příručky Calc Guide</text:span>.</text:p>
      <text:h text:style-name="Heading_20_3" text:outline-level="3"><text:bookmark text:name="SC_LISTBOX_RID_SCDLG_AREAS_LB_PRINTAREA"/><text:bookmark-start text:name="__RefHeading__30435_1380607024"/><text:bookmark text:name="SC_EDIT_RID_SCDLG_AREAS_ED_PRINTAREA"/>Definování oblasti tisku<text:bookmark-end text:name="__RefHeading__30435_1380607024"/></text:h>
      <text:p text:style-name="Text_20_Body_20_List_20_Intro">Když chceme definovat novou oblast tisku nebo upravit existující:</text:p>
      <text:list xml:id="list81011383720061" text:continue-list="list81010893043742" text:style-name="Numbering_20_1">
        <text:list-item text:start-value="1">
          <text:p text:style-name="Numbering_20_1">Vybereme oblast buněk, která má být v oblasti tisku zahrnuta.</text:p>
        </text:list-item>
        <text:list-item>
          <text:p text:style-name="Numbering_20_1">V hlavní nabídce zvolíme <text:span text:style-name="LOMenuPath">Formát &gt; Oblasti tisku &gt; Definovat</text:span> <text:span text:style-name="LOMenuPath">. </text:span>Čáry rozdělující list na stránky jsou zobrazeny na obrazovce.</text:p>
        </text:list-item>
        <text:list-item>
          <text:p text:style-name="Numbering_20_1">Oblast tisku můžeme zkontrolovat v hlavní nabídce <text:span text:style-name="LOMenuPath">Soubor &gt; Náhled tisku </text:span> nebo klepnutím na ikonu <text:span text:style-name="LOMenuPath">Náhled tisku</text:span> <draw:frame draw:style-name="fr11" draw:name="graphics57" text:anchor-type="as-char" svg:width="0.2492in" svg:height="0.2492in" draw:z-index="89"><draw:image xlink:href="Pictures/10000000000000120000001241B4FFEEF94BF28A.png" xlink:type="simple" xlink:show="embed" xlink:actuate="onLoad"/></draw:frame> na nástrojové liště. LibreOffice zobrazí pouze ty buňky, které se nachází v oblasti tisku.</text:p>
        </text:list-item>
      </text:list>
      <text:h text:style-name="Heading_20_3" text:outline-level="3"><text:bookmark-start text:name="__RefHeading__74174_1365249792"/>Přidávání k oblasti tisku<text:bookmark-end text:name="__RefHeading__74174_1365249792"/></text:h>
      <text:p text:style-name="Text_20_Body_20_List_20_Intro">Po nadefinování oblasti tisku do ní můžeme přidat další buňky tak, že vytvoříme novou oblast tisku. Takto můžeme z listu vytisknout několik nesouvislých oblastí.</text:p>
      <text:list xml:id="list81011290706511" text:continue-list="list81011383720061" text:style-name="Numbering_20_1">
        <text:list-item text:start-value="1">
          <text:p text:style-name="Numbering_20_1">Po definování oblasti tisku vybereme novou oblast buněk, kterou chceme přidat.</text:p>
        </text:list-item>
        <text:list-item>
          <text:p text:style-name="Numbering_20_1">Další buňky oblasti tisku přidáme volbou <text:span text:style-name="LOMenuPath">Formát &gt; Oblast tisku &gt; Přidat</text:span> v hlavní nabídce. Čáry rozdělující list na stránky již na obrazovce nebudou viditelné.</text:p>
        </text:list-item>
        <text:list-item>
          <text:p text:style-name="Numbering_20_1">Oblast tisku můžeme zkontrolovat v hlavní nabídce <text:span text:style-name="LOMenuPath">Soubor &gt; Náhled tisku </text:span> nebo klepnutím na ikonu <text:span text:style-name="LOMenuPath">Náhled tisku</text:span> <draw:frame draw:style-name="fr11" draw:name="graphics58" text:anchor-type="as-char" svg:width="0.2492in" svg:height="0.2492in" draw:z-index="90"><draw:image xlink:href="Pictures/10000000000000120000001284C371149BC28DF3.png" xlink:type="simple" xlink:show="embed" xlink:actuate="onLoad"/></draw:frame> na nástrojové liště. LibreOffice jednotlivé oblasti tisku zobrazí jako oddělené stránky.</text:p>
        </text:list-item>
      </text:list>
      <text:list xml:id="list81011122720934" text:continue-list="list81012494760603" text:style-name="Heading_20_Note">
        <text:list-item>
          <text:p text:style-name="P63">Poznámka</text:p>
        </text:list-item>
      </text:list>
      <text:p text:style-name="P22">Přidaná oblast tisku se vytiskne jako samostatná stránka, a to i v případě, pokud jsou obě oblasti na stejném listu.</text:p>
      <text:h text:style-name="Heading_20_3" text:outline-level="3"><text:bookmark-start text:name="__RefHeading__30437_1380607024"/>Odstranění oblasti tisku<text:bookmark-end text:name="__RefHeading__30437_1380607024"/></text:h>
      <text:p text:style-name="Text_20_body">Může se stát, že je potřeba definovanou oblast tisku odstranit, například pokud chceme později vytisknout celý list.</text:p>
      <text:p text:style-name="Text_20_body">Všechny oblasti tisku odstraníme tak, že v hlavní nabídce zvolíme <text:span text:style-name="LOMenuPath">Formát &gt; Oblasti tisku &gt; Odstranit</text:span>. <text:span text:style-name="LOMenuPath"> </text:span>Poté, co budou tiskové rozsahy odstraněny, na obrazovce se objeví čáry rozdělující list na stránky.</text:p>
      <text:h text:style-name="Heading_20_3" text:outline-level="3"><text:bookmark-start text:name="__RefHeading__30439_1380607024"/>Úprava oblasti tisku<text:bookmark-end text:name="__RefHeading__30439_1380607024"/></text:h>
      <text:p text:style-name="Text_20_body">Oblast tisku můžeme kdykoliv upravit, například pokud chceme odstranit nebo změnit velikost její části. V hlavní nabídce zvolíme <text:span text:style-name="LOMenuPath">Formát &gt; Oblasti tisku &gt; Upravit</text:span>. Tím otevřeme dialogové okno <text:span text:style-name="LOMenuPath">Upravit oblasti tisku</text:span>, kde lze oblasti definovat.</text:p>
      <text:h text:style-name="Heading_20_2" text:outline-level="2"><text:bookmark-start text:name="__RefHeading__21748_508553458"/><text:soft-page-break/>Možnosti tisku<text:bookmark-end text:name="__RefHeading__21748_508553458"/></text:h>
      <text:p text:style-name="Text_20_Body_20_List_20_Intro">Když chceme nastavit možnosti související s <text:alphabetical-index-mark text:string-value="uspořádání stránky, podrobnosti, měřítko, Calc" text:key1="tisk"/>uspořádáním a podrobnostmi stránek a jejich měřítkem:</text:p>
      <text:list xml:id="list1959578307" text:style-name="Numbering_20_1">
        <text:list-item text:start-value="1">
          <text:p text:style-name="Numbering_20_1">V hlavní nabídce zvolíme <text:span text:style-name="LOMenuPath">Formát &gt; Stránka</text:span>, otevře se dialogové okno <text:span text:style-name="LOMenuPath">Styl stránky</text:span> (obrázek <text:sequence-ref text:reference-format="value" text:ref-name="refFigure37">38</text:sequence-ref>).</text:p>
        </text:list-item>
        <text:list-item>
          <text:p text:style-name="Numbering_20_1">V něm vybereme kartu <text:span text:style-name="LOMenuPath">List</text:span>, kde nastavíme jednotlivé možnosti dle svých potřeb.</text:p>
        </text:list-item>
        <text:list-item>
          <text:p text:style-name="Numbering_20_1">Klepneme na <text:span text:style-name="LOMenuPath">OK</text:span>.</text:p>
        </text:list-item>
      </text:list>
      <text:p text:style-name="Text_20_body">Více informací o používání oblasti tisku se nachází v <text:span text:style-name="LOEmphasis">kapitole 6 Printing, Exporting, and E‑mailing příručky Calc Guide</text:span>.</text:p>
      <text:h text:style-name="P60" text:outline-level="2"><text:bookmark-start text:name="__RefHeading___Toc10511_233684998"/>Zopakování tisku <text:alphabetical-index-mark text:string-value="řádky nebo sloupce" text:key1="tisk"/>řádků a sloupců<text:bookmark-end text:name="__RefHeading___Toc10511_233684998"/></text:h>
      <text:p text:style-name="P10">Pokud se list tiskne na více stránek, je možné nastavit, aby se některé řádky nebo sloupce na každé stránce opakovaly. Pokud například potřebujeme, aby byly na každé stránce vytištěny první dva řádky listu, budeme postupovat následovně:</text:p>
      <text:list xml:id="list81011969494931" text:continue-list="list81011446956014" text:style-name="Numbering_20_1">
        <text:list-item text:start-value="1">
          <text:p text:style-name="P79">V hlavní nabídce zvolíme <text:span text:style-name="LOMenuPath">Formát &gt; Oblasti tisku &gt; Upravit</text:span>, otevře se dialogové okno <text:span text:style-name="LOMenuPath">Upravit oblasti tisku</text:span> (obrázek <text:sequence-ref text:reference-format="value" text:ref-name="refFigure38">39</text:sequence-ref>).</text:p>
        </text:list-item>
        <text:list-item>
          <text:p text:style-name="Numbering_20_1">Do pole <text:span text:style-name="LOEmphasis">Opakovat řádky</text:span> zadáme identifikátory řádku. Pokud chceme například opakovat řádky 1 a 2, zadáme <text:span text:style-name="LOStrongEmphasis">$1:$2</text:span>. Automaticky změní hodnotu rozbalovacího seznamu <text:span text:style-name="LOEmphasis">Opakovat řádky</text:span><text:s/> z hodnoty <text:span text:style-name="LOStrongEmphasis">- žádné -</text:span><text:s/> na <text:span text:style-name="LOStrongEmphasis">- definované uživatelem -</text:span>.</text:p>
        </text:list-item>
      </text:list>
      <text:p text:style-name="Figure"><draw:frame draw:style-name="fr3" draw:name="Frame28" text:anchor-type="as-char" svg:width="5.9965in" draw:z-index="91"><draw:text-box fo:min-height="4.4457in"><text:p text:style-name="Caption"><draw:frame draw:style-name="fr17" draw:name="Image23" text:anchor-type="as-char" svg:width="6.6929in" style:rel-width="100%" svg:height="4.7035in" style:rel-height="scale" draw:z-index="92"><draw:image xlink:href="Pictures/10000000000003490000024F38CC32ACA206417A.png" xlink:type="simple" xlink:show="embed" xlink:actuate="onLoad"/></draw:frame></text:p><text:p text:style-name="Caption">Obrázek <text:sequence text:ref-name="refFigure37" text:name="Figure" text:formula="ooow:Figure+1" style:num-format="1">38</text:sequence>: Dialogové okno Styl stránky</text:p></draw:text-box></draw:frame></text:p>
      <text:list xml:id="list81012275702649" text:continue-numbering="true" text:style-name="Numbering_20_1">
        <text:list-item>
          <text:p text:style-name="P79">V poli <text:span text:style-name="LOEmphasis">Opakovat sloupce</text:span> zadáme identifikátory sloupce. Pokud chceme například opakovat sloupec A, zadáme <text:span text:style-name="LOStrongEmphasis">$A</text:span>. Automaticky změní hodnotu rozbalovacího seznamu <text:span text:style-name="LOEmphasis">Opakovat sloupce</text:span> z hodnoty <text:span text:style-name="LOStrongEmphasis">- žádné -</text:span> na <text:span text:style-name="LOStrongEmphasis">- definované uživatelem -</text:span>.</text:p>
        </text:list-item>
        <text:list-item>
          <text:p text:style-name="P79">Klepneme na <text:span text:style-name="LOMenuPath">OK</text:span>.</text:p>
        </text:list-item>
      </text:list>
      <text:p text:style-name="P10">Více informací o úpravě oblastí tisku se nachází v <text:span text:style-name="LOEmphasis">kapitole 6 Printing, Exporting, and E‑mailing příručky Calc Guide</text:span>.</text:p>
      <text:p text:style-name="Figure"><text:soft-page-break/><draw:frame draw:style-name="fr7" draw:name="Frame42" text:anchor-type="as-char" svg:width="5.2799in" draw:z-index="93"><draw:text-box fo:min-height="2.3661in"><text:p text:style-name="Caption"><draw:frame draw:style-name="fr18" draw:name="Image24" text:anchor-type="paragraph" svg:width="5.2799in" style:rel-width="100%" svg:height="2.3661in" style:rel-height="scale" draw:z-index="94"><draw:image xlink:href="Pictures/10000201000002810000011FB35E9F5C4598F938.png" xlink:type="simple" xlink:show="embed" xlink:actuate="onLoad"/></draw:frame>Obrázek <text:sequence text:ref-name="refFigure38" text:name="Figure" text:formula="ooow:Figure+1" style:num-format="1">39</text:sequence>: Dialogové okno Upravit oblasti tisku</text:p></draw:text-box></draw:frame></text:p>
      <text:h text:style-name="Heading_20_2" text:outline-level="2"><text:bookmark-start text:name="__RefHeading__74178_1365249792"/>Zalomení stránky<text:bookmark-end text:name="__RefHeading__74178_1365249792"/></text:h>
      <text:p text:style-name="Text_20_body">I když je nástroj pro definování oblastí tisku velmi vyspělý, někdy může být nutné tisk ručně upravit s použitím <text:span text:style-name="LOEmphasis">ručního zalomení (zalomení stránky)</text:span>. Ruční zalomení pomáhá zajistit, aby se data vytiskla se správnou velikostí a orientací vzhledem k nastavení stránky. Vodorovné zalomení stránky můžeme vložit nad aktivní buňku, svislé vlevo od aktivní buňky.</text:p>
      <text:p text:style-name="Text_20_body">Více informací o ručním zalamování stran se nachází v <text:span text:style-name="LOEmphasis">kapitole 6 Printing, Exporting, and E‑mailing příručky Calc Guide</text:span>.</text:p>
      <text:h text:style-name="Heading_20_3" text:outline-level="3"><text:bookmark-start text:name="__RefHeading__30441_1380607024"/>Vkládání <text:alphabetical-index-mark text:string-value="zalomení stránky, Calc"/><text:alphabetical-index-mark text:string-value="zalomení stránky, Calc" text:key1="tisk"/>zalomení stránky<text:bookmark-end text:name="__RefHeading__30441_1380607024"/></text:h>
      <text:p text:style-name="Text_20_Body_20_List_20_Intro">Když chceme zalomení stránky vložit:</text:p>
      <text:list xml:id="list1207280552" text:style-name="Numbering_20_1">
        <text:list-item text:start-value="1">
          <text:p text:style-name="Numbering_20_1">Přejdeme do buňky, od které má začít nová strana.</text:p>
        </text:list-item>
        <text:list-item>
          <text:p text:style-name="Numbering_20_1">V hlavní nabídce zvolíme <text:span text:style-name="LOMenuPath">Vložit &gt; Zalomení stránky</text:span>.</text:p>
        </text:list-item>
        <text:list-item>
          <text:p text:style-name="Numbering_20_1">Výběrem položky <text:span text:style-name="LOMenuPath">Zalomení řádku</text:span> vytvoříme zalomení stránky nad vybranou buňkou.</text:p>
        </text:list-item>
        <text:list-item>
          <text:p text:style-name="Numbering_20_1">Výběrem položky <text:span text:style-name="LOMenuPath">Zalomení sloupce</text:span> vytvoříme zalomení stránky vlevo od vybrané buňky.</text:p>
        </text:list-item>
      </text:list>
      <text:h text:style-name="Heading_20_3" text:outline-level="3"><text:bookmark-start text:name="__RefHeading__30443_1380607024"/>Odstranění zalomení stránky<text:bookmark-end text:name="__RefHeading__30443_1380607024"/></text:h>
      <text:p text:style-name="Text_20_Body_20_List_20_Intro">Když chceme zalomení stránky odstranit:</text:p>
      <text:list xml:id="list1712358424" text:style-name="Numbering_20_1">
        <text:list-item text:start-value="1">
          <text:p text:style-name="Numbering_20_1">Přejdeme do buňky, která následuje za zalomením, které chceme odstranit.</text:p>
        </text:list-item>
        <text:list-item>
          <text:p text:style-name="Numbering_20_1">V hlavní nabídce zvolíme <text:span text:style-name="LOMenuPath">Úpravy &gt; Smazat zalomení stránky</text:span>.</text:p>
        </text:list-item>
        <text:list-item>
          <text:p text:style-name="Numbering_20_1">Výběrem položky <text:span text:style-name="LOMenuPath">Zalomení řádku</text:span> nebo <text:span text:style-name="LOMenuPath">Zalomení sloupce</text:span> zalomení odstraníme.</text:p>
        </text:list-item>
      </text:list>
      <text:list xml:id="list81012847976627" text:continue-list="list81011122720934" text:style-name="Heading_20_Note">
        <text:list-item>
          <text:p text:style-name="Heading_20_Note">Poznámka</text:p>
        </text:list-item>
      </text:list>
      <text:p text:style-name="P20">Na jediné stránce může být několik ručních zalomení řádků a sloupců. Když je chceme odstranit všechna, je třeba tak provést po jednom.</text:p>
      <text:h text:style-name="Heading_20_2" text:outline-level="2"><text:bookmark-start text:name="__RefHeading__74180_1365249792"/>Záhlaví a zápatí<text:bookmark-end text:name="__RefHeading__74180_1365249792"/></text:h>
      <text:p text:style-name="Text_20_body"><text:alphabetical-index-mark text:string-value="záhlaví a zápatí, Calc" text:key1="tisk"/><text:alphabetical-index-mark text:string-value="záhlaví a zápatí, Calc"/>Záhlaví a zápatí jsou předdefinované části textu, které se vytisknou v horní a dolní části stránky. Záhlaví a zápatí se definují a nastavují stejně. Více informací o definici a nastavování záhlaví a zápatí se nachází v <text:span text:style-name="LOEmphasis">kapitole 6 Printing, Exporting, and E‑mailing příručky Calc Guide</text:span>.</text:p>
      <text:p text:style-name="Text_20_body"><text:soft-page-break/>Záhlaví a zápatí jsou přiřazena ke stylu stránky. V jednom sešitě můžeme použít více než jeden styl stránky a přiřadit rozdílné styly různým listům. Více informací o stylech stránky nalezneme v  <text:span text:style-name="LOEmphasis">kapitole 4 Using Styles and Templates příručky Calc Guide</text:span>.</text:p>
      <text:h text:style-name="Heading_20_3" text:outline-level="3"><text:bookmark-start text:name="__RefHeading__30445_1380607024"/>Nastavení záhlaví nebo zápatí<text:bookmark-end text:name="__RefHeading__30445_1380607024"/></text:h>
      <text:p text:style-name="Text_20_Body_20_List_20_Intro">Když chceme nastavit záhlaví nebo zápatí:</text:p>
      <text:list xml:id="list880894385" text:style-name="Numbering_20_1">
        <text:list-item text:start-value="1">
          <text:p text:style-name="Numbering_20_1">Přejdeme na list, kterému chceme záhlaví nebo zápatí nastavit,</text:p>
        </text:list-item>
        <text:list-item>
          <text:p text:style-name="Numbering_20_1">V hlavní nabídce zvolíme <text:span text:style-name="LOMenuPath">Formát &gt; Stránka</text:span>, otevře se dialogové okno <text:span text:style-name="LOMenuPath">Styl stránky</text:span> (obrázek <text:sequence-ref text:reference-format="value" text:ref-name="refFigure39">40</text:sequence-ref>).</text:p>
        </text:list-item>
        <text:list-item>
          <text:p text:style-name="Numbering_20_1">V dialogovém okně Styl stránky přejdeme na kartu <text:span text:style-name="LOMenuPath">Záhlaví</text:span> nebo <text:span text:style-name="LOMenuPath">Zápatí</text:span>.</text:p>
        </text:list-item>
        <text:list-item>
          <text:p text:style-name="Numbering_20_1">Zaškrtneme <text:span text:style-name="LOStrongEmphasis">Záhlaví zapnuto</text:span> nebo <text:span text:style-name="LOMenuPath">Zápatí zapnuto</text:span>.</text:p>
        </text:list-item>
        <text:list-item>
          <text:p text:style-name="Numbering_20_1">Pokud chceme mít stejné záhlaví nebo zápatí na všech vytištěných stránkách, zaškrtneme <text:span text:style-name="LOMenuPath">Stejný obsah vlevo/vpravo</text:span>.</text:p>
        </text:list-item>
        <text:list-item>
          <text:p text:style-name="Numbering_20_1">Na tomto místě také můžeme nastavit okraje, mezery a výšku záhlaví nebo zápatí. Můžeme také zaškrtnout pole <text:span text:style-name="LOMenuPath">Automatická úprava výšky</text:span>, kterým se nastaví automatická výška záhlaví nebo zápatí.</text:p>
        </text:list-item>
        <text:list-item>
          <text:p text:style-name="Numbering_20_1">Když chceme změnit vzhled záhlaví nebo zápatí, klepneme na tlačítko <text:span text:style-name="LOMenuPath">Více</text:span>. Otevře se dialogové okno pro nastavení ohraničení a pozadí.</text:p>
        </text:list-item>
        <text:list-item>
          <text:p text:style-name="Numbering_20_1">Obsah, který se má v záhlaví nebo zápatí zobrazit, jako například číslo strany, datum a podobně, nastavíme v dialogovém okně, které otevřeme klepnutím na tlačítko <text:span text:style-name="LOMenuPath">Upravit</text:span>.</text:p>
        </text:list-item>
      </text:list>
      <text:p text:style-name="Figure"><text:bookmark-start text:name="__RefHeading__5648_1566568644"/><draw:frame draw:style-name="fr3" draw:name="Frame31" text:anchor-type="as-char" svg:width="6.472in" draw:z-index="1"><draw:text-box fo:min-height="3.1091in"><text:p text:style-name="Caption"><draw:frame draw:style-name="fr20" draw:name="Image8" text:anchor-type="as-char" svg:width="6.472in" svg:height="2.8819in" draw:z-index="2"><draw:image xlink:href="Pictures/100002010000034B0000024FD157F22F829D7667.png" xlink:type="simple" xlink:show="embed" xlink:actuate="onLoad"/></draw:frame></text:p><text:p text:style-name="Caption">Obrázek <text:sequence text:ref-name="refFigure39" text:name="Figure" text:formula="ooow:Figure+1" style:num-format="1">40</text:sequence>: Karta Záhlaví v dialogovém okně Styl stránky</text:p></draw:text-box></draw:frame><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styles>
    <draw:marker draw:name="Arrowheads_20_1" draw:display-name="Arrowheads 1" svg:viewBox="0 0 1131 902" svg:d="M564 0l-564 902h1131z"/>
    <draw:marker draw:name="Arrowheads_20_2" draw:display-name="Arrowheads 2" svg:viewBox="0 0 1321 3493" svg:d="M1321 3493h-1321l702-3493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fo:background-color="#ff0000"/>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2" fo:font-family="'Liberation Sans'" style:font-style-name="Italic" style:font-family-generic="swiss" style:font-pitch="variable" fo:font-style="italic"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draw:fill="none" draw:fill-color="#729fcf" fo:padding="0in" fo:border="none">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b8d96f"/>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7aace0"/>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Tisk</text:chapter> <text:span text:style-name="MT1">| </text:span><text:page-number text:select-page="current">47</text:page-number></text:p>
      </style:footer>
      <style:footer-left>
        <text:p text:style-name="MP1"><text:page-number text:select-page="current">38</text:page-number> <text:span text:style-name="MT2">| </text:span><text:span text:style-name="MT2"><text:title>Kapitola 5 Začínáme s programem Calc</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5 Začínáme s programem Calc</text:title> <text:span text:style-name="MT3">| </text:span><text:page-number text:select-page="current">5</text:page-number></text:p>
      </style:footer>
      <style:footer-first>
        <text:p text:style-name="MP3"><text:span text:style-name="MT4">Dokumentace pro balík LibreOffice je dostupná na </text:span><text:a xlink:type="simple" xlink:href="http://www.libreoffice.org/get-help/documentation" text:style-name="Internet_20_link" text:visited-style-name="Visited_20_Internet_20_Link"><text:span text:style-name="Internet_20_link"><text:span text:style-name="MT5">http://cs.libreoffice.org/get-help/documentation</text:span></text:span></text:a></text:p>
      </style:footer-first>
      <style:footer-left>
        <text:p text:style-name="MP4"><text:span text:style-name="MT3"><text:page-number text:select-page="current">4</text:page-number></text:span><text:span text:style-name="MT3">| </text:span><text:title>Kapitola 5 Začínáme s programem Calc</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4T15:04:35.333719000</meta:creation-date>
    <meta:editing-duration>P1DT14H15M24S</meta:editing-duration>
    <meta:editing-cycles>80</meta:editing-cycles>
    <meta:generator>LibreOffice/5.1.1.3$Linux_X86_64 LibreOffice_project/89f508ef3ecebd2cfb8e1def0f0ba9a803b88a6d</meta:generator>
    <dc:title>Kapitola 5 Začínáme s programem Calc</dc:title>
    <meta:initial-creator>Jean Weber</meta:initial-creator>
    <dc:date>2016-07-27T08:10:10.423095031</dc:date>
    <dc:creator>Milos Sramek</dc:creator>
    <meta:document-statistic meta:table-count="3" meta:image-count="52" meta:object-count="1" meta:page-count="47" meta:paragraph-count="986" meta:word-count="14141" meta:character-count="78267" meta:non-whitespace-character-count="6507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color="#ffffff" draw:fill="none" draw:textarea-horizontal-align="justify" draw:textarea-vertical-align="middle" draw:auto-grow-height="false" fo:min-height="0.512cm" fo:min-width="3.564cm"/>
    </style:style>
    <style:style style:name="gr3" style:family="graphic" style:parent-style-name="standard">
      <style:graphic-properties svg:stroke-color="#ffffff" draw:fill="none" draw:textarea-horizontal-align="justify" draw:textarea-vertical-align="middle" draw:auto-grow-height="false" fo:min-height="0.512cm" fo:min-width="1.913cm"/>
    </style:style>
    <style:style style:name="gr4" style:family="graphic" style:parent-style-name="standard">
      <style:graphic-properties svg:stroke-color="#ffffff" draw:fill="none" draw:textarea-horizontal-align="justify" draw:textarea-vertical-align="middle" draw:auto-grow-height="false" fo:min-height="0.512cm" fo:min-width="1.608cm"/>
    </style:style>
    <style:style style:name="gr5" style:family="graphic" style:parent-style-name="standard">
      <style:graphic-properties svg:stroke-color="#ffffff" draw:fill="none" draw:textarea-horizontal-align="justify" draw:textarea-vertical-align="middle" draw:auto-grow-height="false" fo:min-height="0.512cm" fo:min-width="3.056cm"/>
    </style:style>
    <style:style style:name="gr6" style:family="graphic" style:parent-style-name="standard">
      <style:graphic-properties svg:stroke-color="#ffffff" draw:fill="none" draw:textarea-horizontal-align="justify" draw:textarea-vertical-align="middle" draw:auto-grow-height="false" fo:min-height="0.512cm" fo:min-width="2.337cm"/>
    </style:style>
    <style:style style:name="gr7" style:family="graphic" style:parent-style-name="standard">
      <style:graphic-properties svg:stroke-color="#ffffff" draw:fill="none" draw:textarea-horizontal-align="justify" draw:textarea-vertical-align="middle" draw:auto-grow-height="false" fo:min-height="0.512cm" fo:min-width="2.48cm"/>
    </style:style>
    <style:style style:name="gr8" style:family="graphic" style:parent-style-name="standard">
      <style:graphic-properties svg:stroke-color="#ffffff" draw:fill="none" draw:textarea-horizontal-align="justify" draw:textarea-vertical-align="middle" draw:auto-grow-height="false" fo:min-height="0.512cm" fo:min-width="3.391cm"/>
    </style:style>
    <style:style style:name="gr9" style:family="graphic" style:parent-style-name="objectwithoutfill">
      <style:graphic-properties svg:stroke-width="0.03cm" draw:marker-start-width="0.245cm" draw:marker-end="Arrow" draw:marker-end-width="0.245cm" draw:fill="none" draw:textarea-vertical-align="middle" fo:padding-top="0.14cm" fo:padding-bottom="0.14cm" fo:padding-left="0.265cm" fo:padding-right="0.265cm"/>
    </style:style>
    <style:style style:name="gr10" style:family="graphic" style:parent-style-name="objectwithoutfill">
      <style:graphic-properties svg:stroke-width="0.03cm" draw:marker-start-width="0.245cm" draw:marker-end-width="0.245cm" draw:fill="none" draw:textarea-vertical-align="middle" fo:padding-top="0.14cm" fo:padding-bottom="0.14cm" fo:padding-left="0.265cm" fo:padding-right="0.265cm"/>
    </style:style>
    <style:style style:name="P1" style:family="paragraph">
      <loext:graphic-properties draw:fill="none"/>
      <style:paragraph-properties fo:text-align="center"/>
      <style:text-properties fo:font-size="10pt"/>
    </style:style>
    <style:style style:name="P2" style:family="paragraph">
      <style:paragraph-properties fo:text-align="center"/>
    </style:style>
    <style:style style:name="P3" style:family="paragraph">
      <loext:graphic-properties draw:fill="none"/>
      <style:paragraph-properties fo:text-align="center"/>
      <style:text-properties fo:font-size="10pt" style:font-size-asian="18pt" style:font-size-complex="18pt"/>
    </style:style>
    <style:style style:name="P4" style:family="paragraph">
      <loext:graphic-properties draw:fill="none"/>
      <style:paragraph-properties fo:text-align="center"/>
    </style:style>
    <style:style style:name="T1" style:family="text">
      <style:text-properties fo:font-size="10pt" style:font-size-asian="18pt" style:font-size-complex="18pt"/>
    </style:style>
    <style:style style:name="T2" style:family="text">
      <style:text-properties fo:font-size="9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frame draw:style-name="gr1" draw:text-style-name="P1" draw:layer="layout" svg:width="17cm" svg:height="0.62cm" svg:x="0cm" svg:y="1.014cm">
          <draw:image xlink:href="Pictures/100002010000031B0000001D08DBBF83EC8A322C.png" xlink:type="simple" xlink:show="embed" xlink:actuate="onLoad">
            <text:p/>
          </draw:image>
        </draw:frame>
        <draw:custom-shape draw:style-name="gr2" draw:text-style-name="P3" draw:layer="layout" svg:width="4.064cm" svg:height="0.762cm" svg:x="0.026cm" svg:y="1.833cm">
          <text:p text:style-name="P2"><text:span text:style-name="T1">Informace výběru buněk</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2.413cm" svg:height="0.762cm" svg:x="0.067cm" svg:y="0.002cm">
          <text:p text:style-name="P2"><text:span text:style-name="T1">List </text:span><text:span text:style-name="T2">číslo</text:span></text:p>
          <draw:enhanced-geometry svg:viewBox="0 0 21600 21600" draw:type="rectangle" draw:enhanced-path="M 0 0 L 21600 0 21600 21600 0 21600 0 0 Z N"/>
        </draw:custom-shape>
        <draw:custom-shape draw:style-name="gr4" draw:text-style-name="P3" draw:layer="layout" svg:width="2.108cm" svg:height="0.762cm" svg:x="3.901cm" svg:y="0.001cm">
          <text:p text:style-name="P2"><text:span text:style-name="T1">Styl stránky</text:span></text:p>
          <draw:enhanced-geometry svg:viewBox="0 0 21600 21600" draw:type="rectangle" draw:enhanced-path="M 0 0 L 21600 0 21600 21600 0 21600 0 0 Z N"/>
        </draw:custom-shape>
        <draw:custom-shape draw:style-name="gr5" draw:text-style-name="P3" draw:layer="layout" svg:width="3.556cm" svg:height="0.762cm" svg:x="4.94cm" svg:y="1.833cm">
          <text:p text:style-name="P2"><text:span text:style-name="T1">Režim vkládání/přepisování</text:span></text:p>
          <draw:enhanced-geometry svg:viewBox="0 0 21600 21600" draw:type="rectangle" draw:enhanced-path="M 0 0 L 21600 0 21600 21600 0 21600 0 0 Z N"/>
        </draw:custom-shape>
        <draw:custom-shape draw:style-name="gr6" draw:text-style-name="P3" draw:layer="layout" svg:width="2.837cm" svg:height="0.762cm" svg:x="6.387cm" svg:y="0.001cm">
          <text:p text:style-name="P2"><text:span text:style-name="T1">Režim výběru</text:span></text:p>
          <draw:enhanced-geometry svg:viewBox="0 0 21600 21600" draw:type="rectangle" draw:enhanced-path="M 0 0 L 21600 0 21600 21600 0 21600 0 0 Z N"/>
        </draw:custom-shape>
        <draw:custom-shape draw:style-name="gr5" draw:text-style-name="P3" draw:layer="layout" svg:width="3.556cm" svg:height="0.762cm" svg:x="8.94cm" svg:y="1.833cm">
          <text:p text:style-name="P2"><text:span text:style-name="T1">Neuložené změny</text:span></text:p>
          <draw:enhanced-geometry svg:viewBox="0 0 21600 21600" draw:type="rectangle" draw:enhanced-path="M 0 0 L 21600 0 21600 21600 0 21600 0 0 Z N"/>
        </draw:custom-shape>
        <draw:custom-shape draw:style-name="gr7" draw:text-style-name="P3" draw:layer="layout" svg:width="2.98cm" svg:height="0.762cm" svg:x="9.616cm" svg:y="0.033cm">
          <text:p text:style-name="P2"><text:span text:style-name="T1">Elektronický podpis</text:span></text:p>
          <draw:enhanced-geometry svg:viewBox="0 0 21600 21600" draw:type="rectangle" draw:enhanced-path="M 0 0 L 21600 0 21600 21600 0 21600 0 0 Z N"/>
        </draw:custom-shape>
        <draw:custom-shape draw:style-name="gr8" draw:text-style-name="P3" draw:layer="layout" svg:width="3.891cm" svg:height="0.762cm" svg:x="13.04cm" svg:y="1.833cm">
          <text:p text:style-name="P2"><text:span text:style-name="T1">Informace o buňce nebo objektu</text:span></text:p>
          <draw:enhanced-geometry svg:viewBox="0 0 21600 21600" draw:type="rectangle" draw:enhanced-path="M 0 0 L 21600 0 21600 21600 0 21600 0 0 Z N"/>
        </draw:custom-shape>
        <draw:custom-shape draw:style-name="gr2" draw:text-style-name="P3" draw:layer="layout" svg:width="4.064cm" svg:height="0.762cm" svg:x="12.867cm" svg:y="0.033cm">
          <text:p text:style-name="P2"><text:span text:style-name="T1">Posuvník měřítka zobrazení a procentuálně</text:span></text:p>
          <draw:enhanced-geometry svg:viewBox="0 0 21600 21600" draw:type="rectangle" draw:enhanced-path="M 0 0 L 21600 0 21600 21600 0 21600 0 0 Z N"/>
        </draw:custom-shape>
        <draw:line draw:style-name="gr9" draw:text-style-name="P4" draw:layer="layout" svg:x1="0.802cm" svg:y1="0.636cm" svg:x2="0.802cm" svg:y2="1.144cm">
          <text:p/>
        </draw:line>
        <draw:line draw:style-name="gr9" draw:text-style-name="P4" draw:layer="layout" svg:x1="5.002cm" svg:y1="0.636cm" svg:x2="6.517cm" svg:y2="1.144cm">
          <text:p/>
        </draw:line>
        <draw:line draw:style-name="gr9" draw:text-style-name="P4" draw:layer="layout" svg:x1="8.002cm" svg:y1="0.636cm" svg:x2="9.517cm" svg:y2="1.144cm">
          <text:p/>
        </draw:line>
        <draw:line draw:style-name="gr9" draw:text-style-name="P4" draw:layer="layout" svg:x1="10.602cm" svg:y1="0.636cm" svg:x2="10.962cm" svg:y2="1.271cm">
          <text:p/>
        </draw:line>
        <draw:line draw:style-name="gr10" draw:text-style-name="P4" draw:layer="layout" svg:x1="12.867cm" svg:y1="0.89cm" svg:x2="16.931cm" svg:y2="0.89cm">
          <text:p/>
        </draw:line>
        <draw:line draw:style-name="gr10" draw:text-style-name="P4" draw:layer="layout" svg:x1="12.867cm" svg:y1="0.89cm" svg:x2="12.867cm" svg:y2="1.144cm">
          <text:p/>
        </draw:line>
        <draw:line draw:style-name="gr10" draw:text-style-name="P4" draw:layer="layout" svg:x1="16.967cm" svg:y1="0.89cm" svg:x2="16.967cm" svg:y2="1.144cm">
          <text:p/>
        </draw:line>
        <draw:line draw:style-name="gr9" draw:text-style-name="P4" draw:layer="layout" svg:x1="14.802cm" svg:y1="0.629cm" svg:x2="14.802cm" svg:y2="1.137cm">
          <text:p/>
        </draw:line>
        <draw:line draw:style-name="gr9" draw:text-style-name="P4" draw:layer="layout" svg:x1="1.945cm" svg:y1="2.033cm" svg:x2="3.342cm" svg:y2="1.525cm">
          <text:p/>
        </draw:line>
        <draw:line draw:style-name="gr9" draw:text-style-name="P4" draw:layer="layout" svg:x1="7.038cm" svg:y1="2.041cm" svg:x2="8.435cm" svg:y2="1.533cm">
          <text:p/>
        </draw:line>
        <draw:line draw:style-name="gr9" draw:text-style-name="P4" draw:layer="layout" svg:x1="10.327cm" svg:y1="2.033cm" svg:x2="10.327cm" svg:y2="1.398cm">
          <text:p/>
        </draw:line>
        <draw:line draw:style-name="gr9" draw:text-style-name="P4" draw:layer="layout" svg:x1="13.756cm" svg:y1="2.033cm" svg:x2="12.232cm" svg:y2="1.525cm">
          <text:p/>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